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33cm"/>
    </style:style>
    <style:style style:name="co2" style:family="table-column">
      <style:table-column-properties fo:break-before="auto" style:column-width="4.14cm"/>
    </style:style>
    <style:style style:name="co3" style:family="table-column">
      <style:table-column-properties fo:break-before="auto" style:column-width="4.576cm"/>
    </style:style>
    <style:style style:name="co4" style:family="table-column">
      <style:table-column-properties fo:break-before="auto" style:column-width="3.459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5.23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3.759cm"/>
    </style:style>
    <style:style style:name="co10" style:family="table-column">
      <style:table-column-properties fo:break-before="auto" style:column-width="4.76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05cm"/>
    </style:style>
    <style:style style:name="co13" style:family="table-column">
      <style:table-column-properties fo:break-before="auto" style:column-width="4.195cm"/>
    </style:style>
    <style:style style:name="co14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1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>
      <style:table-cell-properties fo:background-color="#729fcf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6d6d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 style:data-style-name="N81">
      <style:table-cell-properties fo:background-color="#b7b3ca"/>
    </style:style>
    <style:style style:name="ce7" style:family="table-cell" style:parent-style-name="Default">
      <style:table-cell-properties fo:background-color="#b7b3ca"/>
    </style:style>
    <style:style style:name="ce8" style:family="table-cell" style:parent-style-name="Default" style:data-style-name="N81">
      <style:table-cell-properties fo:background-color="#ff972f"/>
    </style:style>
    <style:style style:name="ce9" style:family="table-cell" style:parent-style-name="Default">
      <style:table-cell-properties fo:background-color="#ff972f"/>
    </style:style>
    <style:style style:name="ce10" style:family="table-cell" style:parent-style-name="Default" style:data-style-name="N81">
      <style:table-cell-properties fo:background-color="#ffde59"/>
    </style:style>
    <style:style style:name="ce11" style:family="table-cell" style:parent-style-name="Default">
      <style:table-cell-properties fo:background-color="#ffde59"/>
    </style:style>
    <style:style style:name="ce12" style:family="table-cell" style:parent-style-name="Default" style:data-style-name="N81">
      <style:table-cell-properties fo:background-color="#ffff00"/>
    </style:style>
    <style:style style:name="ce13" style:family="table-cell" style:parent-style-name="Default" style:data-style-name="N81">
      <style:table-cell-properties fo:background-color="#ff6d6d"/>
    </style:style>
    <style:style style:name="ce14" style:family="table-cell" style:parent-style-name="Default" style:data-style-name="N81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3"/>
        <table:table-column table:style-name="co11" table:number-columns-repeated="16370" table:default-cell-style-name="ce2"/>
        <table:table-row table:style-name="ro1">
          <table:table-cell table:style-name="Default" office:value-type="string" calcext:value-type="string">
            <text:p>Pressure / mbar</text:p>
          </table:table-cell>
          <table:table-cell table:style-name="Default" office:value-type="string" calcext:value-type="string">
            <text:p>pressure error/ mbar</text:p>
          </table:table-cell>
          <table:table-cell table:style-name="Default" office:value-type="string" calcext:value-type="string">
            <text:p>Voltage Across Wire/V</text:p>
          </table:table-cell>
          <table:table-cell table:style-name="Default" office:value-type="string" calcext:value-type="string">
            <text:p>Voltage Error</text:p>
          </table:table-cell>
          <table:table-cell table:style-name="Default" office:value-type="string" calcext:value-type="string">
            <text:p>Power Supply Voltage/V</text:p>
          </table:table-cell>
          <table:table-cell table:style-name="Default" office:value-type="string" calcext:value-type="string">
            <text:p>Current Across Wire/mA</text:p>
          </table:table-cell>
          <table:table-cell table:style-name="Default" office:value-type="string" calcext:value-type="string">
            <text:p>Current Error</text:p>
          </table:table-cell>
          <table:table-cell table:style-name="Default" office:value-type="string" calcext:value-type="string">
            <text:p>Resistance/ micro resistance . Cm</text:p>
          </table:table-cell>
          <table:table-cell table:style-name="Default" office:value-type="string" calcext:value-type="string">
            <text:p>Resistivity/ micro resistance centimetres</text:p>
          </table:table-cell>
          <table:table-cell table:style-name="Default" office:value-type="string" calcext:value-type="string">
            <text:p>Rate of Heat Loss</text:p>
          </table:table-cell>
          <table:table-cell table:style-name="Default" office:value-type="string" calcext:value-type="string">
            <text:p>Temperature</text:p>
          </table:table-cell>
          <table:table-cell table:style-name="Default" office:value-type="string" calcext:value-type="string">
            <text:p>Temperature Error</text:p>
          </table:table-cell>
          <table:table-cell table:style-name="Default" office:value-type="string" calcext:value-type="string">
            <text:p>Rayleigh Number</text:p>
          </table:table-cell>
          <table:table-cell table:style-name="Default" office:value-type="string" calcext:value-type="string">
            <text:p>Conduction</text:p>
          </table:table-cell>
          <table:table-cell table:style-name="Default" office:value-type="string" calcext:value-type="string">
            <text:p>Convection</text:p>
          </table:table-cell>
          <table:table-cell table:style-name="Default" office:value-type="string" calcext:value-type="string">
            <text:p>Emissivity</text:p>
          </table:table-cell>
          <table:table-cell table:style-name="Default" table:number-columns-repeated="16368"/>
        </table:table-row>
        <table:table-row table:style-name="ro1">
          <table:table-cell table:style-name="ce1" office:value-type="string" calcext:value-type="string">
            <text:p>1 atm</text:p>
          </table:table-cell>
          <table:table-cell table:style-name="ce1"/>
          <table:table-cell office:value-type="float" office:value="0.05306" calcext:value-type="float">
            <text:p>5.31E-02</text:p>
          </table:table-cell>
          <table:table-cell table:formula="of:=0.05*[.C2]" office:value-type="float" office:value="0.002653" calcext:value-type="float">
            <text:p>0.0026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495" calcext:value-type="float">
            <text:p>1.50E-02</text:p>
          </table:table-cell>
          <table:table-cell table:formula="of:=0.005*[.F2]" office:value-type="float" office:value="0.00007475" calcext:value-type="float">
            <text:p>0.00007475</text:p>
          </table:table-cell>
          <table:table-cell table:formula="of:=[.C2]/([.F2])" office:value-type="float" office:value="3.54916387959866" calcext:value-type="float">
            <text:p>3.54916387959866</text:p>
          </table:table-cell>
          <table:table-cell table:formula="of:=[.H2]*((0.000000004418)/(0.25))*100000000" office:value-type="float" office:value="6.27208240802676" calcext:value-type="float">
            <text:p>6.27208240802676</text:p>
          </table:table-cell>
          <table:table-cell table:formula="of:=([.F2])*[.C2]" office:value-type="float" office:value="0.000793247" calcext:value-type="float">
            <text:p>0.000793247</text:p>
          </table:table-cell>
          <table:table-cell table:formula="of:=40.92 + 52.82*[.I2] - 1.043*([.I2]^2) + 0.0258*[.I2]^3" office:value-type="float" office:value="337.546626372048" calcext:value-type="float">
            <text:p>337.546626372048</text:p>
          </table:table-cell>
          <table:table-cell table:formula="of:=[.K2] * 0.03" office:value-type="float" office:value="10.1263987911614" calcext:value-type="float">
            <text:p>10.1263987911614</text:p>
          </table:table-cell>
          <table:table-cell table:formula="of:=((9.81*(1/[.$R$33])*([.K2] - [.$R$33])*[.$R$30]^3*(1.2)^2*1044)/(0.000015*[.$R$34]))^(1/4)" office:value-type="float" office:value="107.792976733873" calcext:value-type="float">
            <text:p>107.792976733873</text:p>
          </table:table-cell>
          <table:table-cell table:style-name="ce2" table:formula="of:=2*PI()*[.$R$30]*[.$R$34]*([.K2] - [.$R$33])" office:value-type="float" office:value="1.21054461342029" calcext:value-type="float">
            <text:p>1.21054461342029</text:p>
          </table:table-cell>
          <table:table-cell table:formula="of:=2*PI()*[.$R$30]*[.$R$34]*([.K2] - [.$R$33])*[.M2]" office:value-type="float" office:value="130.488207349728" calcext:value-type="float">
            <text:p>130.488207349728</text:p>
          </table:table-cell>
          <table:table-cell table:formula="of:=([.J2])/(2*PI()*0.0000000567 * [.$R$29] *  [.$R$30]  *([.K2]^4 - [.$R$33]^4))" office:value-type="float" office:value="0.0423229158695971" calcext:value-type="float">
            <text:p>0.0423229158695971</text:p>
          </table:table-cell>
          <table:table-cell table:number-columns-repeated="16368"/>
        </table:table-row>
        <table:table-row table:style-name="ro1">
          <table:table-cell table:style-name="ce2" table:number-columns-repeated="2"/>
          <table:table-cell office:value-type="float" office:value="0.07942" calcext:value-type="float">
            <text:p>7.94E-02</text:p>
          </table:table-cell>
          <table:table-cell table:formula="of:=0.05*[.C3]" office:value-type="float" office:value="0.003971" calcext:value-type="float">
            <text:p>0.00397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2239" calcext:value-type="float">
            <text:p>2.24E-02</text:p>
          </table:table-cell>
          <table:table-cell table:formula="of:=0.005*[.F3]" office:value-type="float" office:value="0.00011195" calcext:value-type="float">
            <text:p>0.00011195</text:p>
          </table:table-cell>
          <table:table-cell table:formula="of:=[.C3]/([.F3])" office:value-type="float" office:value="3.54711924966503" calcext:value-type="float">
            <text:p>3.54711924966503</text:p>
          </table:table-cell>
          <table:table-cell table:formula="of:=[.H3]*((0.000000004418)/(0.25))*100000000" office:value-type="float" office:value="6.26846913800804" calcext:value-type="float">
            <text:p>6.26846913800804</text:p>
          </table:table-cell>
          <table:table-cell table:formula="of:=([.F3])*[.C3]" office:value-type="float" office:value="0.0017782138" calcext:value-type="float">
            <text:p>0.0017782138</text:p>
          </table:table-cell>
          <table:table-cell table:formula="of:=40.92 + 52.82*[.I3] - 1.043*([.I3]^2) + 0.0258*[.I3]^3" office:value-type="float" office:value="337.39203878955" calcext:value-type="float">
            <text:p>337.39203878955</text:p>
          </table:table-cell>
          <table:table-cell table:formula="of:=[.K3] * 0.03" office:value-type="float" office:value="10.1217611636865" calcext:value-type="float">
            <text:p>10.1217611636865</text:p>
          </table:table-cell>
          <table:table-cell table:formula="of:=((9.81*(1/[.$R$33])*([.K3] - [.$R$33])*[.$R$30]^3*(1.2)^2*1044)/(0.000015*[.$R$34]))^(1/4)" office:value-type="float" office:value="107.69933785547" calcext:value-type="float">
            <text:p>107.69933785547</text:p>
          </table:table-cell>
          <table:table-cell table:style-name="ce2" table:formula="of:=2*PI()*[.$R$30]*[.$R$34]*([.K3] - [.$R$33])" office:value-type="float" office:value="1.20634373042341" calcext:value-type="float">
            <text:p>1.20634373042341</text:p>
          </table:table-cell>
          <table:table-cell table:formula="of:=2*PI()*[.$R$30]*[.$R$34]*([.K3] - [.$R$33])*[.M3]" office:value-type="float" office:value="129.922420992698" calcext:value-type="float">
            <text:p>129.922420992698</text:p>
          </table:table-cell>
          <table:table-cell table:formula="of:=([.J3])/(2*PI()*0.0000000567 * [.$R$29] *  [.$R$30]  *([.K3]^4 - [.$R$33]^4))" office:value-type="float" office:value="0.0952783439830555" calcext:value-type="float">
            <text:p>0.0952783439830555</text:p>
          </table:table-cell>
          <table:table-cell table:number-columns-repeated="16368"/>
        </table:table-row>
        <table:table-row table:style-name="ro1">
          <table:table-cell table:style-name="ce2" table:number-columns-repeated="2"/>
          <table:table-cell office:value-type="float" office:value="0.11573" calcext:value-type="float">
            <text:p>1.16E-01</text:p>
          </table:table-cell>
          <table:table-cell table:formula="of:=0.05*[.C4]" office:value-type="float" office:value="0.0057865" calcext:value-type="float">
            <text:p>0.0057865</text:p>
          </table:table-cell>
          <table:table-cell office:value-type="float" office:value="0.153" calcext:value-type="float">
            <text:p>0.153</text:p>
          </table:table-cell>
          <table:table-cell office:value-type="float" office:value="0.03256" calcext:value-type="float">
            <text:p>3.26E-02</text:p>
          </table:table-cell>
          <table:table-cell table:formula="of:=0.005*[.F4]" office:value-type="float" office:value="0.0001628" calcext:value-type="float">
            <text:p>0.0001628</text:p>
          </table:table-cell>
          <table:table-cell table:formula="of:=[.C4]/([.F4])" office:value-type="float" office:value="3.55436117936118" calcext:value-type="float">
            <text:p>3.55436117936118</text:p>
          </table:table-cell>
          <table:table-cell table:formula="of:=[.H4]*((0.000000004418)/(0.25))*100000000" office:value-type="float" office:value="6.28126707616708" calcext:value-type="float">
            <text:p>6.28126707616708</text:p>
          </table:table-cell>
          <table:table-cell table:formula="of:=([.F4])*[.C4]" office:value-type="float" office:value="0.0037681688" calcext:value-type="float">
            <text:p>0.0037681688</text:p>
          </table:table-cell>
          <table:table-cell table:formula="of:=40.92 + 52.82*[.I4] - 1.043*([.I4]^2) + 0.0258*[.I4]^3" office:value-type="float" office:value="337.939511182254" calcext:value-type="float">
            <text:p>337.939511182254</text:p>
          </table:table-cell>
          <table:table-cell table:formula="of:=[.K4] * 0.03" office:value-type="float" office:value="10.1381853354676" calcext:value-type="float">
            <text:p>10.1381853354676</text:p>
          </table:table-cell>
          <table:table-cell table:formula="of:=((9.81*(1/[.$R$33])*([.K4] - [.$R$33])*[.$R$30]^3*(1.2)^2*1044)/(0.000015*[.$R$34]))^(1/4)" office:value-type="float" office:value="108.029868253027" calcext:value-type="float">
            <text:p>108.029868253027</text:p>
          </table:table-cell>
          <table:table-cell table:style-name="ce2" table:formula="of:=2*PI()*[.$R$30]*[.$R$34]*([.K4] - [.$R$33])" office:value-type="float" office:value="1.22122117030964" calcext:value-type="float">
            <text:p>1.22122117030964</text:p>
          </table:table-cell>
          <table:table-cell table:formula="of:=2*PI()*[.$R$30]*[.$R$34]*([.K4] - [.$R$33])*[.M4]" office:value-type="float" office:value="131.928362136357" calcext:value-type="float">
            <text:p>131.928362136357</text:p>
          </table:table-cell>
          <table:table-cell table:formula="of:=([.J4])/(2*PI()*0.0000000567 * [.$R$29] *  [.$R$30]  *([.K4]^4 - [.$R$33]^4))" office:value-type="float" office:value="0.198900984695509" calcext:value-type="float">
            <text:p>0.198900984695509</text:p>
          </table:table-cell>
          <table:table-cell table:number-columns-repeated="16368"/>
        </table:table-row>
        <table:table-row table:style-name="ro1">
          <table:table-cell table:style-name="ce2" table:number-columns-repeated="2"/>
          <table:table-cell office:value-type="float" office:value="0.14415" calcext:value-type="float">
            <text:p>1.44E-01</text:p>
          </table:table-cell>
          <table:table-cell table:formula="of:=0.05*[.C5]" office:value-type="float" office:value="0.0072075" calcext:value-type="float">
            <text:p>0.0072075</text:p>
          </table:table-cell>
          <table:table-cell office:value-type="float" office:value="0.191" calcext:value-type="float">
            <text:p>0.191</text:p>
          </table:table-cell>
          <table:table-cell office:value-type="float" office:value="0.04049" calcext:value-type="float">
            <text:p>4.05E-02</text:p>
          </table:table-cell>
          <table:table-cell table:formula="of:=0.005*[.F5]" office:value-type="float" office:value="0.00020245" calcext:value-type="float">
            <text:p>0.00020245</text:p>
          </table:table-cell>
          <table:table-cell table:formula="of:=[.C5]/([.F5])" office:value-type="float" office:value="3.56013830575451" calcext:value-type="float">
            <text:p>3.56013830575451</text:p>
          </table:table-cell>
          <table:table-cell table:formula="of:=[.H5]*((0.000000004418)/(0.25))*100000000" office:value-type="float" office:value="6.29147641392937" calcext:value-type="float">
            <text:p>6.29147641392937</text:p>
          </table:table-cell>
          <table:table-cell table:formula="of:=([.F5])*[.C5]" office:value-type="float" office:value="0.0058366335" calcext:value-type="float">
            <text:p>0.0058366335</text:p>
          </table:table-cell>
          <table:table-cell table:formula="of:=40.92 + 52.82*[.I5] - 1.043*([.I5]^2) + 0.0258*[.I5]^3" office:value-type="float" office:value="338.376117174444" calcext:value-type="float">
            <text:p>338.376117174444</text:p>
          </table:table-cell>
          <table:table-cell table:formula="of:=[.K5] * 0.03" office:value-type="float" office:value="10.1512835152333" calcext:value-type="float">
            <text:p>10.1512835152333</text:p>
          </table:table-cell>
          <table:table-cell table:formula="of:=((9.81*(1/[.$R$33])*([.K5] - [.$R$33])*[.$R$30]^3*(1.2)^2*1044)/(0.000015*[.$R$34]))^(1/4)" office:value-type="float" office:value="108.291306424306" calcext:value-type="float">
            <text:p>108.291306424306</text:p>
          </table:table-cell>
          <table:table-cell table:style-name="ce2" table:formula="of:=2*PI()*[.$R$30]*[.$R$34]*([.K5] - [.$R$33])" office:value-type="float" office:value="1.23308584054568" calcext:value-type="float">
            <text:p>1.23308584054568</text:p>
          </table:table-cell>
          <table:table-cell table:formula="of:=2*PI()*[.$R$30]*[.$R$34]*([.K5] - [.$R$33])*[.M5]" office:value-type="float" office:value="133.532476606005" calcext:value-type="float">
            <text:p>133.532476606005</text:p>
          </table:table-cell>
          <table:table-cell table:formula="of:=([.J5])/(2*PI()*0.0000000567 * [.$R$29] *  [.$R$30]  *([.K5]^4 - [.$R$33]^4))" office:value-type="float" office:value="0.304459153575911" calcext:value-type="float">
            <text:p>0.304459153575911</text:p>
          </table:table-cell>
          <table:table-cell table:number-columns-repeated="16368"/>
        </table:table-row>
        <table:table-row table:style-name="ro1">
          <table:table-cell table:style-name="ce2" table:number-columns-repeated="2"/>
          <table:table-cell office:value-type="float" office:value="0.1893" calcext:value-type="float">
            <text:p>1.89E-01</text:p>
          </table:table-cell>
          <table:table-cell table:formula="of:=0.05*[.C6]" office:value-type="float" office:value="0.009465" calcext:value-type="float">
            <text:p>0.009465</text:p>
          </table:table-cell>
          <table:table-cell office:value-type="float" office:value="0.252" calcext:value-type="float">
            <text:p>0.252</text:p>
          </table:table-cell>
          <table:table-cell office:value-type="float" office:value="0.05301" calcext:value-type="float">
            <text:p>5.30E-02</text:p>
          </table:table-cell>
          <table:table-cell table:formula="of:=0.005*[.F6]" office:value-type="float" office:value="0.00026505" calcext:value-type="float">
            <text:p>0.00026505</text:p>
          </table:table-cell>
          <table:table-cell table:formula="of:=[.C6]/([.F6])" office:value-type="float" office:value="3.57102433503113" calcext:value-type="float">
            <text:p>3.57102433503113</text:p>
          </table:table-cell>
          <table:table-cell table:formula="of:=[.H6]*((0.000000004418)/(0.25))*100000000" office:value-type="float" office:value="6.31071420486701" calcext:value-type="float">
            <text:p>6.31071420486701</text:p>
          </table:table-cell>
          <table:table-cell table:formula="of:=([.F6])*[.C6]" office:value-type="float" office:value="0.010034793" calcext:value-type="float">
            <text:p>0.010034793</text:p>
          </table:table-cell>
          <table:table-cell table:formula="of:=40.92 + 52.82*[.I6] - 1.043*([.I6]^2) + 0.0258*[.I6]^3" office:value-type="float" office:value="339.198513342528" calcext:value-type="float">
            <text:p>339.198513342528</text:p>
          </table:table-cell>
          <table:table-cell table:formula="of:=[.K6] * 0.03" office:value-type="float" office:value="10.1759554002758" calcext:value-type="float">
            <text:p>10.1759554002758</text:p>
          </table:table-cell>
          <table:table-cell table:formula="of:=((9.81*(1/[.$R$33])*([.K6] - [.$R$33])*[.$R$30]^3*(1.2)^2*1044)/(0.000015*[.$R$34]))^(1/4)" office:value-type="float" office:value="108.778673991549" calcext:value-type="float">
            <text:p>108.778673991549</text:p>
          </table:table-cell>
          <table:table-cell table:style-name="ce2" table:formula="of:=2*PI()*[.$R$30]*[.$R$34]*([.K6] - [.$R$33])" office:value-type="float" office:value="1.25543427256962" calcext:value-type="float">
            <text:p>1.25543427256962</text:p>
          </table:table-cell>
          <table:table-cell table:formula="of:=2*PI()*[.$R$30]*[.$R$34]*([.K6] - [.$R$33])*[.M6]" office:value-type="float" office:value="136.564475453669" calcext:value-type="float">
            <text:p>136.564475453669</text:p>
          </table:table-cell>
          <table:table-cell table:formula="of:=([.J6])/(2*PI()*0.0000000567 * [.$R$29] *  [.$R$30]  *([.K6]^4 - [.$R$33]^4))" office:value-type="float" office:value="0.512038710703953" calcext:value-type="float">
            <text:p>0.512038710703953</text:p>
          </table:table-cell>
          <table:table-cell table:number-columns-repeated="16368"/>
        </table:table-row>
        <table:table-row table:style-name="ro1">
          <table:table-cell table:style-name="ce2" table:number-columns-repeated="2"/>
          <table:table-cell office:value-type="float" office:value="0.23025" calcext:value-type="float">
            <text:p>2.30E-01</text:p>
          </table:table-cell>
          <table:table-cell table:formula="of:=0.05*[.C7]" office:value-type="float" office:value="0.0115125" calcext:value-type="float">
            <text:p>0.0115125</text:p>
          </table:table-cell>
          <table:table-cell office:value-type="float" office:value="0.307" calcext:value-type="float">
            <text:p>0.307</text:p>
          </table:table-cell>
          <table:table-cell office:value-type="float" office:value="0.06425" calcext:value-type="float">
            <text:p>6.43E-02</text:p>
          </table:table-cell>
          <table:table-cell table:formula="of:=0.005*[.F7]" office:value-type="float" office:value="0.00032125" calcext:value-type="float">
            <text:p>0.00032125</text:p>
          </table:table-cell>
          <table:table-cell table:formula="of:=[.C7]/([.F7])" office:value-type="float" office:value="3.58365758754864" calcext:value-type="float">
            <text:p>3.58365758754864</text:p>
          </table:table-cell>
          <table:table-cell table:formula="of:=[.H7]*((0.000000004418)/(0.25))*100000000" office:value-type="float" office:value="6.33303968871595" calcext:value-type="float">
            <text:p>6.33303968871595</text:p>
          </table:table-cell>
          <table:table-cell table:formula="of:=([.F7])*[.C7]" office:value-type="float" office:value="0.0147935625" calcext:value-type="float">
            <text:p>0.0147935625</text:p>
          </table:table-cell>
          <table:table-cell table:formula="of:=40.92 + 52.82*[.I7] - 1.043*([.I7]^2) + 0.0258*[.I7]^3" office:value-type="float" office:value="340.152390764819" calcext:value-type="float">
            <text:p>340.152390764819</text:p>
          </table:table-cell>
          <table:table-cell table:formula="of:=[.K7] * 0.03" office:value-type="float" office:value="10.2045717229446" calcext:value-type="float">
            <text:p>10.2045717229446</text:p>
          </table:table-cell>
          <table:table-cell table:formula="of:=((9.81*(1/[.$R$33])*([.K7] - [.$R$33])*[.$R$30]^3*(1.2)^2*1044)/(0.000015*[.$R$34]))^(1/4)" office:value-type="float" office:value="109.335876237894" calcext:value-type="float">
            <text:p>109.335876237894</text:p>
          </table:table-cell>
          <table:table-cell table:style-name="ce2" table:formula="of:=2*PI()*[.$R$30]*[.$R$34]*([.K7] - [.$R$33])" office:value-type="float" office:value="1.28135567828447" calcext:value-type="float">
            <text:p>1.28135567828447</text:p>
          </table:table-cell>
          <table:table-cell table:formula="of:=2*PI()*[.$R$30]*[.$R$34]*([.K7] - [.$R$33])*[.M7]" office:value-type="float" office:value="140.098145857634" calcext:value-type="float">
            <text:p>140.098145857634</text:p>
          </table:table-cell>
          <table:table-cell table:formula="of:=([.J7])/(2*PI()*0.0000000567 * [.$R$29] *  [.$R$30]  *([.K7]^4 - [.$R$33]^4))" office:value-type="float" office:value="0.736102153301303" calcext:value-type="float">
            <text:p>0.736102153301303</text:p>
          </table:table-cell>
          <table:table-cell table:number-columns-repeated="16368"/>
        </table:table-row>
        <table:table-row table:style-name="ro1">
          <table:table-cell table:style-name="ce2" table:number-columns-repeated="2"/>
          <table:table-cell office:value-type="float" office:value="0.25885" calcext:value-type="float">
            <text:p>2.59E-01</text:p>
          </table:table-cell>
          <table:table-cell table:formula="of:=0.05*[.C8]" office:value-type="float" office:value="0.0129425" calcext:value-type="float">
            <text:p>0.0129425</text:p>
          </table:table-cell>
          <table:table-cell office:value-type="float" office:value="0.345" calcext:value-type="float">
            <text:p>0.345</text:p>
          </table:table-cell>
          <table:table-cell office:value-type="float" office:value="0.07202" calcext:value-type="float">
            <text:p>7.20E-02</text:p>
          </table:table-cell>
          <table:table-cell table:formula="of:=0.005*[.F8]" office:value-type="float" office:value="0.0003601" calcext:value-type="float">
            <text:p>0.0003601</text:p>
          </table:table-cell>
          <table:table-cell table:formula="of:=[.C8]/([.F8])" office:value-type="float" office:value="3.59414051652319" calcext:value-type="float">
            <text:p>3.59414051652319</text:p>
          </table:table-cell>
          <table:table-cell table:formula="of:=[.H8]*((0.000000004418)/(0.25))*100000000" office:value-type="float" office:value="6.35156512079978" calcext:value-type="float">
            <text:p>6.35156512079978</text:p>
          </table:table-cell>
          <table:table-cell table:formula="of:=([.F8])*[.C8]" office:value-type="float" office:value="0.018642377" calcext:value-type="float">
            <text:p>0.018642377</text:p>
          </table:table-cell>
          <table:table-cell table:formula="of:=40.92 + 52.82*[.I8] - 1.043*([.I8]^2) + 0.0258*[.I8]^3" office:value-type="float" office:value="340.943488939896" calcext:value-type="float">
            <text:p>340.943488939896</text:p>
          </table:table-cell>
          <table:table-cell table:formula="of:=[.K8] * 0.03" office:value-type="float" office:value="10.2283046681969" calcext:value-type="float">
            <text:p>10.2283046681969</text:p>
          </table:table-cell>
          <table:table-cell table:formula="of:=((9.81*(1/[.$R$33])*([.K8] - [.$R$33])*[.$R$30]^3*(1.2)^2*1044)/(0.000015*[.$R$34]))^(1/4)" office:value-type="float" office:value="109.791613929319" calcext:value-type="float">
            <text:p>109.791613929319</text:p>
          </table:table-cell>
          <table:table-cell table:style-name="ce2" table:formula="of:=2*PI()*[.$R$30]*[.$R$34]*([.K8] - [.$R$33])" office:value-type="float" office:value="1.30285359434499" calcext:value-type="float">
            <text:p>1.30285359434499</text:p>
          </table:table-cell>
          <table:table-cell table:formula="of:=2*PI()*[.$R$30]*[.$R$34]*([.K8] - [.$R$33])*[.M8]" office:value-type="float" office:value="143.042398836752" calcext:value-type="float">
            <text:p>143.042398836752</text:p>
          </table:table-cell>
          <table:table-cell table:formula="of:=([.J8])/(2*PI()*0.0000000567 * [.$R$29] *  [.$R$30]  *([.K8]^4 - [.$R$33]^4))" office:value-type="float" office:value="0.908738513896627" calcext:value-type="float">
            <text:p>0.908738513896627</text:p>
          </table:table-cell>
          <table:table-cell table:number-columns-repeated="16368"/>
        </table:table-row>
        <table:table-row table:style-name="ro1">
          <table:table-cell table:style-name="ce2" table:number-columns-repeated="2"/>
          <table:table-cell office:value-type="float" office:value="0.28888" calcext:value-type="float">
            <text:p>2.89E-01</text:p>
          </table:table-cell>
          <table:table-cell table:formula="of:=0.05*[.C9]" office:value-type="float" office:value="0.014444" calcext:value-type="float">
            <text:p>0.014444</text:p>
          </table:table-cell>
          <table:table-cell office:value-type="float" office:value="0.385" calcext:value-type="float">
            <text:p>0.385</text:p>
          </table:table-cell>
          <table:table-cell office:value-type="float" office:value="0.08006" calcext:value-type="float">
            <text:p>8.01E-02</text:p>
          </table:table-cell>
          <table:table-cell table:formula="of:=0.005*[.F9]" office:value-type="float" office:value="0.0004003" calcext:value-type="float">
            <text:p>0.0004003</text:p>
          </table:table-cell>
          <table:table-cell table:formula="of:=[.C9]/([.F9])" office:value-type="float" office:value="3.60829377966525" calcext:value-type="float">
            <text:p>3.60829377966525</text:p>
          </table:table-cell>
          <table:table-cell table:formula="of:=[.H9]*((0.000000004418)/(0.25))*100000000" office:value-type="float" office:value="6.37657676742443" calcext:value-type="float">
            <text:p>6.37657676742443</text:p>
          </table:table-cell>
          <table:table-cell table:formula="of:=([.F9])*[.C9]" office:value-type="float" office:value="0.0231277328" calcext:value-type="float">
            <text:p>0.0231277328</text:p>
          </table:table-cell>
          <table:table-cell table:formula="of:=40.92 + 52.82*[.I9] - 1.043*([.I9]^2) + 0.0258*[.I9]^3" office:value-type="float" office:value="342.010970018555" calcext:value-type="float">
            <text:p>342.010970018555</text:p>
          </table:table-cell>
          <table:table-cell table:formula="of:=[.K9] * 0.03" office:value-type="float" office:value="10.2603291005567" calcext:value-type="float">
            <text:p>10.2603291005567</text:p>
          </table:table-cell>
          <table:table-cell table:formula="of:=((9.81*(1/[.$R$33])*([.K9] - [.$R$33])*[.$R$30]^3*(1.2)^2*1044)/(0.000015*[.$R$34]))^(1/4)" office:value-type="float" office:value="110.397715107493" calcext:value-type="float">
            <text:p>110.397715107493</text:p>
          </table:table-cell>
          <table:table-cell table:style-name="ce2" table:formula="of:=2*PI()*[.$R$30]*[.$R$34]*([.K9] - [.$R$33])" office:value-type="float" office:value="1.33186215402596" calcext:value-type="float">
            <text:p>1.33186215402596</text:p>
          </table:table-cell>
          <table:table-cell table:formula="of:=2*PI()*[.$R$30]*[.$R$34]*([.K9] - [.$R$33])*[.M9]" office:value-type="float" office:value="147.03453864261" calcext:value-type="float">
            <text:p>147.03453864261</text:p>
          </table:table-cell>
          <table:table-cell table:formula="of:=([.J9])/(2*PI()*0.0000000567 * [.$R$29] *  [.$R$30]  *([.K9]^4 - [.$R$33]^4))" office:value-type="float" office:value="1.09701476969471" calcext:value-type="float">
            <text:p>1.09701476969471</text:p>
          </table:table-cell>
          <table:table-cell table:number-columns-repeated="16368"/>
        </table:table-row>
        <table:table-row table:style-name="ro1">
          <table:table-cell table:style-name="ce2" table:number-columns-repeated="2"/>
          <table:table-cell office:value-type="float" office:value="0.73295" calcext:value-type="float">
            <text:p>7.33E-01</text:p>
          </table:table-cell>
          <table:table-cell table:formula="of:=0.05*[.C10]" office:value-type="float" office:value="0.0366475" calcext:value-type="float">
            <text:p>0.0366475</text:p>
          </table:table-cell>
          <table:table-cell office:value-type="float" office:value="0.969" calcext:value-type="float">
            <text:p>0.969</text:p>
          </table:table-cell>
          <table:table-cell office:value-type="float" office:value="0.18766" calcext:value-type="float">
            <text:p>1.88E-01</text:p>
          </table:table-cell>
          <table:table-cell table:formula="of:=0.005*[.F10]" office:value-type="float" office:value="0.0009383" calcext:value-type="float">
            <text:p>0.0009383</text:p>
          </table:table-cell>
          <table:table-cell table:formula="of:=[.C10]/([.F10])" office:value-type="float" office:value="3.90573377384632" calcext:value-type="float">
            <text:p>3.90573377384632</text:p>
          </table:table-cell>
          <table:table-cell table:formula="of:=[.H10]*((0.000000004418)/(0.25))*100000000" office:value-type="float" office:value="6.90221272514121" calcext:value-type="float">
            <text:p>6.90221272514121</text:p>
          </table:table-cell>
          <table:table-cell table:formula="of:=([.F10])*[.C10]" office:value-type="float" office:value="0.137545397" calcext:value-type="float">
            <text:p>0.137545397</text:p>
          </table:table-cell>
          <table:table-cell table:formula="of:=40.92 + 52.82*[.I10] - 1.043*([.I10]^2) + 0.0258*[.I10]^3" office:value-type="float" office:value="364.289481135467" calcext:value-type="float">
            <text:p>364.289481135467</text:p>
          </table:table-cell>
          <table:table-cell table:formula="of:=[.K10] * 0.03" office:value-type="float" office:value="10.928684434064" calcext:value-type="float">
            <text:p>10.928684434064</text:p>
          </table:table-cell>
          <table:table-cell table:formula="of:=((9.81*(1/[.$R$33])*([.K10] - [.$R$33])*[.$R$30]^3*(1.2)^2*1044)/(0.000015*[.$R$34]))^(1/4)" office:value-type="float" office:value="121.239217267779" calcext:value-type="float">
            <text:p>121.239217267779</text:p>
          </table:table-cell>
          <table:table-cell table:style-name="ce2" table:formula="of:=2*PI()*[.$R$30]*[.$R$34]*([.K10] - [.$R$33])" office:value-type="float" office:value="1.93727571334599" calcext:value-type="float">
            <text:p>1.93727571334599</text:p>
          </table:table-cell>
          <table:table-cell table:formula="of:=2*PI()*[.$R$30]*[.$R$34]*([.K10] - [.$R$33])*[.M10]" office:value-type="float" office:value="234.873791117946" calcext:value-type="float">
            <text:p>234.873791117946</text:p>
          </table:table-cell>
          <table:table-cell table:formula="of:=([.J10])/(2*PI()*0.0000000567 * [.$R$29] *  [.$R$30]  *([.K10]^4 - [.$R$33]^4))" office:value-type="float" office:value="4.02130796006122" calcext:value-type="float">
            <text:p>4.02130796006122</text:p>
          </table:table-cell>
          <table:table-cell table:number-columns-repeated="16368"/>
        </table:table-row>
        <table:table-row table:style-name="ro1">
          <table:table-cell table:style-name="ce2" table:number-columns-repeated="2"/>
          <table:table-cell table:style-name="ce2" table:formula="of:=0.68519" office:value-type="float" office:value="0.68519" calcext:value-type="float">
            <text:p>0.68519</text:p>
          </table:table-cell>
          <table:table-cell table:formula="of:=0.05*[.C11]" office:value-type="float" office:value="0.0342595" calcext:value-type="float">
            <text:p>0.0342595</text:p>
          </table:table-cell>
          <table:table-cell office:value-type="float" office:value="0.91" calcext:value-type="float">
            <text:p>0.91</text:p>
          </table:table-cell>
          <table:table-cell office:value-type="float" office:value="0.17737" calcext:value-type="float">
            <text:p>1.77E-01</text:p>
          </table:table-cell>
          <table:table-cell table:formula="of:=0.005*[.F11]" office:value-type="float" office:value="0.00088685" calcext:value-type="float">
            <text:p>0.00088685</text:p>
          </table:table-cell>
          <table:table-cell table:formula="of:=[.C11]/([.F11])" office:value-type="float" office:value="3.86305463156114" calcext:value-type="float">
            <text:p>3.86305463156114</text:p>
          </table:table-cell>
          <table:table-cell table:formula="of:=[.H11]*((0.000000004418)/(0.25))*100000000" office:value-type="float" office:value="6.82679014489485" calcext:value-type="float">
            <text:p>6.82679014489485</text:p>
          </table:table-cell>
          <table:table-cell table:formula="of:=([.F11])*[.C11]" office:value-type="float" office:value="0.1215321503" calcext:value-type="float">
            <text:p>0.1215321503</text:p>
          </table:table-cell>
          <table:table-cell table:formula="of:=40.92 + 52.82*[.I11] - 1.043*([.I11]^2) + 0.0258*[.I11]^3" office:value-type="float" office:value="361.110579160363" calcext:value-type="float">
            <text:p>361.110579160363</text:p>
          </table:table-cell>
          <table:table-cell table:formula="of:=[.K11] * 0.03" office:value-type="float" office:value="10.8333173748109" calcext:value-type="float">
            <text:p>10.8333173748109</text:p>
          </table:table-cell>
          <table:table-cell table:formula="of:=((9.81*(1/[.$R$33])*([.K11] - [.$R$33])*[.$R$30]^3*(1.2)^2*1044)/(0.000015*[.$R$34]))^(1/4)" office:value-type="float" office:value="119.864451862181" calcext:value-type="float">
            <text:p>119.864451862181</text:p>
          </table:table-cell>
          <table:table-cell table:style-name="ce2" table:formula="of:=2*PI()*[.$R$30]*[.$R$34]*([.K11] - [.$R$33])" office:value-type="float" office:value="1.85088976280481" calcext:value-type="float">
            <text:p>1.85088976280481</text:p>
          </table:table-cell>
          <table:table-cell table:formula="of:=2*PI()*[.$R$30]*[.$R$34]*([.K11] - [.$R$33])*[.M11]" office:value-type="float" office:value="221.855886875922" calcext:value-type="float">
            <text:p>221.855886875922</text:p>
          </table:table-cell>
          <table:table-cell table:formula="of:=([.J11])/(2*PI()*0.0000000567 * [.$R$29] *  [.$R$30]  *([.K11]^4 - [.$R$33]^4))" office:value-type="float" office:value="3.77689939190466" calcext:value-type="float">
            <text:p>3.77689939190466</text:p>
          </table:table-cell>
          <table:table-cell table:number-columns-repeated="16368"/>
        </table:table-row>
        <table:table-row table:style-name="ro1">
          <table:table-cell table:style-name="ce1" table:number-columns-repeated="2"/>
          <table:table-cell office:value-type="float" office:value="0.62349" calcext:value-type="float">
            <text:p>6.23E-01</text:p>
          </table:table-cell>
          <table:table-cell table:formula="of:=0.05*[.C12]" office:value-type="float" office:value="0.0311745" calcext:value-type="float">
            <text:p>0.0311745</text:p>
          </table:table-cell>
          <table:table-cell office:value-type="float" office:value="0.831" calcext:value-type="float">
            <text:p>0.831</text:p>
          </table:table-cell>
          <table:table-cell office:value-type="float" office:value="0.1635" calcext:value-type="float">
            <text:p>1.64E-01</text:p>
          </table:table-cell>
          <table:table-cell table:formula="of:=0.005*[.F12]" office:value-type="float" office:value="0.0008175" calcext:value-type="float">
            <text:p>0.0008175</text:p>
          </table:table-cell>
          <table:table-cell table:formula="of:=[.C12]/([.F12])" office:value-type="float" office:value="3.81339449541284" calcext:value-type="float">
            <text:p>3.81339449541284</text:p>
          </table:table-cell>
          <table:table-cell table:formula="of:=[.H12]*((0.000000004418)/(0.25))*100000000" office:value-type="float" office:value="6.73903075229358" calcext:value-type="float">
            <text:p>6.73903075229358</text:p>
          </table:table-cell>
          <table:table-cell table:formula="of:=([.F12])*[.C12]" office:value-type="float" office:value="0.101940615" calcext:value-type="float">
            <text:p>0.101940615</text:p>
          </table:table-cell>
          <table:table-cell table:formula="of:=40.92 + 52.82*[.I12] - 1.043*([.I12]^2) + 0.0258*[.I12]^3" office:value-type="float" office:value="357.404332571177" calcext:value-type="float">
            <text:p>357.404332571177</text:p>
          </table:table-cell>
          <table:table-cell table:formula="of:=[.K12] * 0.03" office:value-type="float" office:value="10.7221299771353" calcext:value-type="float">
            <text:p>10.7221299771353</text:p>
          </table:table-cell>
          <table:table-cell table:formula="of:=((9.81*(1/[.$R$33])*([.K12] - [.$R$33])*[.$R$30]^3*(1.2)^2*1044)/(0.000015*[.$R$34]))^(1/4)" office:value-type="float" office:value="118.199470597594" calcext:value-type="float">
            <text:p>118.199470597594</text:p>
          </table:table-cell>
          <table:table-cell table:style-name="ce2" table:formula="of:=2*PI()*[.$R$30]*[.$R$34]*([.K12] - [.$R$33])" office:value-type="float" office:value="1.75017334026193" calcext:value-type="float">
            <text:p>1.75017334026193</text:p>
          </table:table-cell>
          <table:table-cell table:formula="of:=2*PI()*[.$R$30]*[.$R$34]*([.K12] - [.$R$33])*[.M12]" office:value-type="float" office:value="206.869562272984" calcext:value-type="float">
            <text:p>206.869562272984</text:p>
          </table:table-cell>
          <table:table-cell table:formula="of:=([.J12])/(2*PI()*0.0000000567 * [.$R$29] *  [.$R$30]  *([.K12]^4 - [.$R$33]^4))" office:value-type="float" office:value="3.41145786178095" calcext:value-type="float">
            <text:p>3.41145786178095</text:p>
          </table:table-cell>
          <table:table-cell table:number-columns-repeated="16368"/>
        </table:table-row>
        <table:table-row table:style-name="ro1">
          <table:table-cell table:style-name="ce2" table:number-columns-repeated="2"/>
          <table:table-cell office:value-type="float" office:value="0.5766" calcext:value-type="float">
            <text:p>5.77E-01</text:p>
          </table:table-cell>
          <table:table-cell table:formula="of:=0.05*[.C13]" office:value-type="float" office:value="0.02883" calcext:value-type="float">
            <text:p>0.02883</text:p>
          </table:table-cell>
          <table:table-cell office:value-type="float" office:value="0.77" calcext:value-type="float">
            <text:p>0.77</text:p>
          </table:table-cell>
          <table:table-cell table:style-name="ce2" office:value-type="float" office:value="0.15266" calcext:value-type="float">
            <text:p>0.15266</text:p>
          </table:table-cell>
          <table:table-cell table:formula="of:=0.005*[.F13]" office:value-type="float" office:value="0.0007633" calcext:value-type="float">
            <text:p>0.0007633</text:p>
          </table:table-cell>
          <table:table-cell table:formula="of:=[.C13]/([.F13])" office:value-type="float" office:value="3.77702083060396" calcext:value-type="float">
            <text:p>3.77702083060396</text:p>
          </table:table-cell>
          <table:table-cell table:formula="of:=[.H13]*((0.000000004418)/(0.25))*100000000" office:value-type="float" office:value="6.67475121184331" calcext:value-type="float">
            <text:p>6.67475121184331</text:p>
          </table:table-cell>
          <table:table-cell table:formula="of:=([.F13])*[.C13]" office:value-type="float" office:value="0.088023756" calcext:value-type="float">
            <text:p>0.088023756</text:p>
          </table:table-cell>
          <table:table-cell table:formula="of:=40.92 + 52.82*[.I13] - 1.043*([.I13]^2) + 0.0258*[.I13]^3" office:value-type="float" office:value="354.684595227918" calcext:value-type="float">
            <text:p>354.684595227918</text:p>
          </table:table-cell>
          <table:table-cell table:formula="of:=[.K13] * 0.03" office:value-type="float" office:value="10.6405378568375" calcext:value-type="float">
            <text:p>10.6405378568375</text:p>
          </table:table-cell>
          <table:table-cell table:formula="of:=((9.81*(1/[.$R$33])*([.K13] - [.$R$33])*[.$R$30]^3*(1.2)^2*1044)/(0.000015*[.$R$34]))^(1/4)" office:value-type="float" office:value="116.931343666245" calcext:value-type="float">
            <text:p>116.931343666245</text:p>
          </table:table-cell>
          <table:table-cell table:style-name="ce2" table:formula="of:=2*PI()*[.$R$30]*[.$R$34]*([.K13] - [.$R$33])" office:value-type="float" office:value="1.6762650859465" calcext:value-type="float">
            <text:p>1.6762650859465</text:p>
          </table:table-cell>
          <table:table-cell table:formula="of:=2*PI()*[.$R$30]*[.$R$34]*([.K13] - [.$R$33])*[.M13]" office:value-type="float" office:value="196.007928840537" calcext:value-type="float">
            <text:p>196.007928840537</text:p>
          </table:table-cell>
          <table:table-cell table:formula="of:=([.J13])/(2*PI()*0.0000000567 * [.$R$29] *  [.$R$30]  *([.K13]^4 - [.$R$33]^4))" office:value-type="float" office:value="3.1167846765326" calcext:value-type="float">
            <text:p>3.1167846765326</text:p>
          </table:table-cell>
          <table:table-cell table:number-columns-repeated="16368"/>
        </table:table-row>
        <table:table-row table:style-name="ro1">
          <table:table-cell table:style-name="ce2" table:number-columns-repeated="2"/>
          <table:table-cell office:value-type="float" office:value="0.53673" calcext:value-type="float">
            <text:p>5.37E-01</text:p>
          </table:table-cell>
          <table:table-cell table:formula="of:=0.05*[.C14]" office:value-type="float" office:value="0.0268365" calcext:value-type="float">
            <text:p>0.0268365</text:p>
          </table:table-cell>
          <table:table-cell office:value-type="float" office:value="0.718" calcext:value-type="float">
            <text:p>0.718</text:p>
          </table:table-cell>
          <table:table-cell office:value-type="float" office:value="0.1432" calcext:value-type="float">
            <text:p>1.43E-01</text:p>
          </table:table-cell>
          <table:table-cell table:formula="of:=0.005*[.F14]" office:value-type="float" office:value="0.000716" calcext:value-type="float">
            <text:p>0.000716</text:p>
          </table:table-cell>
          <table:table-cell table:formula="of:=[.C14]/([.F14])" office:value-type="float" office:value="3.74811452513967" calcext:value-type="float">
            <text:p>3.74811452513967</text:p>
          </table:table-cell>
          <table:table-cell table:formula="of:=[.H14]*((0.000000004418)/(0.25))*100000000" office:value-type="float" office:value="6.62366798882682" calcext:value-type="float">
            <text:p>6.62366798882682</text:p>
          </table:table-cell>
          <table:table-cell table:formula="of:=([.F14])*[.C14]" office:value-type="float" office:value="0.076859736" calcext:value-type="float">
            <text:p>0.076859736</text:p>
          </table:table-cell>
          <table:table-cell table:formula="of:=40.92 + 52.82*[.I14] - 1.043*([.I14]^2) + 0.0258*[.I14]^3" office:value-type="float" office:value="352.520108472609" calcext:value-type="float">
            <text:p>352.520108472609</text:p>
          </table:table-cell>
          <table:table-cell table:formula="of:=[.K14] * 0.03" office:value-type="float" office:value="10.5756032541783" calcext:value-type="float">
            <text:p>10.5756032541783</text:p>
          </table:table-cell>
          <table:table-cell table:formula="of:=((9.81*(1/[.$R$33])*([.K14] - [.$R$33])*[.$R$30]^3*(1.2)^2*1044)/(0.000015*[.$R$34]))^(1/4)" office:value-type="float" office:value="115.891794836109" calcext:value-type="float">
            <text:p>115.891794836109</text:p>
          </table:table-cell>
          <table:table-cell table:style-name="ce2" table:formula="of:=2*PI()*[.$R$30]*[.$R$34]*([.K14] - [.$R$33])" office:value-type="float" office:value="1.6174456422343" calcext:value-type="float">
            <text:p>1.6174456422343</text:p>
          </table:table-cell>
          <table:table-cell table:formula="of:=2*PI()*[.$R$30]*[.$R$34]*([.K14] - [.$R$33])*[.M14]" office:value-type="float" office:value="187.448678528376" calcext:value-type="float">
            <text:p>187.448678528376</text:p>
          </table:table-cell>
          <table:table-cell table:formula="of:=([.J14])/(2*PI()*0.0000000567 * [.$R$29] *  [.$R$30]  *([.K14]^4 - [.$R$33]^4))" office:value-type="float" office:value="2.85052587617696" calcext:value-type="float">
            <text:p>2.85052587617696</text:p>
          </table:table-cell>
          <table:table-cell table:number-columns-repeated="16368"/>
        </table:table-row>
        <table:table-row table:style-name="ro2">
          <table:table-cell table:style-name="ce2" table:number-columns-repeated="2"/>
          <table:table-cell office:value-type="float" office:value="0.47529" calcext:value-type="float">
            <text:p>4.75E-01</text:p>
          </table:table-cell>
          <table:table-cell table:formula="of:=0.05*[.C15]" office:value-type="float" office:value="0.0237645" calcext:value-type="float">
            <text:p>0.023764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2821" calcext:value-type="float">
            <text:p>1.28E-01</text:p>
          </table:table-cell>
          <table:table-cell table:formula="of:=0.005*[.F15]" office:value-type="float" office:value="0.00064105" calcext:value-type="float">
            <text:p>0.00064105</text:p>
          </table:table-cell>
          <table:table-cell table:formula="of:=[.C15]/([.F15])" office:value-type="float" office:value="3.70712112939708" calcext:value-type="float">
            <text:p>3.70712112939708</text:p>
          </table:table-cell>
          <table:table-cell table:formula="of:=[.H15]*((0.000000004418)/(0.25))*100000000" office:value-type="float" office:value="6.55122445987053" calcext:value-type="float">
            <text:p>6.55122445987053</text:p>
          </table:table-cell>
          <table:table-cell table:formula="of:=([.F15])*[.C15]" office:value-type="float" office:value="0.0609369309" calcext:value-type="float">
            <text:p>0.0609369309</text:p>
          </table:table-cell>
          <table:table-cell table:formula="of:=40.92 + 52.82*[.I15] - 1.043*([.I15]^2) + 0.0258*[.I15]^3" office:value-type="float" office:value="349.445796986144" calcext:value-type="float">
            <text:p>349.445796986144</text:p>
          </table:table-cell>
          <table:table-cell table:formula="of:=[.K15] * 0.03" office:value-type="float" office:value="10.4833739095843" calcext:value-type="float">
            <text:p>10.4833739095843</text:p>
          </table:table-cell>
          <table:table-cell table:formula="of:=((9.81*(1/[.$R$33])*([.K15] - [.$R$33])*[.$R$30]^3*(1.2)^2*1044)/(0.000015*[.$R$34]))^(1/4)" office:value-type="float" office:value="114.365402495812" calcext:value-type="float">
            <text:p>114.365402495812</text:p>
          </table:table-cell>
          <table:table-cell table:style-name="ce2" table:formula="of:=2*PI()*[.$R$30]*[.$R$34]*([.K15] - [.$R$33])" office:value-type="float" office:value="1.53390191484101" calcext:value-type="float">
            <text:p>1.53390191484101</text:p>
          </table:table-cell>
          <table:table-cell table:formula="of:=2*PI()*[.$R$30]*[.$R$34]*([.K15] - [.$R$33])*[.M15]" office:value-type="float" office:value="175.425309879888" calcext:value-type="float">
            <text:p>175.425309879888</text:p>
          </table:table-cell>
          <table:table-cell table:formula="of:=([.J15])/(2*PI()*0.0000000567 * [.$R$29] *  [.$R$30]  *([.K15]^4 - [.$R$33]^4))" office:value-type="float" office:value="2.41933279431494" calcext:value-type="float">
            <text:p>2.41933279431494</text:p>
          </table:table-cell>
          <table:table-cell table:number-columns-repeated="16368"/>
        </table:table-row>
        <table:table-row table:style-name="ro1">
          <table:table-cell table:style-name="ce2" table:number-columns-repeated="2"/>
          <table:table-cell office:value-type="float" office:value="0.42449" calcext:value-type="float">
            <text:p>4.24E-01</text:p>
          </table:table-cell>
          <table:table-cell table:formula="of:=0.05*[.C16]" office:value-type="float" office:value="0.0212245" calcext:value-type="float">
            <text:p>0.0212245</text:p>
          </table:table-cell>
          <table:table-cell office:value-type="float" office:value="0.569" calcext:value-type="float">
            <text:p>0.569</text:p>
          </table:table-cell>
          <table:table-cell table:style-name="ce2" office:value-type="float" office:value="0.11549" calcext:value-type="float">
            <text:p>0.11549</text:p>
          </table:table-cell>
          <table:table-cell table:formula="of:=0.005*[.F16]" office:value-type="float" office:value="0.00057745" calcext:value-type="float">
            <text:p>0.00057745</text:p>
          </table:table-cell>
          <table:table-cell table:formula="of:=[.C16]/([.F16])" office:value-type="float" office:value="3.67555632522296" calcext:value-type="float">
            <text:p>3.67555632522296</text:p>
          </table:table-cell>
          <table:table-cell table:formula="of:=[.H16]*((0.000000004418)/(0.25))*100000000" office:value-type="float" office:value="6.49544313793402" calcext:value-type="float">
            <text:p>6.49544313793402</text:p>
          </table:table-cell>
          <table:table-cell table:formula="of:=([.F16])*[.C16]" office:value-type="float" office:value="0.0490243501" calcext:value-type="float">
            <text:p>0.0490243501</text:p>
          </table:table-cell>
          <table:table-cell table:formula="of:=40.92 + 52.82*[.I16] - 1.043*([.I16]^2) + 0.0258*[.I16]^3" office:value-type="float" office:value="347.074755202482" calcext:value-type="float">
            <text:p>347.074755202482</text:p>
          </table:table-cell>
          <table:table-cell table:formula="of:=[.K16] * 0.03" office:value-type="float" office:value="10.4122426560745" calcext:value-type="float">
            <text:p>10.4122426560745</text:p>
          </table:table-cell>
          <table:table-cell table:formula="of:=((9.81*(1/[.$R$33])*([.K16] - [.$R$33])*[.$R$30]^3*(1.2)^2*1044)/(0.000015*[.$R$34]))^(1/4)" office:value-type="float" office:value="113.145008896187" calcext:value-type="float">
            <text:p>113.145008896187</text:p>
          </table:table-cell>
          <table:table-cell table:style-name="ce2" table:formula="of:=2*PI()*[.$R$30]*[.$R$34]*([.K16] - [.$R$33])" office:value-type="float" office:value="1.46946938440798" calcext:value-type="float">
            <text:p>1.46946938440798</text:p>
          </table:table-cell>
          <table:table-cell table:formula="of:=2*PI()*[.$R$30]*[.$R$34]*([.K16] - [.$R$33])*[.M16]" office:value-type="float" office:value="166.263126571515" calcext:value-type="float">
            <text:p>166.263126571515</text:p>
          </table:table-cell>
          <table:table-cell table:formula="of:=([.J16])/(2*PI()*0.0000000567 * [.$R$29] *  [.$R$30]  *([.K16]^4 - [.$R$33]^4))" office:value-type="float" office:value="2.05557033783352" calcext:value-type="float">
            <text:p>2.05557033783352</text:p>
          </table:table-cell>
          <table:table-cell table:number-columns-repeated="16368"/>
        </table:table-row>
        <table:table-row table:style-name="ro1">
          <table:table-cell office:value-type="float" office:value="100.5" calcext:value-type="float">
            <text:p>100.5</text:p>
          </table:table-cell>
          <table:table-cell/>
          <table:table-cell table:style-name="ce12" office:value-type="float" office:value="0.06653" calcext:value-type="float">
            <text:p>6.65E-02</text:p>
          </table:table-cell>
          <table:table-cell table:style-name="ce3" table:formula="of:=0.05*[.C17]" office:value-type="float" office:value="0.0033265" calcext:value-type="float">
            <text:p>0.0033265</text:p>
          </table:table-cell>
          <table:table-cell table:style-name="ce3" office:value-type="float" office:value="0.096" calcext:value-type="float">
            <text:p>0.096</text:p>
          </table:table-cell>
          <table:table-cell table:style-name="ce12" office:value-type="float" office:value="0.01875" calcext:value-type="float">
            <text:p>1.88E-02</text:p>
          </table:table-cell>
          <table:table-cell table:style-name="ce3" table:formula="of:=0.005*[.F17]" office:value-type="float" office:value="0.00009375" calcext:value-type="float">
            <text:p>0.00009375</text:p>
          </table:table-cell>
          <table:table-cell table:style-name="ce3" table:formula="of:=[.C17]/([.F17])" office:value-type="float" office:value="3.54826666666667" calcext:value-type="float">
            <text:p>3.54826666666667</text:p>
          </table:table-cell>
          <table:table-cell table:style-name="ce3" table:formula="of:=[.H17]*((0.000000004418)/(0.25))*100000000" office:value-type="float" office:value="6.27049685333334" calcext:value-type="float">
            <text:p>6.27049685333334</text:p>
          </table:table-cell>
          <table:table-cell table:style-name="ce3" table:formula="of:=([.F17])*[.C17]" office:value-type="float" office:value="0.0012474375" calcext:value-type="float">
            <text:p>0.0012474375</text:p>
          </table:table-cell>
          <table:table-cell table:style-name="ce3" table:formula="of:=40.92 + 52.82*[.I17] - 1.043*([.I17]^2) + 0.0258*[.I17]^3" office:value-type="float" office:value="337.478792917234" calcext:value-type="float">
            <text:p>337.478792917234</text:p>
          </table:table-cell>
          <table:table-cell table:style-name="ce3" table:formula="of:=[.K17] * 0.03" office:value-type="float" office:value="10.124363787517" calcext:value-type="float">
            <text:p>10.124363787517</text:p>
          </table:table-cell>
          <table:table-cell table:style-name="ce3" table:formula="of:=((9.81*(1/[.$R$33])*([.K17] - [.$R$33])*[.$R$30]^3*(1.2)^2*1044)/(0.000015*[.$R$34]))^(1/4)" office:value-type="float" office:value="107.751917793537" calcext:value-type="float">
            <text:p>107.751917793537</text:p>
          </table:table-cell>
          <table:table-cell table:formula="of:=2*PI()*[.$R$30]*[.$R$34]*([.K17] - [.$R$33])" office:value-type="float" office:value="1.20870125444965" calcext:value-type="float">
            <text:p>1.20870125444965</text:p>
          </table:table-cell>
          <table:table-cell table:style-name="ce3" table:formula="of:=2*PI()*[.$R$30]*[.$R$34]*([.K17] - [.$R$33])*[.M17]" office:value-type="float" office:value="130.239878206404" calcext:value-type="float">
            <text:p>130.239878206404</text:p>
          </table:table-cell>
          <table:table-cell table:style-name="ce3" table:formula="of:=([.J17])/(2*PI()*0.0000000567 * [.$R$29] *  [.$R$30]  *([.K17]^4 - [.$R$33]^4))" office:value-type="float" office:value="0.0666797612577889" calcext:value-type="float">
            <text:p>0.0666797612577889</text:p>
          </table:table-cell>
          <table:table-cell table:style-name="ce3" table:number-columns-repeated="16368"/>
        </table:table-row>
        <table:table-row table:style-name="ro1">
          <table:table-cell table:number-columns-repeated="2"/>
          <table:table-cell table:style-name="ce12" office:value-type="float" office:value="0.134" calcext:value-type="float">
            <text:p>1.34E-01</text:p>
          </table:table-cell>
          <table:table-cell table:style-name="ce3" table:formula="of:=0.05*[.C18]" office:value-type="float" office:value="0.0067" calcext:value-type="float">
            <text:p>0.0067</text:p>
          </table:table-cell>
          <table:table-cell table:style-name="ce3" office:value-type="float" office:value="0.196" calcext:value-type="float">
            <text:p>0.196</text:p>
          </table:table-cell>
          <table:table-cell table:style-name="ce12" office:value-type="float" office:value="0.0377" calcext:value-type="float">
            <text:p>3.77E-02</text:p>
          </table:table-cell>
          <table:table-cell table:style-name="ce3" table:formula="of:=0.005*[.F18]" office:value-type="float" office:value="0.0001885" calcext:value-type="float">
            <text:p>0.0001885</text:p>
          </table:table-cell>
          <table:table-cell table:style-name="ce3" table:formula="of:=[.C18]/([.F18])" office:value-type="float" office:value="3.55437665782493" calcext:value-type="float">
            <text:p>3.55437665782493</text:p>
          </table:table-cell>
          <table:table-cell table:style-name="ce3" table:formula="of:=[.H18]*((0.000000004418)/(0.25))*100000000" office:value-type="float" office:value="6.28129442970822" calcext:value-type="float">
            <text:p>6.28129442970822</text:p>
          </table:table-cell>
          <table:table-cell table:style-name="ce3" table:formula="of:=([.F18])*[.C18]" office:value-type="float" office:value="0.0050518" calcext:value-type="float">
            <text:p>0.0050518</text:p>
          </table:table-cell>
          <table:table-cell table:style-name="ce3" table:formula="of:=40.92 + 52.82*[.I18] - 1.043*([.I18]^2) + 0.0258*[.I18]^3" office:value-type="float" office:value="337.940681121266" calcext:value-type="float">
            <text:p>337.940681121266</text:p>
          </table:table-cell>
          <table:table-cell table:style-name="ce3" table:formula="of:=[.K18] * 0.03" office:value-type="float" office:value="10.138220433638" calcext:value-type="float">
            <text:p>10.138220433638</text:p>
          </table:table-cell>
          <table:table-cell table:style-name="ce3" table:formula="of:=((9.81*(1/[.$R$33])*([.K18] - [.$R$33])*[.$R$30]^3*(1.2)^2*1044)/(0.000015*[.$R$34]))^(1/4)" office:value-type="float" office:value="108.030571348811" calcext:value-type="float">
            <text:p>108.030571348811</text:p>
          </table:table-cell>
          <table:table-cell table:formula="of:=2*PI()*[.$R$30]*[.$R$34]*([.K18] - [.$R$33])" office:value-type="float" office:value="1.22125296314075" calcext:value-type="float">
            <text:p>1.22125296314075</text:p>
          </table:table-cell>
          <table:table-cell table:style-name="ce3" table:formula="of:=2*PI()*[.$R$30]*[.$R$34]*([.K18] - [.$R$33])*[.M18]" office:value-type="float" office:value="131.932655369523" calcext:value-type="float">
            <text:p>131.932655369523</text:p>
          </table:table-cell>
          <table:table-cell table:style-name="ce3" table:formula="of:=([.J18])/(2*PI()*0.0000000567 * [.$R$29] *  [.$R$30]  *([.K18]^4 - [.$R$33]^4))" office:value-type="float" office:value="0.266648352290359" calcext:value-type="float">
            <text:p>0.266648352290359</text:p>
          </table:table-cell>
          <table:table-cell table:style-name="ce3" table:number-columns-repeated="16368"/>
        </table:table-row>
        <table:table-row table:style-name="ro1">
          <table:table-cell table:number-columns-repeated="2"/>
          <table:table-cell table:style-name="ce12" office:value-type="float" office:value="0.17" calcext:value-type="float">
            <text:p>1.70E-01</text:p>
          </table:table-cell>
          <table:table-cell table:style-name="ce3" table:formula="of:=0.05*[.C19]" office:value-type="float" office:value="0.0085" calcext:value-type="float">
            <text:p>0.0085</text:p>
          </table:table-cell>
          <table:table-cell table:style-name="ce3" office:value-type="float" office:value="0.251" calcext:value-type="float">
            <text:p>0.251</text:p>
          </table:table-cell>
          <table:table-cell table:style-name="ce12" office:value-type="float" office:value="0.04795" calcext:value-type="float">
            <text:p>4.80E-02</text:p>
          </table:table-cell>
          <table:table-cell table:style-name="ce3" table:formula="of:=0.005*[.F19]" office:value-type="float" office:value="0.00023975" calcext:value-type="float">
            <text:p>0.00023975</text:p>
          </table:table-cell>
          <table:table-cell table:style-name="ce3" table:formula="of:=[.C19]/([.F19])" office:value-type="float" office:value="3.54535974973931" calcext:value-type="float">
            <text:p>3.54535974973931</text:p>
          </table:table-cell>
          <table:table-cell table:style-name="ce3" table:formula="of:=[.H19]*((0.000000004418)/(0.25))*100000000" office:value-type="float" office:value="6.26535974973931" calcext:value-type="float">
            <text:p>6.26535974973931</text:p>
          </table:table-cell>
          <table:table-cell table:style-name="ce3" table:formula="of:=([.F19])*[.C19]" office:value-type="float" office:value="0.0081515" calcext:value-type="float">
            <text:p>0.0081515</text:p>
          </table:table-cell>
          <table:table-cell table:style-name="ce3" table:formula="of:=40.92 + 52.82*[.I19] - 1.043*([.I19]^2) + 0.0258*[.I19]^3" office:value-type="float" office:value="337.258997266519" calcext:value-type="float">
            <text:p>337.258997266519</text:p>
          </table:table-cell>
          <table:table-cell table:style-name="ce3" table:formula="of:=[.K19] * 0.03" office:value-type="float" office:value="10.1177699179956" calcext:value-type="float">
            <text:p>10.1177699179956</text:p>
          </table:table-cell>
          <table:table-cell table:style-name="ce3" table:formula="of:=((9.81*(1/[.$R$33])*([.K19] - [.$R$33])*[.$R$30]^3*(1.2)^2*1044)/(0.000015*[.$R$34]))^(1/4)" office:value-type="float" office:value="107.618554139557" calcext:value-type="float">
            <text:p>107.618554139557</text:p>
          </table:table-cell>
          <table:table-cell table:formula="of:=2*PI()*[.$R$30]*[.$R$34]*([.K19] - [.$R$33])" office:value-type="float" office:value="1.202728356776" calcext:value-type="float">
            <text:p>1.202728356776</text:p>
          </table:table-cell>
          <table:table-cell table:style-name="ce3" table:formula="of:=2*PI()*[.$R$30]*[.$R$34]*([.K19] - [.$R$33])*[.M19]" office:value-type="float" office:value="129.435886778879" calcext:value-type="float">
            <text:p>129.435886778879</text:p>
          </table:table-cell>
          <table:table-cell table:style-name="ce3" table:formula="of:=([.J19])/(2*PI()*0.0000000567 * [.$R$29] *  [.$R$30]  *([.K19]^4 - [.$R$33]^4))" office:value-type="float" office:value="0.438367351212257" calcext:value-type="float">
            <text:p>0.438367351212257</text:p>
          </table:table-cell>
          <table:table-cell table:style-name="ce3" table:number-columns-repeated="16368"/>
        </table:table-row>
        <table:table-row table:style-name="ro1">
          <table:table-cell table:number-columns-repeated="2"/>
          <table:table-cell table:style-name="ce12" office:value-type="float" office:value="0.20511" calcext:value-type="float">
            <text:p>2.05E-01</text:p>
          </table:table-cell>
          <table:table-cell table:style-name="ce3" table:formula="of:=0.05*[.C20]" office:value-type="float" office:value="0.0102555" calcext:value-type="float">
            <text:p>0.0102555</text:p>
          </table:table-cell>
          <table:table-cell table:style-name="ce3" office:value-type="float" office:value="0.301" calcext:value-type="float">
            <text:p>0.301</text:p>
          </table:table-cell>
          <table:table-cell table:style-name="ce12" office:value-type="float" office:value="0.05742" calcext:value-type="float">
            <text:p>5.74E-02</text:p>
          </table:table-cell>
          <table:table-cell table:style-name="ce3" table:formula="of:=0.005*[.F20]" office:value-type="float" office:value="0.0002871" calcext:value-type="float">
            <text:p>0.0002871</text:p>
          </table:table-cell>
          <table:table-cell table:style-name="ce3" table:formula="of:=[.C20]/([.F20])" office:value-type="float" office:value="3.57210031347962" calcext:value-type="float">
            <text:p>3.57210031347962</text:p>
          </table:table-cell>
          <table:table-cell table:style-name="ce3" table:formula="of:=[.H20]*((0.000000004418)/(0.25))*100000000" office:value-type="float" office:value="6.31261567398119" calcext:value-type="float">
            <text:p>6.31261567398119</text:p>
          </table:table-cell>
          <table:table-cell table:style-name="ce3" table:formula="of:=([.F20])*[.C20]" office:value-type="float" office:value="0.0117774162" calcext:value-type="float">
            <text:p>0.0117774162</text:p>
          </table:table-cell>
          <table:table-cell table:style-name="ce3" table:formula="of:=40.92 + 52.82*[.I20] - 1.043*([.I20]^2) + 0.0258*[.I20]^3" office:value-type="float" office:value="339.279776921696" calcext:value-type="float">
            <text:p>339.279776921696</text:p>
          </table:table-cell>
          <table:table-cell table:style-name="ce3" table:formula="of:=[.K20] * 0.03" office:value-type="float" office:value="10.1783933076509" calcext:value-type="float">
            <text:p>10.1783933076509</text:p>
          </table:table-cell>
          <table:table-cell table:style-name="ce3" table:formula="of:=((9.81*(1/[.$R$33])*([.K20] - [.$R$33])*[.$R$30]^3*(1.2)^2*1044)/(0.000015*[.$R$34]))^(1/4)" office:value-type="float" office:value="108.826478124073" calcext:value-type="float">
            <text:p>108.826478124073</text:p>
          </table:table-cell>
          <table:table-cell table:formula="of:=2*PI()*[.$R$30]*[.$R$34]*([.K20] - [.$R$33])" office:value-type="float" office:value="1.25764259216732" calcext:value-type="float">
            <text:p>1.25764259216732</text:p>
          </table:table-cell>
          <table:table-cell table:style-name="ce3" table:formula="of:=2*PI()*[.$R$30]*[.$R$34]*([.K20] - [.$R$33])*[.M20]" office:value-type="float" office:value="136.864814044399" calcext:value-type="float">
            <text:p>136.864814044399</text:p>
          </table:table-cell>
          <table:table-cell table:style-name="ce3" table:formula="of:=([.J20])/(2*PI()*0.0000000567 * [.$R$29] *  [.$R$30]  *([.K20]^4 - [.$R$33]^4))" office:value-type="float" office:value="0.599661479961022" calcext:value-type="float">
            <text:p>0.599661479961022</text:p>
          </table:table-cell>
          <table:table-cell table:style-name="ce3" table:number-columns-repeated="16368"/>
        </table:table-row>
        <table:table-row table:style-name="ro1">
          <table:table-cell table:number-columns-repeated="2"/>
          <table:table-cell table:style-name="ce12" office:value-type="float" office:value="0.23587" calcext:value-type="float">
            <text:p>2.36E-01</text:p>
          </table:table-cell>
          <table:table-cell table:style-name="ce3" table:formula="of:=0.05*[.C21]" office:value-type="float" office:value="0.0117935" calcext:value-type="float">
            <text:p>0.0117935</text:p>
          </table:table-cell>
          <table:table-cell table:style-name="ce3" office:value-type="float" office:value="0.347" calcext:value-type="float">
            <text:p>0.347</text:p>
          </table:table-cell>
          <table:table-cell table:style-name="ce12" office:value-type="float" office:value="0.06589" calcext:value-type="float">
            <text:p>6.59E-02</text:p>
          </table:table-cell>
          <table:table-cell table:style-name="ce3" table:formula="of:=0.005*[.F21]" office:value-type="float" office:value="0.00032945" calcext:value-type="float">
            <text:p>0.00032945</text:p>
          </table:table-cell>
          <table:table-cell table:style-name="ce3" table:formula="of:=[.C21]/([.F21])" office:value-type="float" office:value="3.57975413568068" calcext:value-type="float">
            <text:p>3.57975413568068</text:p>
          </table:table-cell>
          <table:table-cell table:style-name="ce3" table:formula="of:=[.H21]*((0.000000004418)/(0.25))*100000000" office:value-type="float" office:value="6.3261415085749" calcext:value-type="float">
            <text:p>6.3261415085749</text:p>
          </table:table-cell>
          <table:table-cell table:style-name="ce3" table:formula="of:=([.F21])*[.C21]" office:value-type="float" office:value="0.0155414743" calcext:value-type="float">
            <text:p>0.0155414743</text:p>
          </table:table-cell>
          <table:table-cell table:style-name="ce3" table:formula="of:=40.92 + 52.82*[.I21] - 1.043*([.I21]^2) + 0.0258*[.I21]^3" office:value-type="float" office:value="339.857718402898" calcext:value-type="float">
            <text:p>339.857718402898</text:p>
          </table:table-cell>
          <table:table-cell table:style-name="ce3" table:formula="of:=[.K21] * 0.03" office:value-type="float" office:value="10.1957315520869" calcext:value-type="float">
            <text:p>10.1957315520869</text:p>
          </table:table-cell>
          <table:table-cell table:style-name="ce3" table:formula="of:=((9.81*(1/[.$R$33])*([.K21] - [.$R$33])*[.$R$30]^3*(1.2)^2*1044)/(0.000015*[.$R$34]))^(1/4)" office:value-type="float" office:value="109.164654584836" calcext:value-type="float">
            <text:p>109.164654584836</text:p>
          </table:table-cell>
          <table:table-cell table:formula="of:=2*PI()*[.$R$30]*[.$R$34]*([.K21] - [.$R$33])" office:value-type="float" office:value="1.27334802272223" calcext:value-type="float">
            <text:p>1.27334802272223</text:p>
          </table:table-cell>
          <table:table-cell table:style-name="ce3" table:formula="of:=2*PI()*[.$R$30]*[.$R$34]*([.K21] - [.$R$33])*[.M21]" office:value-type="float" office:value="139.004597066755" calcext:value-type="float">
            <text:p>139.004597066755</text:p>
          </table:table-cell>
          <table:table-cell table:style-name="ce3" table:formula="of:=([.J21])/(2*PI()*0.0000000567 * [.$R$29] *  [.$R$30]  *([.K21]^4 - [.$R$33]^4))" office:value-type="float" office:value="0.779317204941132" calcext:value-type="float">
            <text:p>0.779317204941132</text:p>
          </table:table-cell>
          <table:table-cell table:style-name="ce3" table:number-columns-repeated="16368"/>
        </table:table-row>
        <table:table-row table:style-name="ro1">
          <table:table-cell table:number-columns-repeated="2"/>
          <table:table-cell table:style-name="ce12" office:value-type="float" office:value="0.2687" calcext:value-type="float">
            <text:p>2.69E-01</text:p>
          </table:table-cell>
          <table:table-cell table:style-name="ce3" table:formula="of:=0.05*[.C22]" office:value-type="float" office:value="0.013435" calcext:value-type="float">
            <text:p>0.013435</text:p>
          </table:table-cell>
          <table:table-cell table:style-name="ce3" office:value-type="float" office:value="0.395" calcext:value-type="float">
            <text:p>0.395</text:p>
          </table:table-cell>
          <table:table-cell table:style-name="ce12" office:value-type="float" office:value="0.07487" calcext:value-type="float">
            <text:p>7.49E-02</text:p>
          </table:table-cell>
          <table:table-cell table:style-name="ce3" table:formula="of:=0.005*[.F22]" office:value-type="float" office:value="0.00037435" calcext:value-type="float">
            <text:p>0.00037435</text:p>
          </table:table-cell>
          <table:table-cell table:style-name="ce3" table:formula="of:=[.C22]/([.F22])" office:value-type="float" office:value="3.58888740483505" calcext:value-type="float">
            <text:p>3.58888740483505</text:p>
          </table:table-cell>
          <table:table-cell table:style-name="ce3" table:formula="of:=[.H22]*((0.000000004418)/(0.25))*100000000" office:value-type="float" office:value="6.34228182182449" calcext:value-type="float">
            <text:p>6.34228182182449</text:p>
          </table:table-cell>
          <table:table-cell table:style-name="ce3" table:formula="of:=([.F22])*[.C22]" office:value-type="float" office:value="0.020117569" calcext:value-type="float">
            <text:p>0.020117569</text:p>
          </table:table-cell>
          <table:table-cell table:style-name="ce3" table:formula="of:=40.92 + 52.82*[.I22] - 1.043*([.I22]^2) + 0.0258*[.I22]^3" office:value-type="float" office:value="340.5471082613" calcext:value-type="float">
            <text:p>340.5471082613</text:p>
          </table:table-cell>
          <table:table-cell table:style-name="ce3" table:formula="of:=[.K22] * 0.03" office:value-type="float" office:value="10.216413247839" calcext:value-type="float">
            <text:p>10.216413247839</text:p>
          </table:table-cell>
          <table:table-cell table:style-name="ce3" table:formula="of:=((9.81*(1/[.$R$33])*([.K22] - [.$R$33])*[.$R$30]^3*(1.2)^2*1044)/(0.000015*[.$R$34]))^(1/4)" office:value-type="float" office:value="109.563976893111" calcext:value-type="float">
            <text:p>109.563976893111</text:p>
          </table:table-cell>
          <table:table-cell table:formula="of:=2*PI()*[.$R$30]*[.$R$34]*([.K22] - [.$R$33])" office:value-type="float" office:value="1.29208203801366" calcext:value-type="float">
            <text:p>1.29208203801366</text:p>
          </table:table-cell>
          <table:table-cell table:style-name="ce3" table:formula="of:=2*PI()*[.$R$30]*[.$R$34]*([.K22] - [.$R$33])*[.M22]" office:value-type="float" office:value="141.565646556932" calcext:value-type="float">
            <text:p>141.565646556932</text:p>
          </table:table-cell>
          <table:table-cell table:style-name="ce3" table:formula="of:=([.J22])/(2*PI()*0.0000000567 * [.$R$29] *  [.$R$30]  *([.K22]^4 - [.$R$33]^4))" office:value-type="float" office:value="0.990766249187533" calcext:value-type="float">
            <text:p>0.990766249187533</text:p>
          </table:table-cell>
          <table:table-cell table:style-name="ce3" table:number-columns-repeated="16368"/>
        </table:table-row>
        <table:table-row table:style-name="ro1">
          <table:table-cell table:number-columns-repeated="2"/>
          <table:table-cell table:style-name="ce12" office:value-type="float" office:value="0.30429" calcext:value-type="float">
            <text:p>3.04E-01</text:p>
          </table:table-cell>
          <table:table-cell table:style-name="ce3" table:formula="of:=0.05*[.C23]" office:value-type="float" office:value="0.0152145" calcext:value-type="float">
            <text:p>0.0152145</text:p>
          </table:table-cell>
          <table:table-cell table:style-name="ce3" office:value-type="float" office:value="0.447" calcext:value-type="float">
            <text:p>0.447</text:p>
          </table:table-cell>
          <table:table-cell table:style-name="ce3" office:value-type="float" office:value="0.08449" calcext:value-type="float">
            <text:p>0.08449</text:p>
          </table:table-cell>
          <table:table-cell table:style-name="ce3" table:formula="of:=0.005*[.F23]" office:value-type="float" office:value="0.00042245" calcext:value-type="float">
            <text:p>0.00042245</text:p>
          </table:table-cell>
          <table:table-cell table:style-name="ce3" table:formula="of:=[.C23]/([.F23])" office:value-type="float" office:value="3.60149130074565" calcext:value-type="float">
            <text:p>3.60149130074565</text:p>
          </table:table-cell>
          <table:table-cell table:style-name="ce3" table:formula="of:=[.H23]*((0.000000004418)/(0.25))*100000000" office:value-type="float" office:value="6.36455542667771" calcext:value-type="float">
            <text:p>6.36455542667771</text:p>
          </table:table-cell>
          <table:table-cell table:style-name="ce3" table:formula="of:=([.F23])*[.C23]" office:value-type="float" office:value="0.0257094621" calcext:value-type="float">
            <text:p>0.0257094621</text:p>
          </table:table-cell>
          <table:table-cell table:style-name="ce3" table:formula="of:=40.92 + 52.82*[.I23] - 1.043*([.I23]^2) + 0.0258*[.I23]^3" office:value-type="float" office:value="341.497992837484" calcext:value-type="float">
            <text:p>341.497992837484</text:p>
          </table:table-cell>
          <table:table-cell table:style-name="ce3" table:formula="of:=[.K23] * 0.03" office:value-type="float" office:value="10.2449397851245" calcext:value-type="float">
            <text:p>10.2449397851245</text:p>
          </table:table-cell>
          <table:table-cell table:style-name="ce3" table:formula="of:=((9.81*(1/[.$R$33])*([.K23] - [.$R$33])*[.$R$30]^3*(1.2)^2*1044)/(0.000015*[.$R$34]))^(1/4)" office:value-type="float" office:value="110.107702726429" calcext:value-type="float">
            <text:p>110.107702726429</text:p>
          </table:table-cell>
          <table:table-cell table:formula="of:=2*PI()*[.$R$30]*[.$R$34]*([.K23] - [.$R$33])" office:value-type="float" office:value="1.31792211380458" calcext:value-type="float">
            <text:p>1.31792211380458</text:p>
          </table:table-cell>
          <table:table-cell table:style-name="ce3" table:formula="of:=2*PI()*[.$R$30]*[.$R$34]*([.K23] - [.$R$33])*[.M23]" office:value-type="float" office:value="145.113376323381" calcext:value-type="float">
            <text:p>145.113376323381</text:p>
          </table:table-cell>
          <table:table-cell table:style-name="ce3" table:formula="of:=([.J23])/(2*PI()*0.0000000567 * [.$R$29] *  [.$R$30]  *([.K23]^4 - [.$R$33]^4))" office:value-type="float" office:value="1.23550453962597" calcext:value-type="float">
            <text:p>1.23550453962597</text:p>
          </table:table-cell>
          <table:table-cell table:style-name="ce3" table:number-columns-repeated="16368"/>
        </table:table-row>
        <table:table-row table:style-name="ro1">
          <table:table-cell table:number-columns-repeated="2"/>
          <table:table-cell table:style-name="ce12" office:value-type="float" office:value="0.34804" calcext:value-type="float">
            <text:p>3.48E-01</text:p>
          </table:table-cell>
          <table:table-cell table:style-name="ce3" table:formula="of:=0.05*[.C24]" office:value-type="float" office:value="0.017402" calcext:value-type="float">
            <text:p>0.017402</text:p>
          </table:table-cell>
          <table:table-cell table:style-name="ce3" office:value-type="float" office:value="0.513" calcext:value-type="float">
            <text:p>0.513</text:p>
          </table:table-cell>
          <table:table-cell table:style-name="ce3" office:value-type="float" office:value="0.09625" calcext:value-type="float">
            <text:p>0.09625</text:p>
          </table:table-cell>
          <table:table-cell table:style-name="ce3" table:formula="of:=0.005*[.F24]" office:value-type="float" office:value="0.00048125" calcext:value-type="float">
            <text:p>0.00048125</text:p>
          </table:table-cell>
          <table:table-cell table:style-name="ce3" table:formula="of:=[.C24]/([.F24])" office:value-type="float" office:value="3.616" calcext:value-type="float">
            <text:p>3.616</text:p>
          </table:table-cell>
          <table:table-cell table:style-name="ce3" table:formula="of:=[.H24]*((0.000000004418)/(0.25))*100000000" office:value-type="float" office:value="6.3901952" calcext:value-type="float">
            <text:p>6.3901952</text:p>
          </table:table-cell>
          <table:table-cell table:style-name="ce3" table:formula="of:=([.F24])*[.C24]" office:value-type="float" office:value="0.03349885" calcext:value-type="float">
            <text:p>0.03349885</text:p>
          </table:table-cell>
          <table:table-cell table:style-name="ce3" table:formula="of:=40.92 + 52.82*[.I24] - 1.043*([.I24]^2) + 0.0258*[.I24]^3" office:value-type="float" office:value="342.591906798062" calcext:value-type="float">
            <text:p>342.591906798062</text:p>
          </table:table-cell>
          <table:table-cell table:style-name="ce3" table:formula="of:=[.K24] * 0.03" office:value-type="float" office:value="10.2777572039419" calcext:value-type="float">
            <text:p>10.2777572039419</text:p>
          </table:table-cell>
          <table:table-cell table:style-name="ce3" table:formula="of:=((9.81*(1/[.$R$33])*([.K24] - [.$R$33])*[.$R$30]^3*(1.2)^2*1044)/(0.000015*[.$R$34]))^(1/4)" office:value-type="float" office:value="110.723412473918" calcext:value-type="float">
            <text:p>110.723412473918</text:p>
          </table:table-cell>
          <table:table-cell table:formula="of:=2*PI()*[.$R$30]*[.$R$34]*([.K24] - [.$R$33])" office:value-type="float" office:value="1.34764898114271" calcext:value-type="float">
            <text:p>1.34764898114271</text:p>
          </table:table-cell>
          <table:table-cell table:style-name="ce3" table:formula="of:=2*PI()*[.$R$30]*[.$R$34]*([.K24] - [.$R$33])*[.M24]" office:value-type="float" office:value="149.216294009119" calcext:value-type="float">
            <text:p>149.216294009119</text:p>
          </table:table-cell>
          <table:table-cell table:style-name="ce3" table:formula="of:=([.J24])/(2*PI()*0.0000000567 * [.$R$29] *  [.$R$30]  *([.K24]^4 - [.$R$33]^4))" office:value-type="float" office:value="1.56582743214584" calcext:value-type="float">
            <text:p>1.56582743214584</text:p>
          </table:table-cell>
          <table:table-cell table:style-name="ce3" table:number-columns-repeated="16368"/>
        </table:table-row>
        <table:table-row table:style-name="ro1">
          <table:table-cell table:number-columns-repeated="2"/>
          <table:table-cell table:style-name="ce12" office:value-type="float" office:value="0.38055" calcext:value-type="float">
            <text:p>3.81E-01</text:p>
          </table:table-cell>
          <table:table-cell table:style-name="ce3" table:formula="of:=0.05*[.C25]" office:value-type="float" office:value="0.0190275" calcext:value-type="float">
            <text:p>0.0190275</text:p>
          </table:table-cell>
          <table:table-cell table:style-name="ce3" office:value-type="float" office:value="0.563" calcext:value-type="float">
            <text:p>0.563</text:p>
          </table:table-cell>
          <table:table-cell table:style-name="ce12" office:value-type="float" office:value="0.10486" calcext:value-type="float">
            <text:p>1.05E-01</text:p>
          </table:table-cell>
          <table:table-cell table:style-name="ce3" table:formula="of:=0.005*[.F25]" office:value-type="float" office:value="0.0005243" calcext:value-type="float">
            <text:p>0.0005243</text:p>
          </table:table-cell>
          <table:table-cell table:style-name="ce3" table:formula="of:=[.C25]/([.F25])" office:value-type="float" office:value="3.62912454701507" calcext:value-type="float">
            <text:p>3.62912454701507</text:p>
          </table:table-cell>
          <table:table-cell table:style-name="ce3" table:formula="of:=[.H25]*((0.000000004418)/(0.25))*100000000" office:value-type="float" office:value="6.41338889948503" calcext:value-type="float">
            <text:p>6.41338889948503</text:p>
          </table:table-cell>
          <table:table-cell table:style-name="ce3" table:formula="of:=([.F25])*[.C25]" office:value-type="float" office:value="0.039904473" calcext:value-type="float">
            <text:p>0.039904473</text:p>
          </table:table-cell>
          <table:table-cell table:style-name="ce3" table:formula="of:=40.92 + 52.82*[.I25] - 1.043*([.I25]^2) + 0.0258*[.I25]^3" office:value-type="float" office:value="343.580838479244" calcext:value-type="float">
            <text:p>343.580838479244</text:p>
          </table:table-cell>
          <table:table-cell table:style-name="ce3" table:formula="of:=[.K25] * 0.03" office:value-type="float" office:value="10.3074251543773" calcext:value-type="float">
            <text:p>10.3074251543773</text:p>
          </table:table-cell>
          <table:table-cell table:style-name="ce3" table:formula="of:=((9.81*(1/[.$R$33])*([.K25] - [.$R$33])*[.$R$30]^3*(1.2)^2*1044)/(0.000015*[.$R$34]))^(1/4)" office:value-type="float" office:value="111.271326771523" calcext:value-type="float">
            <text:p>111.271326771523</text:p>
          </table:table-cell>
          <table:table-cell table:formula="of:=2*PI()*[.$R$30]*[.$R$34]*([.K25] - [.$R$33])" office:value-type="float" office:value="1.37452297850667" calcext:value-type="float">
            <text:p>1.37452297850667</text:p>
          </table:table-cell>
          <table:table-cell table:style-name="ce3" table:formula="of:=2*PI()*[.$R$30]*[.$R$34]*([.K25] - [.$R$33])*[.M25]" office:value-type="float" office:value="152.944995496383" calcext:value-type="float">
            <text:p>152.944995496383</text:p>
          </table:table-cell>
          <table:table-cell table:style-name="ce3" table:formula="of:=([.J25])/(2*PI()*0.0000000567 * [.$R$29] *  [.$R$30]  *([.K25]^4 - [.$R$33]^4))" office:value-type="float" office:value="1.81985755358732" calcext:value-type="float">
            <text:p>1.81985755358732</text:p>
          </table:table-cell>
          <table:table-cell table:style-name="ce3" table:number-columns-repeated="16368"/>
        </table:table-row>
        <table:table-row table:style-name="ro1">
          <table:table-cell table:number-columns-repeated="2"/>
          <table:table-cell table:style-name="ce12" office:value-type="float" office:value="0.40565" calcext:value-type="float">
            <text:p>4.06E-01</text:p>
          </table:table-cell>
          <table:table-cell table:style-name="ce3" table:formula="of:=0.05*[.C26]" office:value-type="float" office:value="0.0202825" calcext:value-type="float">
            <text:p>0.0202825</text:p>
          </table:table-cell>
          <table:table-cell table:style-name="ce3" office:value-type="float" office:value="0.6" calcext:value-type="float">
            <text:p>0.6</text:p>
          </table:table-cell>
          <table:table-cell table:style-name="ce12" office:value-type="float" office:value="0.11149" calcext:value-type="float">
            <text:p>1.11E-01</text:p>
          </table:table-cell>
          <table:table-cell table:style-name="ce3" table:formula="of:=0.005*[.F26]" office:value-type="float" office:value="0.00055745" calcext:value-type="float">
            <text:p>0.00055745</text:p>
          </table:table-cell>
          <table:table-cell table:style-name="ce3" table:formula="of:=[.C26]/([.F26])" office:value-type="float" office:value="3.638442909678" calcext:value-type="float">
            <text:p>3.638442909678</text:p>
          </table:table-cell>
          <table:table-cell table:style-name="ce3" table:formula="of:=[.H26]*((0.000000004418)/(0.25))*100000000" office:value-type="float" office:value="6.42985630998296" calcext:value-type="float">
            <text:p>6.42985630998296</text:p>
          </table:table-cell>
          <table:table-cell table:style-name="ce3" table:formula="of:=([.F26])*[.C26]" office:value-type="float" office:value="0.0452259185" calcext:value-type="float">
            <text:p>0.0452259185</text:p>
          </table:table-cell>
          <table:table-cell table:style-name="ce3" table:formula="of:=40.92 + 52.82*[.I26] - 1.043*([.I26]^2) + 0.0258*[.I26]^3" office:value-type="float" office:value="344.282617912223" calcext:value-type="float">
            <text:p>344.282617912223</text:p>
          </table:table-cell>
          <table:table-cell table:style-name="ce3" table:formula="of:=[.K26] * 0.03" office:value-type="float" office:value="10.3284785373667" calcext:value-type="float">
            <text:p>10.3284785373667</text:p>
          </table:table-cell>
          <table:table-cell table:style-name="ce3" table:formula="of:=((9.81*(1/[.$R$33])*([.K26] - [.$R$33])*[.$R$30]^3*(1.2)^2*1044)/(0.000015*[.$R$34]))^(1/4)" office:value-type="float" office:value="111.655290857853" calcext:value-type="float">
            <text:p>111.655290857853</text:p>
          </table:table-cell>
          <table:table-cell table:formula="of:=2*PI()*[.$R$30]*[.$R$34]*([.K26] - [.$R$33])" office:value-type="float" office:value="1.39359367771757" calcext:value-type="float">
            <text:p>1.39359367771757</text:p>
          </table:table-cell>
          <table:table-cell table:style-name="ce3" table:formula="of:=2*PI()*[.$R$30]*[.$R$34]*([.K26] - [.$R$33])*[.M26]" office:value-type="float" office:value="155.60210742322" calcext:value-type="float">
            <text:p>155.60210742322</text:p>
          </table:table-cell>
          <table:table-cell table:style-name="ce3" table:formula="of:=([.J26])/(2*PI()*0.0000000567 * [.$R$29] *  [.$R$30]  *([.K26]^4 - [.$R$33]^4))" office:value-type="float" office:value="2.02727915458025" calcext:value-type="float">
            <text:p>2.02727915458025</text:p>
          </table:table-cell>
          <table:table-cell table:style-name="ce3" table:number-columns-repeated="16368"/>
        </table:table-row>
        <table:table-row table:style-name="ro1">
          <table:table-cell table:number-columns-repeated="2"/>
          <table:table-cell table:style-name="ce12" office:value-type="float" office:value="0.44099" calcext:value-type="float">
            <text:p>4.41E-01</text:p>
          </table:table-cell>
          <table:table-cell table:style-name="ce3" table:formula="of:=0.05*[.C27]" office:value-type="float" office:value="0.0220495" calcext:value-type="float">
            <text:p>0.0220495</text:p>
          </table:table-cell>
          <table:table-cell table:style-name="ce3" office:value-type="float" office:value="0.66" calcext:value-type="float">
            <text:p>0.66</text:p>
          </table:table-cell>
          <table:table-cell table:style-name="ce12" office:value-type="float" office:value="0.12051" calcext:value-type="float">
            <text:p>1.21E-01</text:p>
          </table:table-cell>
          <table:table-cell table:style-name="ce3" table:formula="of:=0.005*[.F27]" office:value-type="float" office:value="0.00060255" calcext:value-type="float">
            <text:p>0.00060255</text:p>
          </table:table-cell>
          <table:table-cell table:style-name="ce3" table:formula="of:=[.C27]/([.F27])" office:value-type="float" office:value="3.65936436810223" calcext:value-type="float">
            <text:p>3.65936436810223</text:p>
          </table:table-cell>
          <table:table-cell table:style-name="ce3" table:formula="of:=[.H27]*((0.000000004418)/(0.25))*100000000" office:value-type="float" office:value="6.46682871131026" calcext:value-type="float">
            <text:p>6.46682871131026</text:p>
          </table:table-cell>
          <table:table-cell table:style-name="ce3" table:formula="of:=([.F27])*[.C27]" office:value-type="float" office:value="0.0531437049" calcext:value-type="float">
            <text:p>0.0531437049</text:p>
          </table:table-cell>
          <table:table-cell table:style-name="ce3" table:formula="of:=40.92 + 52.82*[.I27] - 1.043*([.I27]^2) + 0.0258*[.I27]^3" office:value-type="float" office:value="345.857166932817" calcext:value-type="float">
            <text:p>345.857166932817</text:p>
          </table:table-cell>
          <table:table-cell table:style-name="ce3" table:formula="of:=[.K27] * 0.03" office:value-type="float" office:value="10.3757150079845" calcext:value-type="float">
            <text:p>10.3757150079845</text:p>
          </table:table-cell>
          <table:table-cell table:style-name="ce3" table:formula="of:=((9.81*(1/[.$R$33])*([.K27] - [.$R$33])*[.$R$30]^3*(1.2)^2*1044)/(0.000015*[.$R$34]))^(1/4)" office:value-type="float" office:value="112.502644429703" calcext:value-type="float">
            <text:p>112.502644429703</text:p>
          </table:table-cell>
          <table:table-cell table:formula="of:=2*PI()*[.$R$30]*[.$R$34]*([.K27] - [.$R$33])" office:value-type="float" office:value="1.43638169536738" calcext:value-type="float">
            <text:p>1.43638169536738</text:p>
          </table:table-cell>
          <table:table-cell table:style-name="ce3" table:formula="of:=2*PI()*[.$R$30]*[.$R$34]*([.K27] - [.$R$33])*[.M27]" office:value-type="float" office:value="161.59673913925" calcext:value-type="float">
            <text:p>161.59673913925</text:p>
          </table:table-cell>
          <table:table-cell table:style-name="ce3" table:formula="of:=([.J27])/(2*PI()*0.0000000567 * [.$R$29] *  [.$R$30]  *([.K27]^4 - [.$R$33]^4))" office:value-type="float" office:value="2.29334622387046" calcext:value-type="float">
            <text:p>2.29334622387046</text:p>
          </table:table-cell>
          <table:table-cell table:style-name="ce3" table:number-columns-repeated="16368"/>
        </table:table-row>
        <table:table-row table:style-name="ro1">
          <table:table-cell table:number-columns-repeated="2"/>
          <table:table-cell table:style-name="ce12" office:value-type="float" office:value="0.47509" calcext:value-type="float">
            <text:p>4.75E-01</text:p>
          </table:table-cell>
          <table:table-cell table:style-name="ce3" table:formula="of:=0.05*[.C28]" office:value-type="float" office:value="0.0237545" calcext:value-type="float">
            <text:p>0.0237545</text:p>
          </table:table-cell>
          <table:table-cell table:style-name="ce3" office:value-type="float" office:value="0.717" calcext:value-type="float">
            <text:p>0.717</text:p>
          </table:table-cell>
          <table:table-cell table:style-name="ce12" office:value-type="float" office:value="0.12945" calcext:value-type="float">
            <text:p>1.29E-01</text:p>
          </table:table-cell>
          <table:table-cell table:style-name="ce3" table:formula="of:=0.005*[.F28]" office:value-type="float" office:value="0.00064725" calcext:value-type="float">
            <text:p>0.00064725</text:p>
          </table:table-cell>
          <table:table-cell table:style-name="ce3" table:formula="of:=[.C28]/([.F28])" office:value-type="float" office:value="3.67006566241792" calcext:value-type="float">
            <text:p>3.67006566241792</text:p>
          </table:table-cell>
          <table:table-cell table:style-name="ce3" table:formula="of:=[.H28]*((0.000000004418)/(0.25))*100000000" office:value-type="float" office:value="6.48574003862495" calcext:value-type="float">
            <text:p>6.48574003862495</text:p>
          </table:table-cell>
          <table:table-cell table:style-name="ce3" table:formula="of:=([.F28])*[.C28]" office:value-type="float" office:value="0.0615004005" calcext:value-type="float">
            <text:p>0.0615004005</text:p>
          </table:table-cell>
          <table:table-cell table:style-name="ce3" table:formula="of:=40.92 + 52.82*[.I28] - 1.043*([.I28]^2) + 0.0258*[.I28]^3" office:value-type="float" office:value="346.661972582177" calcext:value-type="float">
            <text:p>346.661972582177</text:p>
          </table:table-cell>
          <table:table-cell table:style-name="ce3" table:formula="of:=[.K28] * 0.03" office:value-type="float" office:value="10.3998591774653" calcext:value-type="float">
            <text:p>10.3998591774653</text:p>
          </table:table-cell>
          <table:table-cell table:style-name="ce3" table:formula="of:=((9.81*(1/[.$R$33])*([.K28] - [.$R$33])*[.$R$30]^3*(1.2)^2*1044)/(0.000015*[.$R$34]))^(1/4)" office:value-type="float" office:value="112.928463363677" calcext:value-type="float">
            <text:p>112.928463363677</text:p>
          </table:table-cell>
          <table:table-cell table:formula="of:=2*PI()*[.$R$30]*[.$R$34]*([.K28] - [.$R$33])" office:value-type="float" office:value="1.45825210897727" calcext:value-type="float">
            <text:p>1.45825210897727</text:p>
          </table:table-cell>
          <table:table-cell table:style-name="ce3" table:formula="of:=2*PI()*[.$R$30]*[.$R$34]*([.K28] - [.$R$33])*[.M28]" office:value-type="float" office:value="164.678169863645" calcext:value-type="float">
            <text:p>164.678169863645</text:p>
          </table:table-cell>
          <table:table-cell table:style-name="ce3" table:formula="of:=([.J28])/(2*PI()*0.0000000567 * [.$R$29] *  [.$R$30]  *([.K28]^4 - [.$R$33]^4))" office:value-type="float" office:value="2.60381284109087" calcext:value-type="float">
            <text:p>2.60381284109087</text:p>
          </table:table-cell>
          <table:table-cell table:style-name="ce3" table:number-columns-repeated="16368"/>
        </table:table-row>
        <table:table-row table:style-name="ro1">
          <table:table-cell table:number-columns-repeated="2"/>
          <table:table-cell table:style-name="ce12" office:value-type="float" office:value="0.52675" calcext:value-type="float">
            <text:p>5.27E-01</text:p>
          </table:table-cell>
          <table:table-cell table:style-name="ce3" table:formula="of:=0.05*[.C29]" office:value-type="float" office:value="0.0263375" calcext:value-type="float">
            <text:p>0.0263375</text:p>
          </table:table-cell>
          <table:table-cell table:style-name="ce3" office:value-type="float" office:value="0.794" calcext:value-type="float">
            <text:p>0.794</text:p>
          </table:table-cell>
          <table:table-cell table:style-name="ce12" office:value-type="float" office:value="0.14254" calcext:value-type="float">
            <text:p>1.43E-01</text:p>
          </table:table-cell>
          <table:table-cell table:style-name="ce3" table:formula="of:=0.005*[.F29]" office:value-type="float" office:value="0.0007127" calcext:value-type="float">
            <text:p>0.0007127</text:p>
          </table:table-cell>
          <table:table-cell table:style-name="ce3" table:formula="of:=[.C29]/([.F29])" office:value-type="float" office:value="3.69545390767504" calcext:value-type="float">
            <text:p>3.69545390767504</text:p>
          </table:table-cell>
          <table:table-cell table:style-name="ce3" table:formula="of:=[.H29]*((0.000000004418)/(0.25))*100000000" office:value-type="float" office:value="6.53060614564333" calcext:value-type="float">
            <text:p>6.53060614564333</text:p>
          </table:table-cell>
          <table:table-cell table:style-name="ce3" table:formula="of:=([.F29])*[.C29]" office:value-type="float" office:value="0.075082945" calcext:value-type="float">
            <text:p>0.075082945</text:p>
          </table:table-cell>
          <table:table-cell table:style-name="ce3" table:formula="of:=40.92 + 52.82*[.I29] - 1.043*([.I29]^2) + 0.0258*[.I29]^3" office:value-type="float" office:value="348.569784567113" calcext:value-type="float">
            <text:p>348.569784567113</text:p>
          </table:table-cell>
          <table:table-cell table:style-name="ce3" table:formula="of:=[.K29] * 0.03" office:value-type="float" office:value="10.4570935370134" calcext:value-type="float">
            <text:p>10.4570935370134</text:p>
          </table:table-cell>
          <table:table-cell table:style-name="ce3" table:formula="of:=((9.81*(1/[.$R$33])*([.K29] - [.$R$33])*[.$R$30]^3*(1.2)^2*1044)/(0.000015*[.$R$34]))^(1/4)" office:value-type="float" office:value="113.91907205182" calcext:value-type="float">
            <text:p>113.91907205182</text:p>
          </table:table-cell>
          <table:table-cell table:formula="of:=2*PI()*[.$R$30]*[.$R$34]*([.K29] - [.$R$33])" office:value-type="float" office:value="1.51009647318333" calcext:value-type="float">
            <text:p>1.51009647318333</text:p>
          </table:table-cell>
          <table:table-cell table:style-name="ce3" table:formula="of:=2*PI()*[.$R$30]*[.$R$34]*([.K29] - [.$R$33])*[.M29]" office:value-type="float" office:value="172.028788933771" calcext:value-type="float">
            <text:p>172.028788933771</text:p>
          </table:table-cell>
          <table:table-cell table:style-name="ce3" table:formula="of:=([.J29])/(2*PI()*0.0000000567 * [.$R$29] *  [.$R$30]  *([.K29]^4 - [.$R$33]^4))" office:value-type="float" office:value="3.04102969260369" calcext:value-type="float">
            <text:p>3.04102969260369</text:p>
          </table:table-cell>
          <table:table-cell table:style-name="ce3" office:value-type="string" calcext:value-type="string">
            <text:p>Radius</text:p>
          </table:table-cell>
          <table:table-cell table:style-name="ce12" table:formula="of:=0.000075/2" office:value-type="float" office:value="0.0000375" calcext:value-type="float">
            <text:p>3.75E-05</text:p>
          </table:table-cell>
          <table:table-cell table:style-name="ce3" table:number-columns-repeated="16366"/>
        </table:table-row>
        <table:table-row table:style-name="ro1">
          <table:table-cell table:number-columns-repeated="2"/>
          <table:table-cell table:style-name="ce12" office:value-type="float" office:value="0.56085" calcext:value-type="float">
            <text:p>5.61E-01</text:p>
          </table:table-cell>
          <table:table-cell table:style-name="ce3" table:formula="of:=0.05*[.C30]" office:value-type="float" office:value="0.0280425" calcext:value-type="float">
            <text:p>0.0280425</text:p>
          </table:table-cell>
          <table:table-cell table:style-name="ce3" office:value-type="float" office:value="0.846" calcext:value-type="float">
            <text:p>0.846</text:p>
          </table:table-cell>
          <table:table-cell table:style-name="ce3" office:value-type="float" office:value="0.15099" calcext:value-type="float">
            <text:p>0.15099</text:p>
          </table:table-cell>
          <table:table-cell table:style-name="ce3" table:formula="of:=0.005*[.F30]" office:value-type="float" office:value="0.00075495" calcext:value-type="float">
            <text:p>0.00075495</text:p>
          </table:table-cell>
          <table:table-cell table:style-name="ce3" table:formula="of:=[.C30]/([.F30])" office:value-type="float" office:value="3.71448440294059" calcext:value-type="float">
            <text:p>3.71448440294059</text:p>
          </table:table-cell>
          <table:table-cell table:style-name="ce3" table:formula="of:=[.H30]*((0.000000004418)/(0.25))*100000000" office:value-type="float" office:value="6.56423683687661" calcext:value-type="float">
            <text:p>6.56423683687661</text:p>
          </table:table-cell>
          <table:table-cell table:style-name="ce3" table:formula="of:=([.F30])*[.C30]" office:value-type="float" office:value="0.0846827415" calcext:value-type="float">
            <text:p>0.0846827415</text:p>
          </table:table-cell>
          <table:table-cell table:style-name="ce3" table:formula="of:=40.92 + 52.82*[.I30] - 1.043*([.I30]^2) + 0.0258*[.I30]^3" office:value-type="float" office:value="349.998420555585" calcext:value-type="float">
            <text:p>349.998420555585</text:p>
          </table:table-cell>
          <table:table-cell table:style-name="ce3" table:formula="of:=[.K30] * 0.03" office:value-type="float" office:value="10.4999526166676" calcext:value-type="float">
            <text:p>10.4999526166676</text:p>
          </table:table-cell>
          <table:table-cell table:style-name="ce3" table:formula="of:=((9.81*(1/[.$R$33])*([.K30] - [.$R$33])*[.$R$30]^3*(1.2)^2*1044)/(0.000015*[.$R$34]))^(1/4)" office:value-type="float" office:value="114.644299693706" calcext:value-type="float">
            <text:p>114.644299693706</text:p>
          </table:table-cell>
          <table:table-cell table:formula="of:=2*PI()*[.$R$30]*[.$R$34]*([.K30] - [.$R$33])" office:value-type="float" office:value="1.54891933680356" calcext:value-type="float">
            <text:p>1.54891933680356</text:p>
          </table:table-cell>
          <table:table-cell table:style-name="ce3" table:formula="of:=2*PI()*[.$R$30]*[.$R$34]*([.K30] - [.$R$33])*[.M30]" office:value-type="float" office:value="177.574772649883" calcext:value-type="float">
            <text:p>177.574772649883</text:p>
          </table:table-cell>
          <table:table-cell table:style-name="ce3" table:formula="of:=([.J30])/(2*PI()*0.0000000567 * [.$R$29] *  [.$R$30]  *([.K30]^4 - [.$R$33]^4))" office:value-type="float" office:value="3.32046466024826" calcext:value-type="float">
            <text:p>3.32046466024826</text:p>
          </table:table-cell>
          <table:table-cell table:style-name="ce3" office:value-type="string" calcext:value-type="string">
            <text:p>Length</text:p>
          </table:table-cell>
          <table:table-cell table:style-name="ce12" table:formula="of:=0.25" office:value-type="float" office:value="0.25" calcext:value-type="float">
            <text:p>2.50E-01</text:p>
          </table:table-cell>
          <table:table-cell table:style-name="ce3" table:number-columns-repeated="16366"/>
        </table:table-row>
        <table:table-row table:style-name="ro1">
          <table:table-cell table:style-name="ce4" office:value-type="float" office:value="10.2" calcext:value-type="float">
            <text:p>10.2</text:p>
          </table:table-cell>
          <table:table-cell table:style-name="ce4"/>
          <table:table-cell table:style-name="ce13" office:value-type="float" office:value="0.06377" calcext:value-type="float">
            <text:p>6.38E-02</text:p>
          </table:table-cell>
          <table:table-cell table:style-name="ce4" table:formula="of:=0.05*[.C31]" office:value-type="float" office:value="0.0031885" calcext:value-type="float">
            <text:p>0.0031885</text:p>
          </table:table-cell>
          <table:table-cell table:style-name="ce4" office:value-type="float" office:value="0.098" calcext:value-type="float">
            <text:p>0.098</text:p>
          </table:table-cell>
          <table:table-cell table:style-name="ce13" office:value-type="float" office:value="0.01824" calcext:value-type="float">
            <text:p>1.82E-02</text:p>
          </table:table-cell>
          <table:table-cell table:style-name="ce4" table:formula="of:=0.005*[.F31]" office:value-type="float" office:value="0.0000912" calcext:value-type="float">
            <text:p>0.0000912</text:p>
          </table:table-cell>
          <table:table-cell table:style-name="ce4" table:formula="of:=[.C31]/([.F31])" office:value-type="float" office:value="3.49616228070175" calcext:value-type="float">
            <text:p>3.49616228070175</text:p>
          </table:table-cell>
          <table:table-cell table:style-name="ce4" table:formula="of:=[.H31]*((0.000000004418)/(0.25))*100000000" office:value-type="float" office:value="6.17841798245614" calcext:value-type="float">
            <text:p>6.17841798245614</text:p>
          </table:table-cell>
          <table:table-cell table:style-name="ce4" table:formula="of:=([.F31])*[.C31]" office:value-type="float" office:value="0.0011631648" calcext:value-type="float">
            <text:p>0.0011631648</text:p>
          </table:table-cell>
          <table:table-cell table:style-name="ce4" table:formula="of:=40.92 + 52.82*[.I31] - 1.043*([.I31]^2) + 0.0258*[.I31]^3" office:value-type="float" office:value="333.534630204092" calcext:value-type="float">
            <text:p>333.534630204092</text:p>
          </table:table-cell>
          <table:table-cell table:style-name="ce4" table:formula="of:=[.K31] * 0.03" office:value-type="float" office:value="10.0060389061228" calcext:value-type="float">
            <text:p>10.0060389061228</text:p>
          </table:table-cell>
          <table:table-cell table:style-name="ce4" table:formula="of:=((9.81*(1/[.$R$33])*([.K31] - [.$R$33])*[.$R$30]^3*(1.2)^2*1044)/(0.000015*[.$R$34]))^(1/4)" office:value-type="float" office:value="105.279378923063" calcext:value-type="float">
            <text:p>105.279378923063</text:p>
          </table:table-cell>
          <table:table-cell table:formula="of:=2*PI()*[.$R$30]*[.$R$34]*([.K31] - [.$R$33])" office:value-type="float" office:value="1.1015195144236" calcext:value-type="float">
            <text:p>1.1015195144236</text:p>
          </table:table-cell>
          <table:table-cell table:style-name="ce4" table:formula="of:=2*PI()*0.25*[.$R$30]*[.$R$34]*([.K31] - [.$R$33])*[.M31]" office:value-type="float" office:value="28.9918225875376" calcext:value-type="float">
            <text:p>28.9918225875376</text:p>
          </table:table-cell>
          <table:table-cell table:style-name="ce4" table:formula="of:=([.J31])/(2*PI()*0.0000000567 * [.$R$29] *  [.$R$30]  *([.K31]^4 - [.$R$33]^4))" office:value-type="float" office:value="0.0695763397300867" calcext:value-type="float">
            <text:p>0.0695763397300867</text:p>
          </table:table-cell>
          <table:table-cell table:style-name="ce4" office:value-type="string" calcext:value-type="string">
            <text:p>Area</text:p>
          </table:table-cell>
          <table:table-cell table:style-name="ce4" table:formula="of:=PI()*((0.000075)/2)^2" office:value-type="float" office:value="0.00000000441786466911065" calcext:value-type="float">
            <text:p>4.41786466911065E-09</text:p>
          </table:table-cell>
          <table:table-cell table:style-name="ce4" table:number-columns-repeated="16366"/>
        </table:table-row>
        <table:table-row table:style-name="ro1">
          <table:table-cell table:style-name="ce4" table:number-columns-repeated="2"/>
          <table:table-cell table:style-name="ce13" office:value-type="float" office:value="0.0993" calcext:value-type="float">
            <text:p>9.93E-02</text:p>
          </table:table-cell>
          <table:table-cell table:style-name="ce4" table:formula="of:=0.05*[.C32]" office:value-type="float" office:value="0.004965" calcext:value-type="float">
            <text:p>0.004965</text:p>
          </table:table-cell>
          <table:table-cell table:style-name="ce4" office:value-type="float" office:value="0.152" calcext:value-type="float">
            <text:p>0.152</text:p>
          </table:table-cell>
          <table:table-cell table:style-name="ce13" office:value-type="float" office:value="0.02788" calcext:value-type="float">
            <text:p>2.79E-02</text:p>
          </table:table-cell>
          <table:table-cell table:style-name="ce4" table:formula="of:=0.005*[.F32]" office:value-type="float" office:value="0.0001394" calcext:value-type="float">
            <text:p>0.0001394</text:p>
          </table:table-cell>
          <table:table-cell table:style-name="ce4" table:formula="of:=[.C32]/([.F32])" office:value-type="float" office:value="3.56169296987088" calcext:value-type="float">
            <text:p>3.56169296987088</text:p>
          </table:table-cell>
          <table:table-cell table:style-name="ce4" table:formula="of:=[.H32]*((0.000000004418)/(0.25))*100000000" office:value-type="float" office:value="6.29422381635581" calcext:value-type="float">
            <text:p>6.29422381635581</text:p>
          </table:table-cell>
          <table:table-cell table:style-name="ce4" table:formula="of:=([.F32])*[.C32]" office:value-type="float" office:value="0.002768484" calcext:value-type="float">
            <text:p>0.002768484</text:p>
          </table:table-cell>
          <table:table-cell table:style-name="ce4" table:formula="of:=40.92 + 52.82*[.I32] - 1.043*([.I32]^2) + 0.0258*[.I32]^3" office:value-type="float" office:value="338.493591024482" calcext:value-type="float">
            <text:p>338.493591024482</text:p>
          </table:table-cell>
          <table:table-cell table:style-name="ce4" table:formula="of:=[.K32] * 0.03" office:value-type="float" office:value="10.1548077307344" calcext:value-type="float">
            <text:p>10.1548077307344</text:p>
          </table:table-cell>
          <table:table-cell table:style-name="ce4" table:formula="of:=((9.81*(1/[.$R$33])*([.K32] - [.$R$33])*[.$R$30]^3*(1.2)^2*1044)/(0.000015*[.$R$34]))^(1/4)" office:value-type="float" office:value="108.361327096698" calcext:value-type="float">
            <text:p>108.361327096698</text:p>
          </table:table-cell>
          <table:table-cell table:formula="of:=2*PI()*[.$R$30]*[.$R$34]*([.K32] - [.$R$33])" office:value-type="float" office:value="1.23627816615959" calcext:value-type="float">
            <text:p>1.23627816615959</text:p>
          </table:table-cell>
          <table:table-cell table:style-name="ce4" table:formula="of:=2*PI()*0.25*[.$R$30]*[.$R$34]*([.K32] - [.$R$33])*[.M32]" office:value-type="float" office:value="33.4911856864314" calcext:value-type="float">
            <text:p>33.4911856864314</text:p>
          </table:table-cell>
          <table:table-cell table:style-name="ce4" table:formula="of:=([.J32])/(2*PI()*0.0000000567 * [.$R$29] *  [.$R$30]  *([.K32]^4 - [.$R$33]^4))" office:value-type="float" office:value="0.143956942592571" calcext:value-type="float">
            <text:p>0.143956942592571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float" office:value="9.81" calcext:value-type="float">
            <text:p>9.81</text:p>
          </table:table-cell>
          <table:table-cell table:style-name="ce4" table:number-columns-repeated="16366"/>
        </table:table-row>
        <table:table-row table:style-name="ro1">
          <table:table-cell table:style-name="ce4" table:number-columns-repeated="2"/>
          <table:table-cell table:style-name="ce13" office:value-type="float" office:value="0.12935" calcext:value-type="float">
            <text:p>1.29E-01</text:p>
          </table:table-cell>
          <table:table-cell table:style-name="ce4" table:formula="of:=0.05*[.C33]" office:value-type="float" office:value="0.0064675" calcext:value-type="float">
            <text:p>0.0064675</text:p>
          </table:table-cell>
          <table:table-cell table:style-name="ce4" office:value-type="float" office:value="0.2" calcext:value-type="float">
            <text:p>0.2</text:p>
          </table:table-cell>
          <table:table-cell table:style-name="ce13" office:value-type="float" office:value="0.03632" calcext:value-type="float">
            <text:p>3.63E-02</text:p>
          </table:table-cell>
          <table:table-cell table:style-name="ce4" table:formula="of:=0.005*[.F33]" office:value-type="float" office:value="0.0001816" calcext:value-type="float">
            <text:p>0.0001816</text:p>
          </table:table-cell>
          <table:table-cell table:style-name="ce4" table:formula="of:=[.C33]/([.F33])" office:value-type="float" office:value="3.5613986784141" calcext:value-type="float">
            <text:p>3.5613986784141</text:p>
          </table:table-cell>
          <table:table-cell table:style-name="ce4" table:formula="of:=[.H33]*((0.000000004418)/(0.25))*100000000" office:value-type="float" office:value="6.29370374449339" calcext:value-type="float">
            <text:p>6.29370374449339</text:p>
          </table:table-cell>
          <table:table-cell table:style-name="ce4" table:formula="of:=([.F33])*[.C33]" office:value-type="float" office:value="0.004697992" calcext:value-type="float">
            <text:p>0.004697992</text:p>
          </table:table-cell>
          <table:table-cell table:style-name="ce4" table:formula="of:=40.92 + 52.82*[.I33] - 1.043*([.I33]^2) + 0.0258*[.I33]^3" office:value-type="float" office:value="338.471354356787" calcext:value-type="float">
            <text:p>338.471354356787</text:p>
          </table:table-cell>
          <table:table-cell table:style-name="ce4" table:formula="of:=[.K33] * 0.03" office:value-type="float" office:value="10.1541406307036" calcext:value-type="float">
            <text:p>10.1541406307036</text:p>
          </table:table-cell>
          <table:table-cell table:style-name="ce4" table:formula="of:=((9.81*(1/[.$R$33])*([.K33] - [.$R$33])*[.$R$30]^3*(1.2)^2*1044)/(0.000015*[.$R$34]))^(1/4)" office:value-type="float" office:value="108.348083271798" calcext:value-type="float">
            <text:p>108.348083271798</text:p>
          </table:table-cell>
          <table:table-cell table:formula="of:=2*PI()*[.$R$30]*[.$R$34]*([.K33] - [.$R$33])" office:value-type="float" office:value="1.23567388968593" calcext:value-type="float">
            <text:p>1.23567388968593</text:p>
          </table:table-cell>
          <table:table-cell table:style-name="ce4" table:formula="of:=2*PI()*0.25*[.$R$30]*[.$R$34]*([.K33] - [.$R$33])*[.M33]" office:value-type="float" office:value="33.4707243741196" calcext:value-type="float">
            <text:p>33.4707243741196</text:p>
          </table:table-cell>
          <table:table-cell table:style-name="ce4" table:formula="of:=([.J33])/(2*PI()*0.0000000567 * [.$R$29] *  [.$R$30]  *([.K33]^4 - [.$R$33]^4))" office:value-type="float" office:value="0.244434842360568" calcext:value-type="float">
            <text:p>0.244434842360568</text:p>
          </table:table-cell>
          <table:table-cell table:style-name="ce4" office:value-type="string" calcext:value-type="string">
            <text:p>Room temperature</text:p>
          </table:table-cell>
          <table:table-cell table:style-name="ce4" table:formula="of:=20+273" office:value-type="float" office:value="293" calcext:value-type="float">
            <text:p>293</text:p>
          </table:table-cell>
          <table:table-cell table:style-name="ce4" table:number-columns-repeated="16366"/>
        </table:table-row>
        <table:table-row table:style-name="ro1">
          <table:table-cell table:style-name="ce4" table:number-columns-repeated="2"/>
          <table:table-cell table:style-name="ce13" office:value-type="float" office:value="0.16311" calcext:value-type="float">
            <text:p>1.63E-01</text:p>
          </table:table-cell>
          <table:table-cell table:style-name="ce4" table:formula="of:=0.05*[.C34]" office:value-type="float" office:value="0.0081555" calcext:value-type="float">
            <text:p>0.0081555</text:p>
          </table:table-cell>
          <table:table-cell table:style-name="ce4" office:value-type="float" office:value="0.251" calcext:value-type="float">
            <text:p>0.251</text:p>
          </table:table-cell>
          <table:table-cell table:style-name="ce4" table:formula="of:=0.0457" office:value-type="float" office:value="0.0457" calcext:value-type="float">
            <text:p>0.0457</text:p>
          </table:table-cell>
          <table:table-cell table:style-name="ce4" table:formula="of:=0.005*[.F34]" office:value-type="float" office:value="0.0002285" calcext:value-type="float">
            <text:p>0.0002285</text:p>
          </table:table-cell>
          <table:table-cell table:style-name="ce4" table:formula="of:=[.C34]/([.F34])" office:value-type="float" office:value="3.5691466083151" calcext:value-type="float">
            <text:p>3.5691466083151</text:p>
          </table:table-cell>
          <table:table-cell table:style-name="ce4" table:formula="of:=[.H34]*((0.000000004418)/(0.25))*100000000" office:value-type="float" office:value="6.30739588621444" calcext:value-type="float">
            <text:p>6.30739588621444</text:p>
          </table:table-cell>
          <table:table-cell table:style-name="ce4" table:formula="of:=([.F34])*[.C34]" office:value-type="float" office:value="0.007454127" calcext:value-type="float">
            <text:p>0.007454127</text:p>
          </table:table-cell>
          <table:table-cell table:style-name="ce4" table:formula="of:=40.92 + 52.82*[.I34] - 1.043*([.I34]^2) + 0.0258*[.I34]^3" office:value-type="float" office:value="339.056687890853" calcext:value-type="float">
            <text:p>339.056687890853</text:p>
          </table:table-cell>
          <table:table-cell table:style-name="ce4" table:formula="of:=[.K34] * 0.03" office:value-type="float" office:value="10.1717006367256" calcext:value-type="float">
            <text:p>10.1717006367256</text:p>
          </table:table-cell>
          <table:table-cell table:style-name="ce4" table:formula="of:=((9.81*(1/[.$R$33])*([.K34] - [.$R$33])*[.$R$30]^3*(1.2)^2*1044)/(0.000015*[.$R$34]))^(1/4)" office:value-type="float" office:value="108.695092422391" calcext:value-type="float">
            <text:p>108.695092422391</text:p>
          </table:table-cell>
          <table:table-cell table:formula="of:=2*PI()*[.$R$30]*[.$R$34]*([.K34] - [.$R$33])" office:value-type="float" office:value="1.25158019762493" calcext:value-type="float">
            <text:p>1.25158019762493</text:p>
          </table:table-cell>
          <table:table-cell table:style-name="ce4" table:formula="of:=2*PI()*0.25*[.$R$30]*[.$R$34]*([.K34] - [.$R$33])*[.M34]" office:value-type="float" office:value="34.0101563137191" calcext:value-type="float">
            <text:p>34.0101563137191</text:p>
          </table:table-cell>
          <table:table-cell table:style-name="ce4" table:formula="of:=([.J34])/(2*PI()*0.0000000567 * [.$R$29] *  [.$R$30]  *([.K34]^4 - [.$R$33]^4))" office:value-type="float" office:value="0.381796456197136" calcext:value-type="float">
            <text:p>0.381796456197136</text:p>
          </table:table-cell>
          <table:table-cell table:style-name="ce4" office:value-type="string" calcext:value-type="string">
            <text:p>Thermal Conductivity</text:p>
          </table:table-cell>
          <table:table-cell table:style-name="ce13" office:value-type="float" office:value="0.0173" calcext:value-type="float">
            <text:p>1.73E-02</text:p>
          </table:table-cell>
          <table:table-cell table:style-name="ce4" table:number-columns-repeated="16366"/>
        </table:table-row>
        <table:table-row table:style-name="ro1">
          <table:table-cell table:style-name="ce4" table:number-columns-repeated="2"/>
          <table:table-cell table:style-name="ce13" office:value-type="float" office:value="0.19957" calcext:value-type="float">
            <text:p>2.00E-01</text:p>
          </table:table-cell>
          <table:table-cell table:style-name="ce4" table:formula="of:=0.05*[.C35]" office:value-type="float" office:value="0.0099785" calcext:value-type="float">
            <text:p>0.0099785</text:p>
          </table:table-cell>
          <table:table-cell table:style-name="ce4" office:value-type="float" office:value="0.309" calcext:value-type="float">
            <text:p>0.309</text:p>
          </table:table-cell>
          <table:table-cell table:style-name="ce13" office:value-type="float" office:value="0.05581" calcext:value-type="float">
            <text:p>5.58E-02</text:p>
          </table:table-cell>
          <table:table-cell table:style-name="ce4" table:formula="of:=0.005*[.F35]" office:value-type="float" office:value="0.00027905" calcext:value-type="float">
            <text:p>0.00027905</text:p>
          </table:table-cell>
          <table:table-cell table:style-name="ce4" table:formula="of:=[.C35]/([.F35])" office:value-type="float" office:value="3.5758824583408" calcext:value-type="float">
            <text:p>3.5758824583408</text:p>
          </table:table-cell>
          <table:table-cell table:style-name="ce4" table:formula="of:=[.H35]*((0.000000004418)/(0.25))*100000000" office:value-type="float" office:value="6.31929948037986" calcext:value-type="float">
            <text:p>6.31929948037986</text:p>
          </table:table-cell>
          <table:table-cell table:style-name="ce4" table:formula="of:=([.F35])*[.C35]" office:value-type="float" office:value="0.0111380017" calcext:value-type="float">
            <text:p>0.0111380017</text:p>
          </table:table-cell>
          <table:table-cell table:style-name="ce4" table:formula="of:=40.92 + 52.82*[.I35] - 1.043*([.I35]^2) + 0.0258*[.I35]^3" office:value-type="float" office:value="339.565392685038" calcext:value-type="float">
            <text:p>339.565392685038</text:p>
          </table:table-cell>
          <table:table-cell table:style-name="ce4" table:formula="of:=[.K35] * 0.03" office:value-type="float" office:value="10.1869617805511" calcext:value-type="float">
            <text:p>10.1869617805511</text:p>
          </table:table-cell>
          <table:table-cell table:style-name="ce4" table:formula="of:=((9.81*(1/[.$R$33])*([.K35] - [.$R$33])*[.$R$30]^3*(1.2)^2*1044)/(0.000015*[.$R$34]))^(1/4)" office:value-type="float" office:value="108.993996653637" calcext:value-type="float">
            <text:p>108.993996653637</text:p>
          </table:table-cell>
          <table:table-cell table:formula="of:=2*PI()*[.$R$30]*[.$R$34]*([.K35] - [.$R$33])" office:value-type="float" office:value="1.26540413668775" calcext:value-type="float">
            <text:p>1.26540413668775</text:p>
          </table:table-cell>
          <table:table-cell table:style-name="ce4" table:formula="of:=2*PI()*0.25*[.$R$30]*[.$R$34]*([.K35] - [.$R$33])*[.M35]" office:value-type="float" office:value="34.4803635599108" calcext:value-type="float">
            <text:p>34.4803635599108</text:p>
          </table:table-cell>
          <table:table-cell table:style-name="ce4" table:formula="of:=([.J35])/(2*PI()*0.0000000567 * [.$R$29] *  [.$R$30]  *([.K35]^4 - [.$R$33]^4))" office:value-type="float" office:value="0.562828976123842" calcext:value-type="float">
            <text:p>0.562828976123842</text:p>
          </table:table-cell>
          <table:table-cell table:style-name="ce4" table:number-columns-repeated="16368"/>
        </table:table-row>
        <table:table-row table:style-name="ro1">
          <table:table-cell table:style-name="ce4" table:number-columns-repeated="2"/>
          <table:table-cell table:style-name="ce13" office:value-type="float" office:value="0.24036" calcext:value-type="float">
            <text:p>2.40E-01</text:p>
          </table:table-cell>
          <table:table-cell table:style-name="ce4" table:formula="of:=0.05*[.C36]" office:value-type="float" office:value="0.012018" calcext:value-type="float">
            <text:p>0.012018</text:p>
          </table:table-cell>
          <table:table-cell table:style-name="ce4" office:value-type="float" office:value="0.372" calcext:value-type="float">
            <text:p>0.372</text:p>
          </table:table-cell>
          <table:table-cell table:style-name="ce13" office:value-type="float" office:value="0.067" calcext:value-type="float">
            <text:p>6.70E-02</text:p>
          </table:table-cell>
          <table:table-cell table:style-name="ce4" table:formula="of:=0.005*[.F36]" office:value-type="float" office:value="0.000335" calcext:value-type="float">
            <text:p>0.000335</text:p>
          </table:table-cell>
          <table:table-cell table:style-name="ce4" table:formula="of:=[.C36]/([.F36])" office:value-type="float" office:value="3.58746268656716" calcext:value-type="float">
            <text:p>3.58746268656716</text:p>
          </table:table-cell>
          <table:table-cell table:style-name="ce4" table:formula="of:=[.H36]*((0.000000004418)/(0.25))*100000000" office:value-type="float" office:value="6.33976405970149" calcext:value-type="float">
            <text:p>6.33976405970149</text:p>
          </table:table-cell>
          <table:table-cell table:style-name="ce4" table:formula="of:=([.F36])*[.C36]" office:value-type="float" office:value="0.01610412" calcext:value-type="float">
            <text:p>0.01610412</text:p>
          </table:table-cell>
          <table:table-cell table:style-name="ce4" table:formula="of:=40.92 + 52.82*[.I36] - 1.043*([.I36]^2) + 0.0258*[.I36]^3" office:value-type="float" office:value="340.439587809793" calcext:value-type="float">
            <text:p>340.439587809793</text:p>
          </table:table-cell>
          <table:table-cell table:style-name="ce4" table:formula="of:=[.K36] * 0.03" office:value-type="float" office:value="10.2131876342938" calcext:value-type="float">
            <text:p>10.2131876342938</text:p>
          </table:table-cell>
          <table:table-cell table:style-name="ce4" table:formula="of:=((9.81*(1/[.$R$33])*([.K36] - [.$R$33])*[.$R$30]^3*(1.2)^2*1044)/(0.000015*[.$R$34]))^(1/4)" office:value-type="float" office:value="109.501983789318" calcext:value-type="float">
            <text:p>109.501983789318</text:p>
          </table:table-cell>
          <table:table-cell table:formula="of:=2*PI()*[.$R$30]*[.$R$34]*([.K36] - [.$R$33])" office:value-type="float" office:value="1.28916019377977" calcext:value-type="float">
            <text:p>1.28916019377977</text:p>
          </table:table-cell>
          <table:table-cell table:style-name="ce4" table:formula="of:=2*PI()*0.25*[.$R$30]*[.$R$34]*([.K36] - [.$R$33])*[.M36]" office:value-type="float" office:value="35.2913996602767" calcext:value-type="float">
            <text:p>35.2913996602767</text:p>
          </table:table-cell>
          <table:table-cell table:style-name="ce4" table:formula="of:=([.J36])/(2*PI()*0.0000000567 * [.$R$29] *  [.$R$30]  *([.K36]^4 - [.$R$33]^4))" office:value-type="float" office:value="0.795329707016113" calcext:value-type="float">
            <text:p>0.795329707016113</text:p>
          </table:table-cell>
          <table:table-cell table:style-name="ce4" table:number-columns-repeated="16368"/>
        </table:table-row>
        <table:table-row table:style-name="ro1">
          <table:table-cell table:style-name="ce4" table:number-columns-repeated="2"/>
          <table:table-cell table:style-name="ce13" office:value-type="float" office:value="0.27343" calcext:value-type="float">
            <text:p>2.73E-01</text:p>
          </table:table-cell>
          <table:table-cell table:style-name="ce4" table:formula="of:=0.05*[.C37]" office:value-type="float" office:value="0.0136715" calcext:value-type="float">
            <text:p>0.0136715</text:p>
          </table:table-cell>
          <table:table-cell table:style-name="ce4" office:value-type="float" office:value="0.424" calcext:value-type="float">
            <text:p>0.424</text:p>
          </table:table-cell>
          <table:table-cell table:style-name="ce13" office:value-type="float" office:value="0.07602" calcext:value-type="float">
            <text:p>7.60E-02</text:p>
          </table:table-cell>
          <table:table-cell table:style-name="ce4" table:formula="of:=0.005*[.F37]" office:value-type="float" office:value="0.0003801" calcext:value-type="float">
            <text:p>0.0003801</text:p>
          </table:table-cell>
          <table:table-cell table:style-name="ce4" table:formula="of:=[.C37]/([.F37])" office:value-type="float" office:value="3.59681662720337" calcext:value-type="float">
            <text:p>3.59681662720337</text:p>
          </table:table-cell>
          <table:table-cell table:style-name="ce4" table:formula="of:=[.H37]*((0.000000004418)/(0.25))*100000000" office:value-type="float" office:value="6.35629434359379" calcext:value-type="float">
            <text:p>6.35629434359379</text:p>
          </table:table-cell>
          <table:table-cell table:style-name="ce4" table:formula="of:=([.F37])*[.C37]" office:value-type="float" office:value="0.0207861486" calcext:value-type="float">
            <text:p>0.0207861486</text:p>
          </table:table-cell>
          <table:table-cell table:style-name="ce4" table:formula="of:=40.92 + 52.82*[.I37] - 1.043*([.I37]^2) + 0.0258*[.I37]^3" office:value-type="float" office:value="341.145381959261" calcext:value-type="float">
            <text:p>341.145381959261</text:p>
          </table:table-cell>
          <table:table-cell table:style-name="ce4" table:formula="of:=[.K37] * 0.03" office:value-type="float" office:value="10.2343614587778" calcext:value-type="float">
            <text:p>10.2343614587778</text:p>
          </table:table-cell>
          <table:table-cell table:style-name="ce4" table:formula="of:=((9.81*(1/[.$R$33])*([.K37] - [.$R$33])*[.$R$30]^3*(1.2)^2*1044)/(0.000015*[.$R$34]))^(1/4)" office:value-type="float" office:value="109.907016682682" calcext:value-type="float">
            <text:p>109.907016682682</text:p>
          </table:table-cell>
          <table:table-cell table:formula="of:=2*PI()*[.$R$30]*[.$R$34]*([.K37] - [.$R$33])" office:value-type="float" office:value="1.30833999201378" calcext:value-type="float">
            <text:p>1.30833999201378</text:p>
          </table:table-cell>
          <table:table-cell table:style-name="ce4" table:formula="of:=2*PI()*0.25*[.$R$30]*[.$R$34]*([.K37] - [.$R$33])*[.M37]" office:value-type="float" office:value="35.9489363322196" calcext:value-type="float">
            <text:p>35.9489363322196</text:p>
          </table:table-cell>
          <table:table-cell table:style-name="ce4" table:formula="of:=([.J37])/(2*PI()*0.0000000567 * [.$R$29] *  [.$R$30]  *([.K37]^4 - [.$R$33]^4))" office:value-type="float" office:value="1.00798147485346" calcext:value-type="float">
            <text:p>1.00798147485346</text:p>
          </table:table-cell>
          <table:table-cell table:style-name="ce4" table:number-columns-repeated="16368"/>
        </table:table-row>
        <table:table-row table:style-name="ro1">
          <table:table-cell table:style-name="ce4" table:number-columns-repeated="2"/>
          <table:table-cell table:style-name="ce13" office:value-type="float" office:value="0.3087" calcext:value-type="float">
            <text:p>3.09E-01</text:p>
          </table:table-cell>
          <table:table-cell table:style-name="ce4" table:formula="of:=0.05*[.C38]" office:value-type="float" office:value="0.015435" calcext:value-type="float">
            <text:p>0.015435</text:p>
          </table:table-cell>
          <table:table-cell table:style-name="ce4" office:value-type="float" office:value="0.48" calcext:value-type="float">
            <text:p>0.48</text:p>
          </table:table-cell>
          <table:table-cell table:style-name="ce13" office:value-type="float" office:value="0.08553" calcext:value-type="float">
            <text:p>8.55E-02</text:p>
          </table:table-cell>
          <table:table-cell table:style-name="ce4" table:formula="of:=0.005*[.F38]" office:value-type="float" office:value="0.00042765" calcext:value-type="float">
            <text:p>0.00042765</text:p>
          </table:table-cell>
          <table:table-cell table:style-name="ce4" table:formula="of:=[.C38]/([.F38])" office:value-type="float" office:value="3.60925990880393" calcext:value-type="float">
            <text:p>3.60925990880393</text:p>
          </table:table-cell>
          <table:table-cell table:style-name="ce4" table:formula="of:=[.H38]*((0.000000004418)/(0.25))*100000000" office:value-type="float" office:value="6.3782841108383" calcext:value-type="float">
            <text:p>6.3782841108383</text:p>
          </table:table-cell>
          <table:table-cell table:style-name="ce4" table:formula="of:=([.F38])*[.C38]" office:value-type="float" office:value="0.026403111" calcext:value-type="float">
            <text:p>0.026403111</text:p>
          </table:table-cell>
          <table:table-cell table:style-name="ce4" table:formula="of:=40.92 + 52.82*[.I38] - 1.043*([.I38]^2) + 0.0258*[.I38]^3" office:value-type="float" office:value="342.083813250674" calcext:value-type="float">
            <text:p>342.083813250674</text:p>
          </table:table-cell>
          <table:table-cell table:style-name="ce4" table:formula="of:=[.K38] * 0.03" office:value-type="float" office:value="10.2625143975202" calcext:value-type="float">
            <text:p>10.2625143975202</text:p>
          </table:table-cell>
          <table:table-cell table:style-name="ce4" table:formula="of:=((9.81*(1/[.$R$33])*([.K38] - [.$R$33])*[.$R$30]^3*(1.2)^2*1044)/(0.000015*[.$R$34]))^(1/4)" office:value-type="float" office:value="110.438712297603" calcext:value-type="float">
            <text:p>110.438712297603</text:p>
          </table:table-cell>
          <table:table-cell table:formula="of:=2*PI()*[.$R$30]*[.$R$34]*([.K38] - [.$R$33])" office:value-type="float" office:value="1.33384165257494" calcext:value-type="float">
            <text:p>1.33384165257494</text:p>
          </table:table-cell>
          <table:table-cell table:style-name="ce4" table:formula="of:=2*PI()*0.25*[.$R$30]*[.$R$34]*([.K38] - [.$R$33])*[.M38]" office:value-type="float" office:value="36.8269386298208" calcext:value-type="float">
            <text:p>36.8269386298208</text:p>
          </table:table-cell>
          <table:table-cell table:style-name="ce4" table:formula="of:=([.J38])/(2*PI()*0.0000000567 * [.$R$29] *  [.$R$30]  *([.K38]^4 - [.$R$33]^4))" office:value-type="float" office:value="1.25006619830632" calcext:value-type="float">
            <text:p>1.25006619830632</text:p>
          </table:table-cell>
          <table:table-cell table:style-name="ce4" table:number-columns-repeated="16368"/>
        </table:table-row>
        <table:table-row table:style-name="ro1">
          <table:table-cell table:style-name="ce4" table:number-columns-repeated="2"/>
          <table:table-cell table:style-name="ce13" office:value-type="float" office:value="0.3828" calcext:value-type="float">
            <text:p>3.83E-01</text:p>
          </table:table-cell>
          <table:table-cell table:style-name="ce4" table:formula="of:=0.05*[.C39]" office:value-type="float" office:value="0.01914" calcext:value-type="float">
            <text:p>0.01914</text:p>
          </table:table-cell>
          <table:table-cell table:style-name="ce4" office:value-type="float" office:value="0.596" calcext:value-type="float">
            <text:p>0.596</text:p>
          </table:table-cell>
          <table:table-cell table:style-name="ce13" office:value-type="float" office:value="0.1052" calcext:value-type="float">
            <text:p>1.05E-01</text:p>
          </table:table-cell>
          <table:table-cell table:style-name="ce4" table:formula="of:=0.005*[.F39]" office:value-type="float" office:value="0.000526" calcext:value-type="float">
            <text:p>0.000526</text:p>
          </table:table-cell>
          <table:table-cell table:style-name="ce4" table:formula="of:=[.C39]/([.F39])" office:value-type="float" office:value="3.63878326996198" calcext:value-type="float">
            <text:p>3.63878326996198</text:p>
          </table:table-cell>
          <table:table-cell table:style-name="ce4" table:formula="of:=[.H39]*((0.000000004418)/(0.25))*100000000" office:value-type="float" office:value="6.43045779467681" calcext:value-type="float">
            <text:p>6.43045779467681</text:p>
          </table:table-cell>
          <table:table-cell table:style-name="ce4" table:formula="of:=([.F39])*[.C39]" office:value-type="float" office:value="0.04027056" calcext:value-type="float">
            <text:p>0.04027056</text:p>
          </table:table-cell>
          <table:table-cell table:style-name="ce4" table:formula="of:=40.92 + 52.82*[.I39] - 1.043*([.I39]^2) + 0.0258*[.I39]^3" office:value-type="float" office:value="344.308245336877" calcext:value-type="float">
            <text:p>344.308245336877</text:p>
          </table:table-cell>
          <table:table-cell table:style-name="ce4" table:formula="of:=[.K39] * 0.03" office:value-type="float" office:value="10.3292473601063" calcext:value-type="float">
            <text:p>10.3292473601063</text:p>
          </table:table-cell>
          <table:table-cell table:style-name="ce4" table:formula="of:=((9.81*(1/[.$R$33])*([.K39] - [.$R$33])*[.$R$30]^3*(1.2)^2*1044)/(0.000015*[.$R$34]))^(1/4)" office:value-type="float" office:value="111.669237598471" calcext:value-type="float">
            <text:p>111.669237598471</text:p>
          </table:table-cell>
          <table:table-cell table:formula="of:=2*PI()*[.$R$30]*[.$R$34]*([.K39] - [.$R$33])" office:value-type="float" office:value="1.39429009725362" calcext:value-type="float">
            <text:p>1.39429009725362</text:p>
          </table:table-cell>
          <table:table-cell table:style-name="ce4" table:formula="of:=2*PI()*0.25*[.$R$30]*[.$R$34]*([.K39] - [.$R$33])*[.M39]" office:value-type="float" office:value="38.9248280378523" calcext:value-type="float">
            <text:p>38.9248280378523</text:p>
          </table:table-cell>
          <table:table-cell table:style-name="ce4" table:formula="of:=([.J39])/(2*PI()*0.0000000567 * [.$R$29] *  [.$R$30]  *([.K39]^4 - [.$R$33]^4))" office:value-type="float" office:value="1.80402225765564" calcext:value-type="float">
            <text:p>1.80402225765564</text:p>
          </table:table-cell>
          <table:table-cell table:style-name="ce4" table:number-columns-repeated="16368"/>
        </table:table-row>
        <table:table-row table:style-name="ro1">
          <table:table-cell table:style-name="ce4" table:number-columns-repeated="2"/>
          <table:table-cell table:style-name="ce13" office:value-type="float" office:value="0.4247" calcext:value-type="float">
            <text:p>4.25E-01</text:p>
          </table:table-cell>
          <table:table-cell table:style-name="ce4" table:formula="of:=0.05*[.C40]" office:value-type="float" office:value="0.021235" calcext:value-type="float">
            <text:p>0.021235</text:p>
          </table:table-cell>
          <table:table-cell table:style-name="ce4" office:value-type="float" office:value="0.662" calcext:value-type="float">
            <text:p>0.662</text:p>
          </table:table-cell>
          <table:table-cell table:style-name="ce13" office:value-type="float" office:value="0.11607" calcext:value-type="float">
            <text:p>1.16E-01</text:p>
          </table:table-cell>
          <table:table-cell table:style-name="ce4" table:formula="of:=0.005*[.F40]" office:value-type="float" office:value="0.00058035" calcext:value-type="float">
            <text:p>0.00058035</text:p>
          </table:table-cell>
          <table:table-cell table:style-name="ce4" table:formula="of:=[.C40]/([.F40])" office:value-type="float" office:value="3.65899887998622" calcext:value-type="float">
            <text:p>3.65899887998622</text:p>
          </table:table-cell>
          <table:table-cell table:style-name="ce4" table:formula="of:=[.H40]*((0.000000004418)/(0.25))*100000000" office:value-type="float" office:value="6.46618282071164" calcext:value-type="float">
            <text:p>6.46618282071164</text:p>
          </table:table-cell>
          <table:table-cell table:style-name="ce4" table:formula="of:=([.F40])*[.C40]" office:value-type="float" office:value="0.049294929" calcext:value-type="float">
            <text:p>0.049294929</text:p>
          </table:table-cell>
          <table:table-cell table:style-name="ce4" table:formula="of:=40.92 + 52.82*[.I40] - 1.043*([.I40]^2) + 0.0258*[.I40]^3" office:value-type="float" office:value="345.829673046825" calcext:value-type="float">
            <text:p>345.829673046825</text:p>
          </table:table-cell>
          <table:table-cell table:style-name="ce4" table:formula="of:=[.K40] * 0.03" office:value-type="float" office:value="10.3748901914047" calcext:value-type="float">
            <text:p>10.3748901914047</text:p>
          </table:table-cell>
          <table:table-cell table:style-name="ce4" table:formula="of:=((9.81*(1/[.$R$33])*([.K40] - [.$R$33])*[.$R$30]^3*(1.2)^2*1044)/(0.000015*[.$R$34]))^(1/4)" office:value-type="float" office:value="112.488011889866" calcext:value-type="float">
            <text:p>112.488011889866</text:p>
          </table:table-cell>
          <table:table-cell table:formula="of:=2*PI()*[.$R$30]*[.$R$34]*([.K40] - [.$R$33])" office:value-type="float" office:value="1.43563455516169" calcext:value-type="float">
            <text:p>1.43563455516169</text:p>
          </table:table-cell>
          <table:table-cell table:style-name="ce4" table:formula="of:=2*PI()*0.25*[.$R$30]*[.$R$34]*([.K40] - [.$R$33])*[.M40]" office:value-type="float" office:value="40.3729192276327" calcext:value-type="float">
            <text:p>40.3729192276327</text:p>
          </table:table-cell>
          <table:table-cell table:style-name="ce4" table:formula="of:=([.J40])/(2*PI()*0.0000000567 * [.$R$29] *  [.$R$30]  *([.K40]^4 - [.$R$33]^4))" office:value-type="float" office:value="2.12865309393982" calcext:value-type="float">
            <text:p>2.12865309393982</text:p>
          </table:table-cell>
          <table:table-cell table:style-name="ce4" table:number-columns-repeated="16368"/>
        </table:table-row>
        <table:table-row table:style-name="ro1">
          <table:table-cell table:style-name="ce4" table:number-columns-repeated="2"/>
          <table:table-cell table:style-name="ce13" office:value-type="float" office:value="0.4466" calcext:value-type="float">
            <text:p>4.47E-01</text:p>
          </table:table-cell>
          <table:table-cell table:style-name="ce4" table:formula="of:=0.05*[.C41]" office:value-type="float" office:value="0.02233" calcext:value-type="float">
            <text:p>0.02233</text:p>
          </table:table-cell>
          <table:table-cell table:style-name="ce4" office:value-type="float" office:value="0.9745" calcext:value-type="float">
            <text:p>0.9745</text:p>
          </table:table-cell>
          <table:table-cell table:style-name="ce13" office:value-type="float" office:value="0.1285" calcext:value-type="float">
            <text:p>1.29E-01</text:p>
          </table:table-cell>
          <table:table-cell table:style-name="ce4" table:formula="of:=0.005*[.F41]" office:value-type="float" office:value="0.0006425" calcext:value-type="float">
            <text:p>0.0006425</text:p>
          </table:table-cell>
          <table:table-cell table:style-name="ce4" table:formula="of:=[.C41]/([.F41])" office:value-type="float" office:value="3.47548638132296" calcext:value-type="float">
            <text:p>3.47548638132296</text:p>
          </table:table-cell>
          <table:table-cell table:style-name="ce4" table:formula="of:=[.H41]*((0.000000004418)/(0.25))*100000000" office:value-type="float" office:value="6.14187953307393" calcext:value-type="float">
            <text:p>6.14187953307393</text:p>
          </table:table-cell>
          <table:table-cell table:style-name="ce4" table:formula="of:=([.F41])*[.C41]" office:value-type="float" office:value="0.0573881" calcext:value-type="float">
            <text:p>0.0573881</text:p>
          </table:table-cell>
          <table:table-cell table:style-name="ce4" table:formula="of:=40.92 + 52.82*[.I41] - 1.043*([.I41]^2) + 0.0258*[.I41]^3" office:value-type="float" office:value="331.966872413564" calcext:value-type="float">
            <text:p>331.966872413564</text:p>
          </table:table-cell>
          <table:table-cell table:style-name="ce4" table:formula="of:=[.K41] * 0.03" office:value-type="float" office:value="9.95900617240693" calcext:value-type="float">
            <text:p>9.95900617240693</text:p>
          </table:table-cell>
          <table:table-cell table:style-name="ce4" table:formula="of:=((9.81*(1/[.$R$33])*([.K41] - [.$R$33])*[.$R$30]^3*(1.2)^2*1044)/(0.000015*[.$R$34]))^(1/4)" office:value-type="float" office:value="104.246299574477" calcext:value-type="float">
            <text:p>104.246299574477</text:p>
          </table:table-cell>
          <table:table-cell table:formula="of:=2*PI()*[.$R$30]*[.$R$34]*([.K41] - [.$R$33])" office:value-type="float" office:value="1.05891604693268" calcext:value-type="float">
            <text:p>1.05891604693268</text:p>
          </table:table-cell>
          <table:table-cell table:style-name="ce4" table:formula="of:=2*PI()*0.25*[.$R$30]*[.$R$34]*([.K41] - [.$R$33])*[.M41]" office:value-type="float" office:value="27.5970198631915" calcext:value-type="float">
            <text:p>27.5970198631915</text:p>
          </table:table-cell>
          <table:table-cell table:style-name="ce4" table:formula="of:=([.J41])/(2*PI()*0.0000000567 * [.$R$29] *  [.$R$30]  *([.K41]^4 - [.$R$33]^4))" office:value-type="float" office:value="3.59886888268193" calcext:value-type="float">
            <text:p>3.59886888268193</text:p>
          </table:table-cell>
          <table:table-cell table:style-name="ce4" table:number-columns-repeated="1636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4" office:value-type="float" office:value="0.05423" calcext:value-type="float">
            <text:p>5.42E-02</text:p>
          </table:table-cell>
          <table:table-cell table:style-name="ce5" table:formula="of:=0.05*[.C42]" office:value-type="float" office:value="0.0027115" calcext:value-type="float">
            <text:p>0.0027115</text:p>
          </table:table-cell>
          <table:table-cell table:style-name="ce5" office:value-type="float" office:value="0.096" calcext:value-type="float">
            <text:p>0.096</text:p>
          </table:table-cell>
          <table:table-cell table:style-name="ce14" office:value-type="float" office:value="0.01522" calcext:value-type="float">
            <text:p>1.52E-02</text:p>
          </table:table-cell>
          <table:table-cell table:style-name="ce5" table:formula="of:=0.005*[.F42]" office:value-type="float" office:value="0.0000761" calcext:value-type="float">
            <text:p>0.0000761</text:p>
          </table:table-cell>
          <table:table-cell table:style-name="ce5" table:formula="of:=[.C42]/([.F42])" office:value-type="float" office:value="3.56307490144547" calcext:value-type="float">
            <text:p>3.56307490144547</text:p>
          </table:table-cell>
          <table:table-cell table:style-name="ce5" table:formula="of:=[.H42]*((0.000000004418)/(0.25))*100000000" office:value-type="float" office:value="6.29666596583443" calcext:value-type="float">
            <text:p>6.29666596583443</text:p>
          </table:table-cell>
          <table:table-cell table:style-name="ce5" table:formula="of:=([.F42])*[.C42]" office:value-type="float" office:value="0.0008253806" calcext:value-type="float">
            <text:p>0.0008253806</text:p>
          </table:table-cell>
          <table:table-cell table:style-name="ce5" table:formula="of:=40.92 + 52.82*[.I42] - 1.043*([.I42]^2) + 0.0258*[.I42]^3" office:value-type="float" office:value="338.598005778171" calcext:value-type="float">
            <text:p>338.598005778171</text:p>
          </table:table-cell>
          <table:table-cell table:style-name="ce5" table:formula="of:=[.K42] * 0.03" office:value-type="float" office:value="10.1579401733451" calcext:value-type="float">
            <text:p>10.1579401733451</text:p>
          </table:table-cell>
          <table:table-cell table:style-name="ce5" table:formula="of:=((9.81*(1/[.$R$33])*([.K42] - [.$R$33])*[.$R$30]^3*(1.2)^2*1044)/(0.000015*[.$R$34]))^(1/4)" office:value-type="float" office:value="108.423450111346" calcext:value-type="float">
            <text:p>108.423450111346</text:p>
          </table:table-cell>
          <table:table-cell table:style-name="ce5" table:formula="of:=2*PI()*[.$R$30]*[.$R$34]*([.K42] - [.$R$33])" office:value-type="float" office:value="1.23911561374955" calcext:value-type="float">
            <text:p>1.23911561374955</text:p>
          </table:table-cell>
          <table:table-cell table:style-name="ce5" table:formula="of:=2*PI()*0.25*[.$R$30]*[.$R$34]*([.K42] - [.$R$33])*[.M42]" office:value-type="float" office:value="33.5872974823909" calcext:value-type="float">
            <text:p>33.5872974823909</text:p>
          </table:table-cell>
          <table:table-cell table:style-name="ce5" table:formula="of:=([.J42])/(2*PI()*0.0000000567 * [.$R$29] *  [.$R$30]  *([.K42]^4 - [.$R$33]^4))" office:value-type="float" office:value="0.0427980769101966" calcext:value-type="float">
            <text:p>0.0427980769101966</text:p>
          </table:table-cell>
          <table:table-cell table:style-name="ce5" table:number-columns-repeated="16368"/>
        </table:table-row>
        <table:table-row table:style-name="ro1">
          <table:table-cell table:style-name="ce5" table:number-columns-repeated="2"/>
          <table:table-cell table:style-name="ce14" office:value-type="float" office:value="0.13182" calcext:value-type="float">
            <text:p>1.32E-01</text:p>
          </table:table-cell>
          <table:table-cell table:style-name="ce5" table:formula="of:=0.05*[.C43]" office:value-type="float" office:value="0.006591" calcext:value-type="float">
            <text:p>0.006591</text:p>
          </table:table-cell>
          <table:table-cell table:style-name="ce5" office:value-type="float" office:value="0.173" calcext:value-type="float">
            <text:p>0.173</text:p>
          </table:table-cell>
          <table:table-cell table:style-name="ce14" office:value-type="float" office:value="0.03688" calcext:value-type="float">
            <text:p>3.69E-02</text:p>
          </table:table-cell>
          <table:table-cell table:style-name="ce5" table:formula="of:=0.005*[.F43]" office:value-type="float" office:value="0.0001844" calcext:value-type="float">
            <text:p>0.0001844</text:p>
          </table:table-cell>
          <table:table-cell table:style-name="ce5" table:formula="of:=[.C43]/([.F43])" office:value-type="float" office:value="3.57429501084599" calcext:value-type="float">
            <text:p>3.57429501084599</text:p>
          </table:table-cell>
          <table:table-cell table:style-name="ce5" table:formula="of:=[.H43]*((0.000000004418)/(0.25))*100000000" office:value-type="float" office:value="6.31649414316703" calcext:value-type="float">
            <text:p>6.31649414316703</text:p>
          </table:table-cell>
          <table:table-cell table:style-name="ce5" table:formula="of:=([.F43])*[.C43]" office:value-type="float" office:value="0.0048615216" calcext:value-type="float">
            <text:p>0.0048615216</text:p>
          </table:table-cell>
          <table:table-cell table:style-name="ce5" table:formula="of:=40.92 + 52.82*[.I43] - 1.043*([.I43]^2) + 0.0258*[.I43]^3" office:value-type="float" office:value="339.445519639075" calcext:value-type="float">
            <text:p>339.445519639075</text:p>
          </table:table-cell>
          <table:table-cell table:style-name="ce5" table:formula="of:=[.K43] * 0.03" office:value-type="float" office:value="10.1833655891722" calcext:value-type="float">
            <text:p>10.1833655891722</text:p>
          </table:table-cell>
          <table:table-cell table:style-name="ce5" table:formula="of:=((9.81*(1/[.$R$33])*([.K43] - [.$R$33])*[.$R$30]^3*(1.2)^2*1044)/(0.000015*[.$R$34]))^(1/4)" office:value-type="float" office:value="108.923783167543" calcext:value-type="float">
            <text:p>108.923783167543</text:p>
          </table:table-cell>
          <table:table-cell table:style-name="ce5" table:formula="of:=2*PI()*[.$R$30]*[.$R$34]*([.K43] - [.$R$33])" office:value-type="float" office:value="1.2621466134609" calcext:value-type="float">
            <text:p>1.2621466134609</text:p>
          </table:table-cell>
          <table:table-cell table:style-name="ce5" table:formula="of:=2*PI()*0.25*[.$R$30]*[.$R$34]*([.K43] - [.$R$33])*[.M43]" office:value-type="float" office:value="34.369446012566" calcext:value-type="float">
            <text:p>34.369446012566</text:p>
          </table:table-cell>
          <table:table-cell table:style-name="ce5" table:formula="of:=([.J43])/(2*PI()*0.0000000567 * [.$R$29] *  [.$R$30]  *([.K43]^4 - [.$R$33]^4))" office:value-type="float" office:value="0.246444374151797" calcext:value-type="float">
            <text:p>0.246444374151797</text:p>
          </table:table-cell>
          <table:table-cell table:style-name="ce5" table:number-columns-repeated="16368"/>
        </table:table-row>
        <table:table-row table:style-name="ro1">
          <table:table-cell table:style-name="ce5" table:number-columns-repeated="2"/>
          <table:table-cell table:style-name="ce14" office:value-type="float" office:value="0.19001" calcext:value-type="float">
            <text:p>1.90E-01</text:p>
          </table:table-cell>
          <table:table-cell table:style-name="ce5" table:formula="of:=0.05*[.C44]" office:value-type="float" office:value="0.0095005" calcext:value-type="float">
            <text:p>0.0095005</text:p>
          </table:table-cell>
          <table:table-cell table:style-name="ce5" office:value-type="float" office:value="0.249" calcext:value-type="float">
            <text:p>0.249</text:p>
          </table:table-cell>
          <table:table-cell table:style-name="ce14" office:value-type="float" office:value="0.05285" calcext:value-type="float">
            <text:p>5.29E-02</text:p>
          </table:table-cell>
          <table:table-cell table:style-name="ce5" table:formula="of:=0.005*[.F44]" office:value-type="float" office:value="0.00026425" calcext:value-type="float">
            <text:p>0.00026425</text:p>
          </table:table-cell>
          <table:table-cell table:style-name="ce5" table:formula="of:=[.C44]/([.F44])" office:value-type="float" office:value="3.59526963103122" calcext:value-type="float">
            <text:p>3.59526963103122</text:p>
          </table:table-cell>
          <table:table-cell table:style-name="ce5" table:formula="of:=[.H44]*((0.000000004418)/(0.25))*100000000" office:value-type="float" office:value="6.35356049195837" calcext:value-type="float">
            <text:p>6.35356049195837</text:p>
          </table:table-cell>
          <table:table-cell table:style-name="ce5" table:formula="of:=([.F44])*[.C44]" office:value-type="float" office:value="0.0100420285" calcext:value-type="float">
            <text:p>0.0100420285</text:p>
          </table:table-cell>
          <table:table-cell table:style-name="ce5" table:formula="of:=40.92 + 52.82*[.I44] - 1.043*([.I44]^2) + 0.0258*[.I44]^3" office:value-type="float" office:value="341.02867539565" calcext:value-type="float">
            <text:p>341.02867539565</text:p>
          </table:table-cell>
          <table:table-cell table:style-name="ce5" table:formula="of:=[.K44] * 0.03" office:value-type="float" office:value="10.2308602618695" calcext:value-type="float">
            <text:p>10.2308602618695</text:p>
          </table:table-cell>
          <table:table-cell table:style-name="ce5" table:formula="of:=((9.81*(1/[.$R$33])*([.K44] - [.$R$33])*[.$R$30]^3*(1.2)^2*1044)/(0.000015*[.$R$34]))^(1/4)" office:value-type="float" office:value="109.840351168427" calcext:value-type="float">
            <text:p>109.840351168427</text:p>
          </table:table-cell>
          <table:table-cell table:style-name="ce5" table:formula="of:=2*PI()*[.$R$30]*[.$R$34]*([.K44] - [.$R$33])" office:value-type="float" office:value="1.30516851723699" calcext:value-type="float">
            <text:p>1.30516851723699</text:p>
          </table:table-cell>
          <table:table-cell table:style-name="ce5" table:formula="of:=2*PI()*0.25*[.$R$30]*[.$R$34]*([.K44] - [.$R$33])*[.M44]" office:value-type="float" office:value="35.8400420668215" calcext:value-type="float">
            <text:p>35.8400420668215</text:p>
          </table:table-cell>
          <table:table-cell table:style-name="ce5" table:formula="of:=([.J44])/(2*PI()*0.0000000567 * [.$R$29] *  [.$R$30]  *([.K44]^4 - [.$R$33]^4))" office:value-type="float" office:value="0.488432935972476" calcext:value-type="float">
            <text:p>0.488432935972476</text:p>
          </table:table-cell>
          <table:table-cell table:style-name="ce5" table:number-columns-repeated="16368"/>
        </table:table-row>
        <table:table-row table:style-name="ro1">
          <table:table-cell table:style-name="ce5" table:number-columns-repeated="2"/>
          <table:table-cell table:style-name="ce14" office:value-type="float" office:value="0.25279" calcext:value-type="float">
            <text:p>2.53E-01</text:p>
          </table:table-cell>
          <table:table-cell table:style-name="ce5" table:formula="of:=0.05*[.C45]" office:value-type="float" office:value="0.0126395" calcext:value-type="float">
            <text:p>0.0126395</text:p>
          </table:table-cell>
          <table:table-cell table:style-name="ce5" office:value-type="float" office:value="0.329" calcext:value-type="float">
            <text:p>0.329</text:p>
          </table:table-cell>
          <table:table-cell table:style-name="ce14" office:value-type="float" office:value="0.06975" calcext:value-type="float">
            <text:p>6.98E-02</text:p>
          </table:table-cell>
          <table:table-cell table:style-name="ce5" table:formula="of:=0.005*[.F45]" office:value-type="float" office:value="0.00034875" calcext:value-type="float">
            <text:p>0.00034875</text:p>
          </table:table-cell>
          <table:table-cell table:style-name="ce5" table:formula="of:=[.C45]/([.F45])" office:value-type="float" office:value="3.624229390681" calcext:value-type="float">
            <text:p>3.624229390681</text:p>
          </table:table-cell>
          <table:table-cell table:style-name="ce5" table:formula="of:=[.H45]*((0.000000004418)/(0.25))*100000000" office:value-type="float" office:value="6.40473817921147" calcext:value-type="float">
            <text:p>6.40473817921147</text:p>
          </table:table-cell>
          <table:table-cell table:style-name="ce5" table:formula="of:=([.F45])*[.C45]" office:value-type="float" office:value="0.0176321025" calcext:value-type="float">
            <text:p>0.0176321025</text:p>
          </table:table-cell>
          <table:table-cell table:style-name="ce5" table:formula="of:=40.92 + 52.82*[.I45] - 1.043*([.I45]^2) + 0.0258*[.I45]^3" office:value-type="float" office:value="343.212058414751" calcext:value-type="float">
            <text:p>343.212058414751</text:p>
          </table:table-cell>
          <table:table-cell table:style-name="ce5" table:formula="of:=[.K45] * 0.03" office:value-type="float" office:value="10.2963617524425" calcext:value-type="float">
            <text:p>10.2963617524425</text:p>
          </table:table-cell>
          <table:table-cell table:style-name="ce5" table:formula="of:=((9.81*(1/[.$R$33])*([.K45] - [.$R$33])*[.$R$30]^3*(1.2)^2*1044)/(0.000015*[.$R$34]))^(1/4)" office:value-type="float" office:value="111.067952725898" calcext:value-type="float">
            <text:p>111.067952725898</text:p>
          </table:table-cell>
          <table:table-cell table:style-name="ce5" table:formula="of:=2*PI()*[.$R$30]*[.$R$34]*([.K45] - [.$R$33])" office:value-type="float" office:value="1.36450146269353" calcext:value-type="float">
            <text:p>1.36450146269353</text:p>
          </table:table-cell>
          <table:table-cell table:style-name="ce5" table:formula="of:=2*PI()*0.25*[.$R$30]*[.$R$34]*([.K45] - [.$R$33])*[.M45]" office:value-type="float" office:value="37.8880959882159" calcext:value-type="float">
            <text:p>37.8880959882159</text:p>
          </table:table-cell>
          <table:table-cell table:style-name="ce5" table:formula="of:=([.J45])/(2*PI()*0.0000000567 * [.$R$29] *  [.$R$30]  *([.K45]^4 - [.$R$33]^4))" office:value-type="float" office:value="0.811501613422762" calcext:value-type="float">
            <text:p>0.811501613422762</text:p>
          </table:table-cell>
          <table:table-cell table:style-name="ce5" table:number-columns-repeated="16368"/>
        </table:table-row>
        <table:table-row table:style-name="ro1">
          <table:table-cell table:style-name="ce5" table:number-columns-repeated="2"/>
          <table:table-cell table:style-name="ce14" office:value-type="float" office:value="0.30952" calcext:value-type="float">
            <text:p>3.10E-01</text:p>
          </table:table-cell>
          <table:table-cell table:style-name="ce5" table:formula="of:=0.05*[.C46]" office:value-type="float" office:value="0.015476" calcext:value-type="float">
            <text:p>0.015476</text:p>
          </table:table-cell>
          <table:table-cell table:style-name="ce5" office:value-type="float" office:value="0.403" calcext:value-type="float">
            <text:p>0.403</text:p>
          </table:table-cell>
          <table:table-cell table:style-name="ce14" office:value-type="float" office:value="0.08469" calcext:value-type="float">
            <text:p>8.47E-02</text:p>
          </table:table-cell>
          <table:table-cell table:style-name="ce5" table:formula="of:=0.005*[.F46]" office:value-type="float" office:value="0.00042345" calcext:value-type="float">
            <text:p>0.00042345</text:p>
          </table:table-cell>
          <table:table-cell table:style-name="ce5" table:formula="of:=[.C46]/([.F46])" office:value-type="float" office:value="3.6547408194592" calcext:value-type="float">
            <text:p>3.6547408194592</text:p>
          </table:table-cell>
          <table:table-cell table:style-name="ce5" table:formula="of:=[.H46]*((0.000000004418)/(0.25))*100000000" office:value-type="float" office:value="6.45865797614831" calcext:value-type="float">
            <text:p>6.45865797614831</text:p>
          </table:table-cell>
          <table:table-cell table:style-name="ce5" table:formula="of:=([.F46])*[.C46]" office:value-type="float" office:value="0.0262132488" calcext:value-type="float">
            <text:p>0.0262132488</text:p>
          </table:table-cell>
          <table:table-cell table:style-name="ce5" table:formula="of:=40.92 + 52.82*[.I46] - 1.043*([.I46]^2) + 0.0258*[.I46]^3" office:value-type="float" office:value="345.509326582156" calcext:value-type="float">
            <text:p>345.509326582156</text:p>
          </table:table-cell>
          <table:table-cell table:style-name="ce5" table:formula="of:=[.K46] * 0.03" office:value-type="float" office:value="10.3652797974647" calcext:value-type="float">
            <text:p>10.3652797974647</text:p>
          </table:table-cell>
          <table:table-cell table:style-name="ce5" table:formula="of:=((9.81*(1/[.$R$33])*([.K46] - [.$R$33])*[.$R$30]^3*(1.2)^2*1044)/(0.000015*[.$R$34]))^(1/4)" office:value-type="float" office:value="112.317097673683" calcext:value-type="float">
            <text:p>112.317097673683</text:p>
          </table:table-cell>
          <table:table-cell table:style-name="ce5" table:formula="of:=2*PI()*[.$R$30]*[.$R$34]*([.K46] - [.$R$33])" office:value-type="float" office:value="1.42692921159664" calcext:value-type="float">
            <text:p>1.42692921159664</text:p>
          </table:table-cell>
          <table:table-cell table:style-name="ce5" table:formula="of:=2*PI()*0.25*[.$R$30]*[.$R$34]*([.K46] - [.$R$33])*[.M46]" office:value-type="float" office:value="40.0671369080826" calcext:value-type="float">
            <text:p>40.0671369080826</text:p>
          </table:table-cell>
          <table:table-cell table:style-name="ce5" table:formula="of:=([.J46])/(2*PI()*0.0000000567 * [.$R$29] *  [.$R$30]  *([.K46]^4 - [.$R$33]^4))" office:value-type="float" office:value="1.14064688144579" calcext:value-type="float">
            <text:p>1.14064688144579</text:p>
          </table:table-cell>
          <table:table-cell table:style-name="ce5" table:number-columns-repeated="16368"/>
        </table:table-row>
        <table:table-row table:style-name="ro1">
          <table:table-cell table:style-name="ce5" table:number-columns-repeated="2"/>
          <table:table-cell table:style-name="ce14" office:value-type="float" office:value="0.3684" calcext:value-type="float">
            <text:p>3.68E-01</text:p>
          </table:table-cell>
          <table:table-cell table:style-name="ce5" table:formula="of:=0.05*[.C47]" office:value-type="float" office:value="0.01842" calcext:value-type="float">
            <text:p>0.01842</text:p>
          </table:table-cell>
          <table:table-cell table:style-name="ce5" office:value-type="float" office:value="0.48" calcext:value-type="float">
            <text:p>0.48</text:p>
          </table:table-cell>
          <table:table-cell table:style-name="ce14" office:value-type="float" office:value="0.0997" calcext:value-type="float">
            <text:p>9.97E-02</text:p>
          </table:table-cell>
          <table:table-cell table:style-name="ce5" table:formula="of:=0.005*[.F47]" office:value-type="float" office:value="0.0004985" calcext:value-type="float">
            <text:p>0.0004985</text:p>
          </table:table-cell>
          <table:table-cell table:style-name="ce5" table:formula="of:=[.C47]/([.F47])" office:value-type="float" office:value="3.6950852557673" calcext:value-type="float">
            <text:p>3.6950852557673</text:p>
          </table:table-cell>
          <table:table-cell table:style-name="ce5" table:formula="of:=[.H47]*((0.000000004418)/(0.25))*100000000" office:value-type="float" office:value="6.52995466399198" calcext:value-type="float">
            <text:p>6.52995466399198</text:p>
          </table:table-cell>
          <table:table-cell table:style-name="ce5" table:formula="of:=([.F47])*[.C47]" office:value-type="float" office:value="0.03672948" calcext:value-type="float">
            <text:p>0.03672948</text:p>
          </table:table-cell>
          <table:table-cell table:style-name="ce5" table:formula="of:=40.92 + 52.82*[.I47] - 1.043*([.I47]^2) + 0.0258*[.I47]^3" office:value-type="float" office:value="348.542097558394" calcext:value-type="float">
            <text:p>348.542097558394</text:p>
          </table:table-cell>
          <table:table-cell table:style-name="ce5" table:formula="of:=[.K47] * 0.03" office:value-type="float" office:value="10.4562629267518" calcext:value-type="float">
            <text:p>10.4562629267518</text:p>
          </table:table-cell>
          <table:table-cell table:style-name="ce5" table:formula="of:=((9.81*(1/[.$R$33])*([.K47] - [.$R$33])*[.$R$30]^3*(1.2)^2*1044)/(0.000015*[.$R$34]))^(1/4)" office:value-type="float" office:value="113.904879681616" calcext:value-type="float">
            <text:p>113.904879681616</text:p>
          </table:table-cell>
          <table:table-cell table:style-name="ce5" table:formula="of:=2*PI()*[.$R$30]*[.$R$34]*([.K47] - [.$R$33])" office:value-type="float" office:value="1.50934408491072" calcext:value-type="float">
            <text:p>1.50934408491072</text:p>
          </table:table-cell>
          <table:table-cell table:style-name="ce5" table:formula="of:=2*PI()*0.25*[.$R$30]*[.$R$34]*([.K47] - [.$R$33])*[.M47]" office:value-type="float" office:value="42.9804140974786" calcext:value-type="float">
            <text:p>42.9804140974786</text:p>
          </table:table-cell>
          <table:table-cell table:style-name="ce5" table:formula="of:=([.J47])/(2*PI()*0.0000000567 * [.$R$29] *  [.$R$30]  *([.K47]^4 - [.$R$33]^4))" office:value-type="float" office:value="1.4885716653475" calcext:value-type="float">
            <text:p>1.4885716653475</text:p>
          </table:table-cell>
          <table:table-cell table:style-name="ce5" table:number-columns-repeated="16368"/>
        </table:table-row>
        <table:table-row table:style-name="ro1">
          <table:table-cell table:style-name="ce5" table:number-columns-repeated="2"/>
          <table:table-cell table:style-name="ce14" office:value-type="float" office:value="0.4245" calcext:value-type="float">
            <text:p>4.25E-01</text:p>
          </table:table-cell>
          <table:table-cell table:style-name="ce5" table:formula="of:=0.05*[.C48]" office:value-type="float" office:value="0.021225" calcext:value-type="float">
            <text:p>0.021225</text:p>
          </table:table-cell>
          <table:table-cell table:style-name="ce5" office:value-type="float" office:value="0.551" calcext:value-type="float">
            <text:p>0.551</text:p>
          </table:table-cell>
          <table:table-cell table:style-name="ce14" office:value-type="float" office:value="0.11363" calcext:value-type="float">
            <text:p>1.14E-01</text:p>
          </table:table-cell>
          <table:table-cell table:style-name="ce5" table:formula="of:=0.005*[.F48]" office:value-type="float" office:value="0.00056815" calcext:value-type="float">
            <text:p>0.00056815</text:p>
          </table:table-cell>
          <table:table-cell table:style-name="ce5" table:formula="of:=[.C48]/([.F48])" office:value-type="float" office:value="3.7358092053155" calcext:value-type="float">
            <text:p>3.7358092053155</text:p>
          </table:table-cell>
          <table:table-cell table:style-name="ce5" table:formula="of:=[.H48]*((0.000000004418)/(0.25))*100000000" office:value-type="float" office:value="6.60192202763355" calcext:value-type="float">
            <text:p>6.60192202763355</text:p>
          </table:table-cell>
          <table:table-cell table:style-name="ce5" table:formula="of:=([.F48])*[.C48]" office:value-type="float" office:value="0.048235935" calcext:value-type="float">
            <text:p>0.048235935</text:p>
          </table:table-cell>
          <table:table-cell table:style-name="ce5" table:formula="of:=40.92 + 52.82*[.I48] - 1.043*([.I48]^2) + 0.0258*[.I48]^3" office:value-type="float" office:value="351.597854826975" calcext:value-type="float">
            <text:p>351.597854826975</text:p>
          </table:table-cell>
          <table:table-cell table:style-name="ce5" table:formula="of:=[.K48] * 0.03" office:value-type="float" office:value="10.5479356448093" calcext:value-type="float">
            <text:p>10.5479356448093</text:p>
          </table:table-cell>
          <table:table-cell table:style-name="ce5" table:formula="of:=((9.81*(1/[.$R$33])*([.K48] - [.$R$33])*[.$R$30]^3*(1.2)^2*1044)/(0.000015*[.$R$34]))^(1/4)" office:value-type="float" office:value="115.440231704871" calcext:value-type="float">
            <text:p>115.440231704871</text:p>
          </table:table-cell>
          <table:table-cell table:style-name="ce5" table:formula="of:=2*PI()*[.$R$30]*[.$R$34]*([.K48] - [.$R$33])" office:value-type="float" office:value="1.59238360558072" calcext:value-type="float">
            <text:p>1.59238360558072</text:p>
          </table:table-cell>
          <table:table-cell table:style-name="ce5" table:formula="of:=2*PI()*0.25*[.$R$30]*[.$R$34]*([.K48] - [.$R$33])*[.M48]" office:value-type="float" office:value="45.956283097819" calcext:value-type="float">
            <text:p>45.956283097819</text:p>
          </table:table-cell>
          <table:table-cell table:style-name="ce5" table:formula="of:=([.J48])/(2*PI()*0.0000000567 * [.$R$29] *  [.$R$30]  *([.K48]^4 - [.$R$33]^4))" office:value-type="float" office:value="1.82534089861519" calcext:value-type="float">
            <text:p>1.82534089861519</text:p>
          </table:table-cell>
          <table:table-cell table:style-name="ce5" table:number-columns-repeated="16368"/>
        </table:table-row>
        <table:table-row table:style-name="ro1">
          <table:table-cell table:style-name="ce5" table:number-columns-repeated="2"/>
          <table:table-cell table:style-name="ce14" office:value-type="float" office:value="0.4701" calcext:value-type="float">
            <text:p>4.70E-01</text:p>
          </table:table-cell>
          <table:table-cell table:style-name="ce5" table:formula="of:=0.05*[.C49]" office:value-type="float" office:value="0.023505" calcext:value-type="float">
            <text:p>0.023505</text:p>
          </table:table-cell>
          <table:table-cell table:style-name="ce5" office:value-type="float" office:value="0.61" calcext:value-type="float">
            <text:p>0.61</text:p>
          </table:table-cell>
          <table:table-cell table:style-name="ce14" office:value-type="float" office:value="0.12464" calcext:value-type="float">
            <text:p>1.25E-01</text:p>
          </table:table-cell>
          <table:table-cell table:style-name="ce5" table:formula="of:=0.005*[.F49]" office:value-type="float" office:value="0.0006232" calcext:value-type="float">
            <text:p>0.0006232</text:p>
          </table:table-cell>
          <table:table-cell table:style-name="ce5" table:formula="of:=[.C49]/([.F49])" office:value-type="float" office:value="3.77166238767651" calcext:value-type="float">
            <text:p>3.77166238767651</text:p>
          </table:table-cell>
          <table:table-cell table:style-name="ce5" table:formula="of:=[.H49]*((0.000000004418)/(0.25))*100000000" office:value-type="float" office:value="6.66528177150193" calcext:value-type="float">
            <text:p>6.66528177150193</text:p>
          </table:table-cell>
          <table:table-cell table:style-name="ce5" table:formula="of:=([.F49])*[.C49]" office:value-type="float" office:value="0.058593264" calcext:value-type="float">
            <text:p>0.058593264</text:p>
          </table:table-cell>
          <table:table-cell table:style-name="ce5" table:formula="of:=40.92 + 52.82*[.I49] - 1.043*([.I49]^2) + 0.0258*[.I49]^3" office:value-type="float" office:value="354.283566284858" calcext:value-type="float">
            <text:p>354.283566284858</text:p>
          </table:table-cell>
          <table:table-cell table:style-name="ce5" table:formula="of:=[.K49] * 0.03" office:value-type="float" office:value="10.6285069885457" calcext:value-type="float">
            <text:p>10.6285069885457</text:p>
          </table:table-cell>
          <table:table-cell table:style-name="ce5" table:formula="of:=((9.81*(1/[.$R$33])*([.K49] - [.$R$33])*[.$R$30]^3*(1.2)^2*1044)/(0.000015*[.$R$34]))^(1/4)" office:value-type="float" office:value="116.740827653414" calcext:value-type="float">
            <text:p>116.740827653414</text:p>
          </table:table-cell>
          <table:table-cell table:style-name="ce5" table:formula="of:=2*PI()*[.$R$30]*[.$R$34]*([.K49] - [.$R$33])" office:value-type="float" office:value="1.66536721406744" calcext:value-type="float">
            <text:p>1.66536721406744</text:p>
          </table:table-cell>
          <table:table-cell table:style-name="ce5" table:formula="of:=2*PI()*0.25*[.$R$30]*[.$R$34]*([.K49] - [.$R$33])*[.M49]" office:value-type="float" office:value="48.6040867292731" calcext:value-type="float">
            <text:p>48.6040867292731</text:p>
          </table:table-cell>
          <table:table-cell table:style-name="ce5" table:formula="of:=([.J49])/(2*PI()*0.0000000567 * [.$R$29] *  [.$R$30]  *([.K49]^4 - [.$R$33]^4))" office:value-type="float" office:value="2.09237761759155" calcext:value-type="float">
            <text:p>2.09237761759155</text:p>
          </table:table-cell>
          <table:table-cell table:style-name="ce5" table:number-columns-repeated="16368"/>
        </table:table-row>
        <table:table-row table:style-name="ro1">
          <table:table-cell table:style-name="ce5" table:number-columns-repeated="2"/>
          <table:table-cell table:style-name="ce14" office:value-type="float" office:value="0.508" calcext:value-type="float">
            <text:p>5.08E-01</text:p>
          </table:table-cell>
          <table:table-cell table:style-name="ce5" table:formula="of:=0.05*[.C50]" office:value-type="float" office:value="0.0254" calcext:value-type="float">
            <text:p>0.0254</text:p>
          </table:table-cell>
          <table:table-cell table:style-name="ce5" office:value-type="float" office:value="0.658" calcext:value-type="float">
            <text:p>0.658</text:p>
          </table:table-cell>
          <table:table-cell table:style-name="ce14" office:value-type="float" office:value="0.13357" calcext:value-type="float">
            <text:p>1.34E-01</text:p>
          </table:table-cell>
          <table:table-cell table:style-name="ce5" table:formula="of:=0.005*[.F50]" office:value-type="float" office:value="0.00066785" calcext:value-type="float">
            <text:p>0.00066785</text:p>
          </table:table-cell>
          <table:table-cell table:style-name="ce5" table:formula="of:=[.C50]/([.F50])" office:value-type="float" office:value="3.80324923261211" calcext:value-type="float">
            <text:p>3.80324923261211</text:p>
          </table:table-cell>
          <table:table-cell table:style-name="ce5" table:formula="of:=[.H50]*((0.000000004418)/(0.25))*100000000" office:value-type="float" office:value="6.72110204387213" calcext:value-type="float">
            <text:p>6.72110204387213</text:p>
          </table:table-cell>
          <table:table-cell table:style-name="ce5" table:formula="of:=([.F50])*[.C50]" office:value-type="float" office:value="0.06785356" calcext:value-type="float">
            <text:p>0.06785356</text:p>
          </table:table-cell>
          <table:table-cell table:style-name="ce5" table:formula="of:=40.92 + 52.82*[.I50] - 1.043*([.I50]^2) + 0.0258*[.I50]^3" office:value-type="float" office:value="356.646184447937" calcext:value-type="float">
            <text:p>356.646184447937</text:p>
          </table:table-cell>
          <table:table-cell table:style-name="ce5" table:formula="of:=[.K50] * 0.03" office:value-type="float" office:value="10.6993855334381" calcext:value-type="float">
            <text:p>10.6993855334381</text:p>
          </table:table-cell>
          <table:table-cell table:style-name="ce5" table:formula="of:=((9.81*(1/[.$R$33])*([.K50] - [.$R$33])*[.$R$30]^3*(1.2)^2*1044)/(0.000015*[.$R$34]))^(1/4)" office:value-type="float" office:value="117.850072401753" calcext:value-type="float">
            <text:p>117.850072401753</text:p>
          </table:table-cell>
          <table:table-cell table:style-name="ce5" table:formula="of:=2*PI()*[.$R$30]*[.$R$34]*([.K50] - [.$R$33])" office:value-type="float" office:value="1.7295708344942" calcext:value-type="float">
            <text:p>1.7295708344942</text:p>
          </table:table-cell>
          <table:table-cell table:style-name="ce5" table:formula="of:=2*PI()*0.25*[.$R$30]*[.$R$34]*([.K50] - [.$R$33])*[.M50]" office:value-type="float" office:value="50.9575120172753" calcext:value-type="float">
            <text:p>50.9575120172753</text:p>
          </table:table-cell>
          <table:table-cell table:style-name="ce5" table:formula="of:=([.J50])/(2*PI()*0.0000000567 * [.$R$29] *  [.$R$30]  *([.K50]^4 - [.$R$33]^4))" office:value-type="float" office:value="2.30630532811502" calcext:value-type="float">
            <text:p>2.30630532811502</text:p>
          </table:table-cell>
          <table:table-cell table:style-name="ce5" table:number-columns-repeated="16368"/>
        </table:table-row>
        <table:table-row table:style-name="ro1">
          <table:table-cell table:style-name="ce5" table:number-columns-repeated="2"/>
          <table:table-cell table:style-name="ce14" office:value-type="float" office:value="0.54835" calcext:value-type="float">
            <text:p>5.48E-01</text:p>
          </table:table-cell>
          <table:table-cell table:style-name="ce5" table:formula="of:=0.05*[.C51]" office:value-type="float" office:value="0.0274175" calcext:value-type="float">
            <text:p>0.0274175</text:p>
          </table:table-cell>
          <table:table-cell table:style-name="ce5" office:value-type="float" office:value="0.708" calcext:value-type="float">
            <text:p>0.708</text:p>
          </table:table-cell>
          <table:table-cell table:style-name="ce14" office:value-type="float" office:value="0.14262" calcext:value-type="float">
            <text:p>1.43E-01</text:p>
          </table:table-cell>
          <table:table-cell table:style-name="ce5" table:formula="of:=0.005*[.F51]" office:value-type="float" office:value="0.0007131" calcext:value-type="float">
            <text:p>0.0007131</text:p>
          </table:table-cell>
          <table:table-cell table:style-name="ce5" table:formula="of:=[.C51]/([.F51])" office:value-type="float" office:value="3.84483242182022" calcext:value-type="float">
            <text:p>3.84483242182022</text:p>
          </table:table-cell>
          <table:table-cell table:style-name="ce5" table:formula="of:=[.H51]*((0.000000004418)/(0.25))*100000000" office:value-type="float" office:value="6.7945878558407" calcext:value-type="float">
            <text:p>6.7945878558407</text:p>
          </table:table-cell>
          <table:table-cell table:style-name="ce5" table:formula="of:=([.F51])*[.C51]" office:value-type="float" office:value="0.078205677" calcext:value-type="float">
            <text:p>0.078205677</text:p>
          </table:table-cell>
          <table:table-cell table:style-name="ce5" table:formula="of:=40.92 + 52.82*[.I51] - 1.043*([.I51]^2) + 0.0258*[.I51]^3" office:value-type="float" office:value="359.751541255601" calcext:value-type="float">
            <text:p>359.751541255601</text:p>
          </table:table-cell>
          <table:table-cell table:style-name="ce5" table:formula="of:=[.K51] * 0.03" office:value-type="float" office:value="10.792546237668" calcext:value-type="float">
            <text:p>10.792546237668</text:p>
          </table:table-cell>
          <table:table-cell table:style-name="ce5" table:formula="of:=((9.81*(1/[.$R$33])*([.K51] - [.$R$33])*[.$R$30]^3*(1.2)^2*1044)/(0.000015*[.$R$34]))^(1/4)" office:value-type="float" office:value="119.261999105856" calcext:value-type="float">
            <text:p>119.261999105856</text:p>
          </table:table-cell>
          <table:table-cell table:style-name="ce5" table:formula="of:=2*PI()*[.$R$30]*[.$R$34]*([.K51] - [.$R$33])" office:value-type="float" office:value="1.81395821155098" calcext:value-type="float">
            <text:p>1.81395821155098</text:p>
          </table:table-cell>
          <table:table-cell table:style-name="ce5" table:formula="of:=2*PI()*0.25*[.$R$30]*[.$R$34]*([.K51] - [.$R$33])*[.M51]" office:value-type="float" office:value="54.0840706510132" calcext:value-type="float">
            <text:p>54.0840706510132</text:p>
          </table:table-cell>
          <table:table-cell table:style-name="ce5" table:formula="of:=([.J51])/(2*PI()*0.0000000567 * [.$R$29] *  [.$R$30]  *([.K51]^4 - [.$R$33]^4))" office:value-type="float" office:value="2.49638184718645" calcext:value-type="float">
            <text:p>2.49638184718645</text:p>
          </table:table-cell>
          <table:table-cell table:style-name="ce5" table:number-columns-repeated="16368"/>
        </table:table-row>
        <table:table-row table:style-name="ro1">
          <table:table-cell table:style-name="ce5" table:number-columns-repeated="2"/>
          <table:table-cell table:style-name="ce14" office:value-type="float" office:value="0.5882" calcext:value-type="float">
            <text:p>5.88E-01</text:p>
          </table:table-cell>
          <table:table-cell table:style-name="ce5" table:formula="of:=0.05*[.C52]" office:value-type="float" office:value="0.02941" calcext:value-type="float">
            <text:p>0.02941</text:p>
          </table:table-cell>
          <table:table-cell table:style-name="ce5" office:value-type="float" office:value="0.759" calcext:value-type="float">
            <text:p>0.759</text:p>
          </table:table-cell>
          <table:table-cell table:style-name="ce14" office:value-type="float" office:value="0.15157" calcext:value-type="float">
            <text:p>1.52E-01</text:p>
          </table:table-cell>
          <table:table-cell table:style-name="ce5" table:formula="of:=0.005*[.F52]" office:value-type="float" office:value="0.00075785" calcext:value-type="float">
            <text:p>0.00075785</text:p>
          </table:table-cell>
          <table:table-cell table:style-name="ce5" table:formula="of:=[.C52]/([.F52])" office:value-type="float" office:value="3.88071518110444" calcext:value-type="float">
            <text:p>3.88071518110444</text:p>
          </table:table-cell>
          <table:table-cell table:style-name="ce5" table:formula="of:=[.H52]*((0.000000004418)/(0.25))*100000000" office:value-type="float" office:value="6.85799986804777" calcext:value-type="float">
            <text:p>6.85799986804777</text:p>
          </table:table-cell>
          <table:table-cell table:style-name="ce5" table:formula="of:=([.F52])*[.C52]" office:value-type="float" office:value="0.089153474" calcext:value-type="float">
            <text:p>0.089153474</text:p>
          </table:table-cell>
          <table:table-cell table:style-name="ce5" table:formula="of:=40.92 + 52.82*[.I52] - 1.043*([.I52]^2) + 0.0258*[.I52]^3" office:value-type="float" office:value="362.426709167989" calcext:value-type="float">
            <text:p>362.426709167989</text:p>
          </table:table-cell>
          <table:table-cell table:style-name="ce5" table:formula="of:=[.K52] * 0.03" office:value-type="float" office:value="10.8728012750397" calcext:value-type="float">
            <text:p>10.8728012750397</text:p>
          </table:table-cell>
          <table:table-cell table:style-name="ce5" table:formula="of:=((9.81*(1/[.$R$33])*([.K52] - [.$R$33])*[.$R$30]^3*(1.2)^2*1044)/(0.000015*[.$R$34]))^(1/4)" office:value-type="float" office:value="120.439350677177" calcext:value-type="float">
            <text:p>120.439350677177</text:p>
          </table:table-cell>
          <table:table-cell table:style-name="ce5" table:formula="of:=2*PI()*[.$R$30]*[.$R$34]*([.K52] - [.$R$33])" office:value-type="float" office:value="1.88665530154585" calcext:value-type="float">
            <text:p>1.88665530154585</text:p>
          </table:table-cell>
          <table:table-cell table:style-name="ce5" table:formula="of:=2*PI()*0.25*[.$R$30]*[.$R$34]*([.K52] - [.$R$33])*[.M52]" office:value-type="float" office:value="56.806884867459" calcext:value-type="float">
            <text:p>56.806884867459</text:p>
          </table:table-cell>
          <table:table-cell table:style-name="ce5" table:formula="of:=([.J52])/(2*PI()*0.0000000567 * [.$R$29] *  [.$R$30]  *([.K52]^4 - [.$R$33]^4))" office:value-type="float" office:value="2.70078052195357" calcext:value-type="float">
            <text:p>2.70078052195357</text:p>
          </table:table-cell>
          <table:table-cell table:style-name="ce5" table:number-columns-repeated="16368"/>
        </table:table-row>
        <table:table-row table:style-name="ro1">
          <table:table-cell table:style-name="ce6" office:value-type="float" office:value="0.095" calcext:value-type="float">
            <text:p>9.50E-02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6" office:value-type="float" office:value="0.07175" calcext:value-type="float">
            <text:p>7.18E-02</text:p>
          </table:table-cell>
          <table:table-cell table:style-name="ce7" table:formula="of:=0.05*[.C53]" office:value-type="float" office:value="0.0035875" calcext:value-type="float">
            <text:p>0.0035875</text:p>
          </table:table-cell>
          <table:table-cell table:style-name="ce7" office:value-type="float" office:value="0.094" calcext:value-type="float">
            <text:p>0.094</text:p>
          </table:table-cell>
          <table:table-cell table:style-name="ce6" office:value-type="float" office:value="0.01996" calcext:value-type="float">
            <text:p>2.00E-02</text:p>
          </table:table-cell>
          <table:table-cell table:style-name="ce7" table:formula="of:=0.005*[.F53]" office:value-type="float" office:value="0.0000998" calcext:value-type="float">
            <text:p>0.0000998</text:p>
          </table:table-cell>
          <table:table-cell table:style-name="ce7" table:formula="of:=[.C53]/([.F53])" office:value-type="float" office:value="3.59468937875752" calcext:value-type="float">
            <text:p>3.59468937875752</text:p>
          </table:table-cell>
          <table:table-cell table:style-name="ce7" table:formula="of:=[.H53]*((0.000000004418)/(0.25))*100000000" office:value-type="float" office:value="6.35253507014028" calcext:value-type="float">
            <text:p>6.35253507014028</text:p>
          </table:table-cell>
          <table:table-cell table:style-name="ce7" table:formula="of:=([.F53])*[.C53]" office:value-type="float" office:value="0.00143213" calcext:value-type="float">
            <text:p>0.00143213</text:p>
          </table:table-cell>
          <table:table-cell table:style-name="ce7" table:formula="of:=40.92 + 52.82*[.I53] - 1.043*([.I53]^2) + 0.0258*[.I53]^3" office:value-type="float" office:value="340.984898599629" calcext:value-type="float">
            <text:p>340.984898599629</text:p>
          </table:table-cell>
          <table:table-cell table:style-name="ce7" table:formula="of:=[.K53] * 0.03" office:value-type="float" office:value="10.2295469579889" calcext:value-type="float">
            <text:p>10.2295469579889</text:p>
          </table:table-cell>
          <table:table-cell table:style-name="ce7" table:formula="of:=((9.81*(1/[.$R$33])*([.K53] - [.$R$33])*[.$R$30]^3*(1.2)^2*1044)/(0.000015*[.$R$34]))^(1/4)" office:value-type="float" office:value="109.815313505907" calcext:value-type="float">
            <text:p>109.815313505907</text:p>
          </table:table-cell>
          <table:table-cell table:style-name="ce7" table:formula="of:=2*PI()*[.$R$30]*[.$R$34]*([.K53] - [.$R$33])" office:value-type="float" office:value="1.30397889259126" calcext:value-type="float">
            <text:p>1.30397889259126</text:p>
          </table:table-cell>
          <table:table-cell table:style-name="ce7" table:formula="of:=2*PI()*0.25*[.$R$30]*[.$R$34]*([.K53] - [.$R$33])*[.M53]" office:value-type="float" office:value="35.7992127237488" calcext:value-type="float">
            <text:p>35.7992127237488</text:p>
          </table:table-cell>
          <table:table-cell table:style-name="ce7" table:formula="of:=([.J53])/(2*PI()*0.0000000567 * [.$R$29] *  [.$R$30]  *([.K53]^4 - [.$R$33]^4))" office:value-type="float" office:value="0.0697358496832917" calcext:value-type="float">
            <text:p>0.0697358496832917</text:p>
          </table:table-cell>
          <table:table-cell table:style-name="ce7" table:number-columns-repeated="16368"/>
        </table:table-row>
        <table:table-row table:style-name="ro1">
          <table:table-cell table:style-name="ce7" table:number-columns-repeated="2"/>
          <table:table-cell table:style-name="ce6" office:value-type="float" office:value="0.11575" calcext:value-type="float">
            <text:p>1.16E-01</text:p>
          </table:table-cell>
          <table:table-cell table:style-name="ce7" table:formula="of:=0.05*[.C54]" office:value-type="float" office:value="0.0057875" calcext:value-type="float">
            <text:p>0.0057875</text:p>
          </table:table-cell>
          <table:table-cell table:style-name="ce7" office:value-type="float" office:value="0.153" calcext:value-type="float">
            <text:p>0.153</text:p>
          </table:table-cell>
          <table:table-cell table:style-name="ce7" office:value-type="float" office:value="0.03187" calcext:value-type="float">
            <text:p>0.03187</text:p>
          </table:table-cell>
          <table:table-cell table:style-name="ce7" table:formula="of:=0.005*[.F54]" office:value-type="float" office:value="0.00015935" calcext:value-type="float">
            <text:p>0.00015935</text:p>
          </table:table-cell>
          <table:table-cell table:style-name="ce7" table:formula="of:=[.C54]/([.F54])" office:value-type="float" office:value="3.6319422654534" calcext:value-type="float">
            <text:p>3.6319422654534</text:p>
          </table:table-cell>
          <table:table-cell table:style-name="ce7" table:formula="of:=[.H54]*((0.000000004418)/(0.25))*100000000" office:value-type="float" office:value="6.41836837150926" calcext:value-type="float">
            <text:p>6.41836837150926</text:p>
          </table:table-cell>
          <table:table-cell table:style-name="ce7" table:formula="of:=([.F54])*[.C54]" office:value-type="float" office:value="0.0036889525" calcext:value-type="float">
            <text:p>0.0036889525</text:p>
          </table:table-cell>
          <table:table-cell table:style-name="ce7" table:formula="of:=40.92 + 52.82*[.I54] - 1.043*([.I54]^2) + 0.0258*[.I54]^3" office:value-type="float" office:value="343.793076185552" calcext:value-type="float">
            <text:p>343.793076185552</text:p>
          </table:table-cell>
          <table:table-cell table:style-name="ce7" table:formula="of:=[.K54] * 0.03" office:value-type="float" office:value="10.3137922855666" calcext:value-type="float">
            <text:p>10.3137922855666</text:p>
          </table:table-cell>
          <table:table-cell table:style-name="ce7" table:formula="of:=((9.81*(1/[.$R$33])*([.K54] - [.$R$33])*[.$R$30]^3*(1.2)^2*1044)/(0.000015*[.$R$34]))^(1/4)" office:value-type="float" office:value="111.387867455479" calcext:value-type="float">
            <text:p>111.387867455479</text:p>
          </table:table-cell>
          <table:table-cell table:style-name="ce7" table:formula="of:=2*PI()*[.$R$30]*[.$R$34]*([.K54] - [.$R$33])" office:value-type="float" office:value="1.38029049073061" calcext:value-type="float">
            <text:p>1.38029049073061</text:p>
          </table:table-cell>
          <table:table-cell table:style-name="ce7" table:formula="of:=2*PI()*0.25*[.$R$30]*[.$R$34]*([.K54] - [.$R$33])*[.M54]" office:value-type="float" office:value="38.4369035578898" calcext:value-type="float">
            <text:p>38.4369035578898</text:p>
          </table:table-cell>
          <table:table-cell table:style-name="ce7" table:formula="of:=([.J54])/(2*PI()*0.0000000567 * [.$R$29] *  [.$R$30]  *([.K54]^4 - [.$R$33]^4))" office:value-type="float" office:value="0.167357428231133" calcext:value-type="float">
            <text:p>0.167357428231133</text:p>
          </table:table-cell>
          <table:table-cell table:style-name="ce7" table:number-columns-repeated="16368"/>
        </table:table-row>
        <table:table-row table:style-name="ro1">
          <table:table-cell table:style-name="ce7" table:number-columns-repeated="2"/>
          <table:table-cell table:style-name="ce6" office:value-type="float" office:value="0.15045" calcext:value-type="float">
            <text:p>1.50E-01</text:p>
          </table:table-cell>
          <table:table-cell table:style-name="ce7" table:formula="of:=0.05*[.C55]" office:value-type="float" office:value="0.0075225" calcext:value-type="float">
            <text:p>0.0075225</text:p>
          </table:table-cell>
          <table:table-cell table:style-name="ce7" office:value-type="float" office:value="0.215" calcext:value-type="float">
            <text:p>0.215</text:p>
          </table:table-cell>
          <table:table-cell table:style-name="ce6" office:value-type="float" office:value="0.04092" calcext:value-type="float">
            <text:p>4.09E-02</text:p>
          </table:table-cell>
          <table:table-cell table:style-name="ce7" table:formula="of:=0.005*[.F55]" office:value-type="float" office:value="0.0002046" calcext:value-type="float">
            <text:p>0.0002046</text:p>
          </table:table-cell>
          <table:table-cell table:style-name="ce7" table:formula="of:=[.C55]/([.F55])" office:value-type="float" office:value="3.6766862170088" calcext:value-type="float">
            <text:p>3.6766862170088</text:p>
          </table:table-cell>
          <table:table-cell table:style-name="ce7" table:formula="of:=[.H55]*((0.000000004418)/(0.25))*100000000" office:value-type="float" office:value="6.49743988269795" calcext:value-type="float">
            <text:p>6.49743988269795</text:p>
          </table:table-cell>
          <table:table-cell table:style-name="ce7" table:formula="of:=([.F55])*[.C55]" office:value-type="float" office:value="0.006156414" calcext:value-type="float">
            <text:p>0.006156414</text:p>
          </table:table-cell>
          <table:table-cell table:style-name="ce7" table:formula="of:=40.92 + 52.82*[.I55] - 1.043*([.I55]^2) + 0.0258*[.I55]^3" office:value-type="float" office:value="347.159686727963" calcext:value-type="float">
            <text:p>347.159686727963</text:p>
          </table:table-cell>
          <table:table-cell table:style-name="ce7" table:formula="of:=[.K55] * 0.03" office:value-type="float" office:value="10.4147906018389" calcext:value-type="float">
            <text:p>10.4147906018389</text:p>
          </table:table-cell>
          <table:table-cell table:style-name="ce7" table:formula="of:=((9.81*(1/[.$R$33])*([.K55] - [.$R$33])*[.$R$30]^3*(1.2)^2*1044)/(0.000015*[.$R$34]))^(1/4)" office:value-type="float" office:value="113.189410037877" calcext:value-type="float">
            <text:p>113.189410037877</text:p>
          </table:table-cell>
          <table:table-cell table:style-name="ce7" table:formula="of:=2*PI()*[.$R$30]*[.$R$34]*([.K55] - [.$R$33])" office:value-type="float" office:value="1.47177737962679" calcext:value-type="float">
            <text:p>1.47177737962679</text:p>
          </table:table-cell>
          <table:table-cell table:style-name="ce7" table:formula="of:=2*PI()*0.25*[.$R$30]*[.$R$34]*([.K55] - [.$R$33])*[.M55]" office:value-type="float" office:value="41.6474033267623" calcext:value-type="float">
            <text:p>41.6474033267623</text:p>
          </table:table-cell>
          <table:table-cell table:style-name="ce7" table:formula="of:=([.J55])/(2*PI()*0.0000000567 * [.$R$29] *  [.$R$30]  *([.K55]^4 - [.$R$33]^4))" office:value-type="float" office:value="0.257623222482575" calcext:value-type="float">
            <text:p>0.257623222482575</text:p>
          </table:table-cell>
          <table:table-cell table:style-name="ce7" table:number-columns-repeated="16368"/>
        </table:table-row>
        <table:table-row table:style-name="ro1">
          <table:table-cell table:style-name="ce7" table:number-columns-repeated="2"/>
          <table:table-cell table:style-name="ce6" office:value-type="float" office:value="0.17815" calcext:value-type="float">
            <text:p>1.78E-01</text:p>
          </table:table-cell>
          <table:table-cell table:style-name="ce7" table:formula="of:=0.05*[.C56]" office:value-type="float" office:value="0.0089075" calcext:value-type="float">
            <text:p>0.0089075</text:p>
          </table:table-cell>
          <table:table-cell table:style-name="ce7" office:value-type="float" office:value="0.255" calcext:value-type="float">
            <text:p>0.255</text:p>
          </table:table-cell>
          <table:table-cell table:style-name="ce6" office:value-type="float" office:value="0.04796" calcext:value-type="float">
            <text:p>4.80E-02</text:p>
          </table:table-cell>
          <table:table-cell table:style-name="ce7" table:formula="of:=0.005*[.F56]" office:value-type="float" office:value="0.0002398" calcext:value-type="float">
            <text:p>0.0002398</text:p>
          </table:table-cell>
          <table:table-cell table:style-name="ce7" table:formula="of:=[.C56]/([.F56])" office:value-type="float" office:value="3.71455379482902" calcext:value-type="float">
            <text:p>3.71455379482902</text:p>
          </table:table-cell>
          <table:table-cell table:style-name="ce7" table:formula="of:=[.H56]*((0.000000004418)/(0.25))*100000000" office:value-type="float" office:value="6.56435946622185" calcext:value-type="float">
            <text:p>6.56435946622185</text:p>
          </table:table-cell>
          <table:table-cell table:style-name="ce7" table:formula="of:=([.F56])*[.C56]" office:value-type="float" office:value="0.008544074" calcext:value-type="float">
            <text:p>0.008544074</text:p>
          </table:table-cell>
          <table:table-cell table:style-name="ce7" table:formula="of:=40.92 + 52.82*[.I56] - 1.043*([.I56]^2) + 0.0258*[.I56]^3" office:value-type="float" office:value="350.003627647852" calcext:value-type="float">
            <text:p>350.003627647852</text:p>
          </table:table-cell>
          <table:table-cell table:style-name="ce7" table:formula="of:=[.K56] * 0.03" office:value-type="float" office:value="10.5001088294356" calcext:value-type="float">
            <text:p>10.5001088294356</text:p>
          </table:table-cell>
          <table:table-cell table:style-name="ce7" table:formula="of:=((9.81*(1/[.$R$33])*([.K56] - [.$R$33])*[.$R$30]^3*(1.2)^2*1044)/(0.000015*[.$R$34]))^(1/4)" office:value-type="float" office:value="114.646917937294" calcext:value-type="float">
            <text:p>114.646917937294</text:p>
          </table:table-cell>
          <table:table-cell table:style-name="ce7" table:formula="of:=2*PI()*[.$R$30]*[.$R$34]*([.K56] - [.$R$33])" office:value-type="float" office:value="1.54906083837188" calcext:value-type="float">
            <text:p>1.54906083837188</text:p>
          </table:table-cell>
          <table:table-cell table:style-name="ce7" table:formula="of:=2*PI()*0.25*[.$R$30]*[.$R$34]*([.K56] - [.$R$33])*[.M56]" office:value-type="float" office:value="44.398762704174" calcext:value-type="float">
            <text:p>44.398762704174</text:p>
          </table:table-cell>
          <table:table-cell table:style-name="ce7" table:formula="of:=([.J56])/(2*PI()*0.0000000567 * [.$R$29] *  [.$R$30]  *([.K56]^4 - [.$R$33]^4))" office:value-type="float" office:value="0.334979450856924" calcext:value-type="float">
            <text:p>0.334979450856924</text:p>
          </table:table-cell>
          <table:table-cell table:style-name="ce7" table:number-columns-repeated="16368"/>
        </table:table-row>
        <table:table-row table:style-name="ro1">
          <table:table-cell table:style-name="ce7" table:number-columns-repeated="2"/>
          <table:table-cell table:style-name="ce6" office:value-type="float" office:value="0.21583" calcext:value-type="float">
            <text:p>2.16E-01</text:p>
          </table:table-cell>
          <table:table-cell table:style-name="ce7" table:formula="of:=0.05*[.C57]" office:value-type="float" office:value="0.0107915" calcext:value-type="float">
            <text:p>0.0107915</text:p>
          </table:table-cell>
          <table:table-cell table:style-name="ce7" office:value-type="float" office:value="0.306" calcext:value-type="float">
            <text:p>0.306</text:p>
          </table:table-cell>
          <table:table-cell table:style-name="ce6" office:value-type="float" office:value="0.05697" calcext:value-type="float">
            <text:p>5.70E-02</text:p>
          </table:table-cell>
          <table:table-cell table:style-name="ce7" table:formula="of:=0.005*[.F57]" office:value-type="float" office:value="0.00028485" calcext:value-type="float">
            <text:p>0.00028485</text:p>
          </table:table-cell>
          <table:table-cell table:style-name="ce7" table:formula="of:=[.C57]/([.F57])" office:value-type="float" office:value="3.78848516763209" calcext:value-type="float">
            <text:p>3.78848516763209</text:p>
          </table:table-cell>
          <table:table-cell table:style-name="ce7" table:formula="of:=[.H57]*((0.000000004418)/(0.25))*100000000" office:value-type="float" office:value="6.69501098823942" calcext:value-type="float">
            <text:p>6.69501098823942</text:p>
          </table:table-cell>
          <table:table-cell table:style-name="ce7" table:formula="of:=([.F57])*[.C57]" office:value-type="float" office:value="0.0122958351" calcext:value-type="float">
            <text:p>0.0122958351</text:p>
          </table:table-cell>
          <table:table-cell table:style-name="ce7" table:formula="of:=40.92 + 52.82*[.I57] - 1.043*([.I57]^2) + 0.0258*[.I57]^3" office:value-type="float" office:value="355.542275917316" calcext:value-type="float">
            <text:p>355.542275917316</text:p>
          </table:table-cell>
          <table:table-cell table:style-name="ce7" table:formula="of:=[.K57] * 0.03" office:value-type="float" office:value="10.6662682775195" calcext:value-type="float">
            <text:p>10.6662682775195</text:p>
          </table:table-cell>
          <table:table-cell table:style-name="ce7" table:formula="of:=((9.81*(1/[.$R$33])*([.K57] - [.$R$33])*[.$R$30]^3*(1.2)^2*1044)/(0.000015*[.$R$34]))^(1/4)" office:value-type="float" office:value="117.3357032737" calcext:value-type="float">
            <text:p>117.3357032737</text:p>
          </table:table-cell>
          <table:table-cell table:style-name="ce7" table:formula="of:=2*PI()*[.$R$30]*[.$R$34]*([.K57] - [.$R$33])" office:value-type="float" office:value="1.69957236694942" calcext:value-type="float">
            <text:p>1.69957236694942</text:p>
          </table:table-cell>
          <table:table-cell table:style-name="ce7" table:formula="of:=2*PI()*0.25*[.$R$30]*[.$R$34]*([.K57] - [.$R$33])*[.M57]" office:value-type="float" office:value="49.8551297351392" calcext:value-type="float">
            <text:p>49.8551297351392</text:p>
          </table:table-cell>
          <table:table-cell table:style-name="ce7" table:formula="of:=([.J57])/(2*PI()*0.0000000567 * [.$R$29] *  [.$R$30]  *([.K57]^4 - [.$R$33]^4))" office:value-type="float" office:value="0.427607295316175" calcext:value-type="float">
            <text:p>0.427607295316175</text:p>
          </table:table-cell>
          <table:table-cell table:style-name="ce7" table:number-columns-repeated="16368"/>
        </table:table-row>
        <table:table-row table:style-name="ro1">
          <table:table-cell table:style-name="ce7" table:number-columns-repeated="2"/>
          <table:table-cell table:style-name="ce6" office:value-type="float" office:value="0.26" calcext:value-type="float">
            <text:p>2.60E-01</text:p>
          </table:table-cell>
          <table:table-cell table:style-name="ce7" table:formula="of:=0.05*[.C58]" office:value-type="float" office:value="0.013" calcext:value-type="float">
            <text:p>0.013</text:p>
          </table:table-cell>
          <table:table-cell table:style-name="ce7" office:value-type="float" office:value="0.366" calcext:value-type="float">
            <text:p>0.366</text:p>
          </table:table-cell>
          <table:table-cell table:style-name="ce6" office:value-type="float" office:value="0.06677" calcext:value-type="float">
            <text:p>6.68E-02</text:p>
          </table:table-cell>
          <table:table-cell table:style-name="ce7" table:formula="of:=0.005*[.F58]" office:value-type="float" office:value="0.00033385" calcext:value-type="float">
            <text:p>0.00033385</text:p>
          </table:table-cell>
          <table:table-cell table:style-name="ce7" table:formula="of:=[.C58]/([.F58])" office:value-type="float" office:value="3.89396435524936" calcext:value-type="float">
            <text:p>3.89396435524936</text:p>
          </table:table-cell>
          <table:table-cell table:style-name="ce7" table:formula="of:=[.H58]*((0.000000004418)/(0.25))*100000000" office:value-type="float" office:value="6.88141380859668" calcext:value-type="float">
            <text:p>6.88141380859668</text:p>
          </table:table-cell>
          <table:table-cell table:style-name="ce7" table:formula="of:=([.F58])*[.C58]" office:value-type="float" office:value="0.0173602" calcext:value-type="float">
            <text:p>0.0173602</text:p>
          </table:table-cell>
          <table:table-cell table:style-name="ce7" table:formula="of:=40.92 + 52.82*[.I58] - 1.043*([.I58]^2) + 0.0258*[.I58]^3" office:value-type="float" office:value="363.413431704696" calcext:value-type="float">
            <text:p>363.413431704696</text:p>
          </table:table-cell>
          <table:table-cell table:style-name="ce7" table:formula="of:=[.K58] * 0.03" office:value-type="float" office:value="10.9024029511409" calcext:value-type="float">
            <text:p>10.9024029511409</text:p>
          </table:table-cell>
          <table:table-cell table:style-name="ce7" table:formula="of:=((9.81*(1/[.$R$33])*([.K58] - [.$R$33])*[.$R$30]^3*(1.2)^2*1044)/(0.000015*[.$R$34]))^(1/4)" office:value-type="float" office:value="120.865022745731" calcext:value-type="float">
            <text:p>120.865022745731</text:p>
          </table:table-cell>
          <table:table-cell table:style-name="ce7" table:formula="of:=2*PI()*[.$R$30]*[.$R$34]*([.K58] - [.$R$33])" office:value-type="float" office:value="1.91346926590255" calcext:value-type="float">
            <text:p>1.91346926590255</text:p>
          </table:table-cell>
          <table:table-cell table:style-name="ce7" table:formula="of:=2*PI()*0.25*[.$R$30]*[.$R$34]*([.K58] - [.$R$33])*[.M58]" office:value-type="float" office:value="57.8178765866421" calcext:value-type="float">
            <text:p>57.8178765866421</text:p>
          </table:table-cell>
          <table:table-cell table:style-name="ce7" table:formula="of:=([.J58])/(2*PI()*0.0000000567 * [.$R$29] *  [.$R$30]  *([.K58]^4 - [.$R$33]^4))" office:value-type="float" office:value="0.516052401945838" calcext:value-type="float">
            <text:p>0.516052401945838</text:p>
          </table:table-cell>
          <table:table-cell table:style-name="ce7" table:number-columns-repeated="16368"/>
        </table:table-row>
        <table:table-row table:style-name="ro1">
          <table:table-cell table:style-name="ce7" table:number-columns-repeated="2"/>
          <table:table-cell table:style-name="ce6" office:value-type="float" office:value="0.29295" calcext:value-type="float">
            <text:p>2.93E-01</text:p>
          </table:table-cell>
          <table:table-cell table:style-name="ce7" table:formula="of:=0.05*[.C59]" office:value-type="float" office:value="0.0146475" calcext:value-type="float">
            <text:p>0.0146475</text:p>
          </table:table-cell>
          <table:table-cell table:style-name="ce7" office:value-type="float" office:value="0.41" calcext:value-type="float">
            <text:p>0.41</text:p>
          </table:table-cell>
          <table:table-cell table:style-name="ce6" office:value-type="float" office:value="0.07367" calcext:value-type="float">
            <text:p>7.37E-02</text:p>
          </table:table-cell>
          <table:table-cell table:style-name="ce7" table:formula="of:=0.005*[.F59]" office:value-type="float" office:value="0.00036835" calcext:value-type="float">
            <text:p>0.00036835</text:p>
          </table:table-cell>
          <table:table-cell table:style-name="ce7" table:formula="of:=[.C59]/([.F59])" office:value-type="float" office:value="3.9765168996878" calcext:value-type="float">
            <text:p>3.9765168996878</text:p>
          </table:table-cell>
          <table:table-cell table:style-name="ce7" table:formula="of:=[.H59]*((0.000000004418)/(0.25))*100000000" office:value-type="float" office:value="7.02730066512828" calcext:value-type="float">
            <text:p>7.02730066512828</text:p>
          </table:table-cell>
          <table:table-cell table:style-name="ce7" table:formula="of:=([.F59])*[.C59]" office:value-type="float" office:value="0.0215816265" calcext:value-type="float">
            <text:p>0.0215816265</text:p>
          </table:table-cell>
          <table:table-cell table:style-name="ce7" table:formula="of:=40.92 + 52.82*[.I59] - 1.043*([.I59]^2) + 0.0258*[.I59]^3" office:value-type="float" office:value="369.548944289864" calcext:value-type="float">
            <text:p>369.548944289864</text:p>
          </table:table-cell>
          <table:table-cell table:style-name="ce7" table:formula="of:=[.K59] * 0.03" office:value-type="float" office:value="11.0864683286959" calcext:value-type="float">
            <text:p>11.0864683286959</text:p>
          </table:table-cell>
          <table:table-cell table:style-name="ce7" table:formula="of:=((9.81*(1/[.$R$33])*([.K59] - [.$R$33])*[.$R$30]^3*(1.2)^2*1044)/(0.000015*[.$R$34]))^(1/4)" office:value-type="float" office:value="123.416027078178" calcext:value-type="float">
            <text:p>123.416027078178</text:p>
          </table:table-cell>
          <table:table-cell table:style-name="ce7" table:formula="of:=2*PI()*[.$R$30]*[.$R$34]*([.K59] - [.$R$33])" office:value-type="float" office:value="2.08020044883244" calcext:value-type="float">
            <text:p>2.08020044883244</text:p>
          </table:table-cell>
          <table:table-cell table:style-name="ce7" table:formula="of:=2*PI()*0.25*[.$R$30]*[.$R$34]*([.K59] - [.$R$33])*[.M59]" office:value-type="float" office:value="64.1825187302857" calcext:value-type="float">
            <text:p>64.1825187302857</text:p>
          </table:table-cell>
          <table:table-cell table:style-name="ce7" table:formula="of:=([.J59])/(2*PI()*0.0000000567 * [.$R$29] *  [.$R$30]  *([.K59]^4 - [.$R$33]^4))" office:value-type="float" office:value="0.572832828268332" calcext:value-type="float">
            <text:p>0.572832828268332</text:p>
          </table:table-cell>
          <table:table-cell table:style-name="ce7" table:number-columns-repeated="16368"/>
        </table:table-row>
        <table:table-row table:style-name="ro1">
          <table:table-cell table:style-name="ce7" table:number-columns-repeated="2"/>
          <table:table-cell table:style-name="ce6" office:value-type="float" office:value="0.3393" calcext:value-type="float">
            <text:p>3.39E-01</text:p>
          </table:table-cell>
          <table:table-cell table:style-name="ce7" table:formula="of:=0.05*[.C60]" office:value-type="float" office:value="0.016965" calcext:value-type="float">
            <text:p>0.016965</text:p>
          </table:table-cell>
          <table:table-cell table:style-name="ce7" office:value-type="float" office:value="0.472" calcext:value-type="float">
            <text:p>0.472</text:p>
          </table:table-cell>
          <table:table-cell table:style-name="ce6" office:value-type="float" office:value="0.08264" calcext:value-type="float">
            <text:p>8.26E-02</text:p>
          </table:table-cell>
          <table:table-cell table:style-name="ce7" table:formula="of:=0.005*[.F60]" office:value-type="float" office:value="0.0004132" calcext:value-type="float">
            <text:p>0.0004132</text:p>
          </table:table-cell>
          <table:table-cell table:style-name="ce7" table:formula="of:=[.C60]/([.F60])" office:value-type="float" office:value="4.10575992255566" calcext:value-type="float">
            <text:p>4.10575992255566</text:p>
          </table:table-cell>
          <table:table-cell table:style-name="ce7" table:formula="of:=[.H60]*((0.000000004418)/(0.25))*100000000" office:value-type="float" office:value="7.25569893514037" calcext:value-type="float">
            <text:p>7.25569893514037</text:p>
          </table:table-cell>
          <table:table-cell table:style-name="ce7" table:formula="of:=([.F60])*[.C60]" office:value-type="float" office:value="0.028039752" calcext:value-type="float">
            <text:p>0.028039752</text:p>
          </table:table-cell>
          <table:table-cell table:style-name="ce7" table:formula="of:=40.92 + 52.82*[.I60] - 1.043*([.I60]^2) + 0.0258*[.I60]^3" office:value-type="float" office:value="379.112127580378" calcext:value-type="float">
            <text:p>379.112127580378</text:p>
          </table:table-cell>
          <table:table-cell table:style-name="ce7" table:formula="of:=[.K60] * 0.03" office:value-type="float" office:value="11.3733638274113" calcext:value-type="float">
            <text:p>11.3733638274113</text:p>
          </table:table-cell>
          <table:table-cell table:style-name="ce7" table:formula="of:=((9.81*(1/[.$R$33])*([.K60] - [.$R$33])*[.$R$30]^3*(1.2)^2*1044)/(0.000015*[.$R$34]))^(1/4)" office:value-type="float" office:value="127.102133419893" calcext:value-type="float">
            <text:p>127.102133419893</text:p>
          </table:table-cell>
          <table:table-cell table:style-name="ce7" table:formula="of:=2*PI()*[.$R$30]*[.$R$34]*([.K60] - [.$R$33])" office:value-type="float" office:value="2.3400778169365" calcext:value-type="float">
            <text:p>2.3400778169365</text:p>
          </table:table-cell>
          <table:table-cell table:style-name="ce7" table:formula="of:=2*PI()*0.25*[.$R$30]*[.$R$34]*([.K60] - [.$R$33])*[.M60]" office:value-type="float" office:value="74.3572207252987" calcext:value-type="float">
            <text:p>74.3572207252987</text:p>
          </table:table-cell>
          <table:table-cell table:style-name="ce7" table:formula="of:=([.J60])/(2*PI()*0.0000000567 * [.$R$29] *  [.$R$30]  *([.K60]^4 - [.$R$33]^4))" office:value-type="float" office:value="0.631843191614308" calcext:value-type="float">
            <text:p>0.631843191614308</text:p>
          </table:table-cell>
          <table:table-cell table:style-name="ce7" table:number-columns-repeated="16368"/>
        </table:table-row>
        <table:table-row table:style-name="ro1">
          <table:table-cell table:style-name="ce7" table:number-columns-repeated="2"/>
          <table:table-cell table:style-name="ce6" office:value-type="float" office:value="0.3787" calcext:value-type="float">
            <text:p>3.79E-01</text:p>
          </table:table-cell>
          <table:table-cell table:style-name="ce7" table:formula="of:=0.05*[.C61]" office:value-type="float" office:value="0.018935" calcext:value-type="float">
            <text:p>0.018935</text:p>
          </table:table-cell>
          <table:table-cell table:style-name="ce7" office:value-type="float" office:value="0.525" calcext:value-type="float">
            <text:p>0.525</text:p>
          </table:table-cell>
          <table:table-cell table:style-name="ce6" office:value-type="float" office:value="0.08964" calcext:value-type="float">
            <text:p>8.96E-02</text:p>
          </table:table-cell>
          <table:table-cell table:style-name="ce7" table:formula="of:=0.005*[.F61]" office:value-type="float" office:value="0.0004482" calcext:value-type="float">
            <text:p>0.0004482</text:p>
          </table:table-cell>
          <table:table-cell table:style-name="ce7" table:formula="of:=[.C61]/([.F61])" office:value-type="float" office:value="4.22467648371263" calcext:value-type="float">
            <text:p>4.22467648371263</text:p>
          </table:table-cell>
          <table:table-cell table:style-name="ce7" table:formula="of:=[.H61]*((0.000000004418)/(0.25))*100000000" office:value-type="float" office:value="7.46584828201696" calcext:value-type="float">
            <text:p>7.46584828201696</text:p>
          </table:table-cell>
          <table:table-cell table:style-name="ce7" table:formula="of:=([.F61])*[.C61]" office:value-type="float" office:value="0.033946668" calcext:value-type="float">
            <text:p>0.033946668</text:p>
          </table:table-cell>
          <table:table-cell table:style-name="ce7" table:formula="of:=40.92 + 52.82*[.I61] - 1.043*([.I61]^2) + 0.0258*[.I61]^3" office:value-type="float" office:value="387.866806381956" calcext:value-type="float">
            <text:p>387.866806381956</text:p>
          </table:table-cell>
          <table:table-cell table:style-name="ce7" table:formula="of:=[.K61] * 0.03" office:value-type="float" office:value="11.6360041914587" calcext:value-type="float">
            <text:p>11.6360041914587</text:p>
          </table:table-cell>
          <table:table-cell table:style-name="ce7" table:formula="of:=((9.81*(1/[.$R$33])*([.K61] - [.$R$33])*[.$R$30]^3*(1.2)^2*1044)/(0.000015*[.$R$34]))^(1/4)" office:value-type="float" office:value="130.216293863842" calcext:value-type="float">
            <text:p>130.216293863842</text:p>
          </table:table-cell>
          <table:table-cell table:style-name="ce7" table:formula="of:=2*PI()*[.$R$30]*[.$R$34]*([.K61] - [.$R$33])" office:value-type="float" office:value="2.57798425629204" calcext:value-type="float">
            <text:p>2.57798425629204</text:p>
          </table:table-cell>
          <table:table-cell table:style-name="ce7" table:formula="of:=2*PI()*0.25*[.$R$30]*[.$R$34]*([.K61] - [.$R$33])*[.M61]" office:value-type="float" office:value="83.9238888734209" calcext:value-type="float">
            <text:p>83.9238888734209</text:p>
          </table:table-cell>
          <table:table-cell table:style-name="ce7" table:formula="of:=([.J61])/(2*PI()*0.0000000567 * [.$R$29] *  [.$R$30]  *([.K61]^4 - [.$R$33]^4))" office:value-type="float" office:value="0.665950256102302" calcext:value-type="float">
            <text:p>0.665950256102302</text:p>
          </table:table-cell>
          <table:table-cell table:style-name="ce7" table:number-columns-repeated="16368"/>
        </table:table-row>
        <table:table-row table:style-name="ro1">
          <table:table-cell table:style-name="ce7" table:number-columns-repeated="2"/>
          <table:table-cell table:style-name="ce6" office:value-type="float" office:value="0.4485" calcext:value-type="float">
            <text:p>4.49E-01</text:p>
          </table:table-cell>
          <table:table-cell table:style-name="ce7" table:formula="of:=0.05*[.C62]" office:value-type="float" office:value="0.022425" calcext:value-type="float">
            <text:p>0.022425</text:p>
          </table:table-cell>
          <table:table-cell table:style-name="ce7" office:value-type="float" office:value="0.614" calcext:value-type="float">
            <text:p>0.614</text:p>
          </table:table-cell>
          <table:table-cell table:style-name="ce6" office:value-type="float" office:value="0.10065" calcext:value-type="float">
            <text:p>1.01E-01</text:p>
          </table:table-cell>
          <table:table-cell table:style-name="ce7" table:formula="of:=0.005*[.F62]" office:value-type="float" office:value="0.00050325" calcext:value-type="float">
            <text:p>0.00050325</text:p>
          </table:table-cell>
          <table:table-cell table:style-name="ce7" table:formula="of:=[.C62]/([.F62])" office:value-type="float" office:value="4.45603576751118" calcext:value-type="float">
            <text:p>4.45603576751118</text:p>
          </table:table-cell>
          <table:table-cell table:style-name="ce7" table:formula="of:=[.H62]*((0.000000004418)/(0.25))*100000000" office:value-type="float" office:value="7.87470640834575" calcext:value-type="float">
            <text:p>7.87470640834575</text:p>
          </table:table-cell>
          <table:table-cell table:style-name="ce7" table:formula="of:=([.F62])*[.C62]" office:value-type="float" office:value="0.045141525" calcext:value-type="float">
            <text:p>0.045141525</text:p>
          </table:table-cell>
          <table:table-cell table:style-name="ce7" table:formula="of:=40.92 + 52.82*[.I62] - 1.043*([.I62]^2) + 0.0258*[.I62]^3" office:value-type="float" office:value="404.783133846643" calcext:value-type="float">
            <text:p>404.783133846643</text:p>
          </table:table-cell>
          <table:table-cell table:style-name="ce7" table:formula="of:=[.K62] * 0.03" office:value-type="float" office:value="12.1434940153993" calcext:value-type="float">
            <text:p>12.1434940153993</text:p>
          </table:table-cell>
          <table:table-cell table:style-name="ce7" table:formula="of:=((9.81*(1/[.$R$33])*([.K62] - [.$R$33])*[.$R$30]^3*(1.2)^2*1044)/(0.000015*[.$R$34]))^(1/4)" office:value-type="float" office:value="135.669064588259" calcext:value-type="float">
            <text:p>135.669064588259</text:p>
          </table:table-cell>
          <table:table-cell table:style-name="ce7" table:formula="of:=2*PI()*[.$R$30]*[.$R$34]*([.K62] - [.$R$33])" office:value-type="float" office:value="3.03768167355996" calcext:value-type="float">
            <text:p>3.03768167355996</text:p>
          </table:table-cell>
          <table:table-cell table:style-name="ce7" table:formula="of:=2*PI()*0.25*[.$R$30]*[.$R$34]*([.K62] - [.$R$33])*[.M62]" office:value-type="float" office:value="103.029857792194" calcext:value-type="float">
            <text:p>103.029857792194</text:p>
          </table:table-cell>
          <table:table-cell table:style-name="ce7" table:formula="of:=([.J62])/(2*PI()*0.0000000567 * [.$R$29] *  [.$R$30]  *([.K62]^4 - [.$R$33]^4))" office:value-type="float" office:value="0.693952172867166" calcext:value-type="float">
            <text:p>0.693952172867166</text:p>
          </table:table-cell>
          <table:table-cell table:style-name="ce7" table:number-columns-repeated="16368"/>
        </table:table-row>
        <table:table-row table:style-name="ro3">
          <table:table-cell table:style-name="ce8" office:value-type="float" office:value="0.012" calcext:value-type="float">
            <text:p>1.20E-02</text:p>
          </table:table-cell>
          <table:table-cell table:style-name="ce8" office:value-type="float" office:value="0.001" calcext:value-type="float">
            <text:p>1.00E-03</text:p>
          </table:table-cell>
          <table:table-cell table:style-name="ce8" office:value-type="float" office:value="0.04422" calcext:value-type="float">
            <text:p>4.42E-02</text:p>
          </table:table-cell>
          <table:table-cell table:style-name="ce9" table:formula="of:=0.05*[.C63]" office:value-type="float" office:value="0.002211" calcext:value-type="float">
            <text:p>0.002211</text:p>
          </table:table-cell>
          <table:table-cell table:style-name="ce9" office:value-type="float" office:value="0.059" calcext:value-type="float">
            <text:p>0.059</text:p>
          </table:table-cell>
          <table:table-cell table:style-name="ce8" office:value-type="float" office:value="0.01218" calcext:value-type="float">
            <text:p>1.22E-02</text:p>
          </table:table-cell>
          <table:table-cell table:style-name="ce9" table:formula="of:=0.005*[.F63]" office:value-type="float" office:value="0.0000609" calcext:value-type="float">
            <text:p>0.0000609</text:p>
          </table:table-cell>
          <table:table-cell table:style-name="ce9" table:formula="of:=[.C63]/([.F63])" office:value-type="float" office:value="3.63054187192118" calcext:value-type="float">
            <text:p>3.63054187192118</text:p>
          </table:table-cell>
          <table:table-cell table:style-name="ce9" table:formula="of:=[.H63]*((0.000000004418)/(0.25))*100000000" office:value-type="float" office:value="6.41589359605911" calcext:value-type="float">
            <text:p>6.41589359605911</text:p>
          </table:table-cell>
          <table:table-cell table:style-name="ce9" table:formula="of:=([.F63])*[.C63]" office:value-type="float" office:value="0.0005385996" calcext:value-type="float">
            <text:p>0.0005385996</text:p>
          </table:table-cell>
          <table:table-cell table:style-name="ce9" table:formula="of:=40.92 + 52.82*[.I63] - 1.043*([.I63]^2) + 0.0258*[.I63]^3" office:value-type="float" office:value="343.687598376391" calcext:value-type="float">
            <text:p>343.687598376391</text:p>
          </table:table-cell>
          <table:table-cell table:style-name="ce9" table:formula="of:=[.K63] * 0.03" office:value-type="float" office:value="10.3106279512917" calcext:value-type="float">
            <text:p>10.3106279512917</text:p>
          </table:table-cell>
          <table:table-cell table:style-name="ce9" table:formula="of:=((9.81*(1/[.$R$33])*([.K63] - [.$R$33])*[.$R$30]^3*(1.2)^2*1044)/(0.000015*[.$R$34]))^(1/4)" office:value-type="float" office:value="111.329994860006" calcext:value-type="float">
            <text:p>111.329994860006</text:p>
          </table:table-cell>
          <table:table-cell table:style-name="ce9" table:formula="of:=2*PI()*[.$R$30]*[.$R$34]*([.K63] - [.$R$33])" office:value-type="float" office:value="1.37742415484585" calcext:value-type="float">
            <text:p>1.37742415484585</text:p>
          </table:table-cell>
          <table:table-cell table:style-name="ce9" table:formula="of:=2*PI()*0.25*[.$R$30]*[.$R$34]*([.K63] - [.$R$33])*[.M63]" office:value-type="float" office:value="38.3371560197592" calcext:value-type="float">
            <text:p>38.3371560197592</text:p>
          </table:table-cell>
          <table:table-cell table:style-name="ce9" table:formula="of:=([.J63])/(2*PI()*0.0000000567 * [.$R$29] *  [.$R$30]  *([.K63]^4 - [.$R$33]^4))" office:value-type="float" office:value="0.0244983632591365" calcext:value-type="float">
            <text:p>0.0244983632591365</text:p>
          </table:table-cell>
          <table:table-cell table:style-name="ce9" table:number-columns-repeated="16368"/>
        </table:table-row>
        <table:table-row table:style-name="ro1">
          <table:table-cell table:style-name="ce9" table:number-columns-repeated="2"/>
          <table:table-cell table:style-name="ce8" office:value-type="float" office:value="0.05761" calcext:value-type="float">
            <text:p>5.76E-02</text:p>
          </table:table-cell>
          <table:table-cell table:style-name="ce9" table:formula="of:=0.05*[.C64]" office:value-type="float" office:value="0.0028805" calcext:value-type="float">
            <text:p>0.0028805</text:p>
          </table:table-cell>
          <table:table-cell table:style-name="ce9" office:value-type="float" office:value="0.077" calcext:value-type="float">
            <text:p>0.077</text:p>
          </table:table-cell>
          <table:table-cell table:style-name="ce8" office:value-type="float" office:value="0.01578" calcext:value-type="float">
            <text:p>1.58E-02</text:p>
          </table:table-cell>
          <table:table-cell table:style-name="ce9" table:formula="of:=0.005*[.F64]" office:value-type="float" office:value="0.0000789" calcext:value-type="float">
            <text:p>0.0000789</text:p>
          </table:table-cell>
          <table:table-cell table:style-name="ce9" table:formula="of:=[.C64]/([.F64])" office:value-type="float" office:value="3.65082382762991" calcext:value-type="float">
            <text:p>3.65082382762991</text:p>
          </table:table-cell>
          <table:table-cell table:style-name="ce9" table:formula="of:=[.H64]*((0.000000004418)/(0.25))*100000000" office:value-type="float" office:value="6.45173586818758" calcext:value-type="float">
            <text:p>6.45173586818758</text:p>
          </table:table-cell>
          <table:table-cell table:style-name="ce9" table:formula="of:=([.F64])*[.C64]" office:value-type="float" office:value="0.0009090858" calcext:value-type="float">
            <text:p>0.0009090858</text:p>
          </table:table-cell>
          <table:table-cell table:style-name="ce9" table:formula="of:=40.92 + 52.82*[.I64] - 1.043*([.I64]^2) + 0.0258*[.I64]^3" office:value-type="float" office:value="345.214585412306" calcext:value-type="float">
            <text:p>345.214585412306</text:p>
          </table:table-cell>
          <table:table-cell table:style-name="ce9" table:formula="of:=[.K64] * 0.03" office:value-type="float" office:value="10.3564375623692" calcext:value-type="float">
            <text:p>10.3564375623692</text:p>
          </table:table-cell>
          <table:table-cell table:style-name="ce9" table:formula="of:=((9.81*(1/[.$R$33])*([.K64] - [.$R$33])*[.$R$30]^3*(1.2)^2*1044)/(0.000015*[.$R$34]))^(1/4)" office:value-type="float" office:value="112.159152474995" calcext:value-type="float">
            <text:p>112.159152474995</text:p>
          </table:table-cell>
          <table:table-cell table:style-name="ce9" table:formula="of:=2*PI()*[.$R$30]*[.$R$34]*([.K64] - [.$R$33])" office:value-type="float" office:value="1.41891968619431" calcext:value-type="float">
            <text:p>1.41891968619431</text:p>
          </table:table-cell>
          <table:table-cell table:style-name="ce9" table:formula="of:=2*PI()*0.25*[.$R$30]*[.$R$34]*([.K64] - [.$R$33])*[.M64]" office:value-type="float" office:value="39.7862073584098" calcext:value-type="float">
            <text:p>39.7862073584098</text:p>
          </table:table-cell>
          <table:table-cell table:style-name="ce9" table:formula="of:=([.J64])/(2*PI()*0.0000000567 * [.$R$29] *  [.$R$30]  *([.K64]^4 - [.$R$33]^4))" office:value-type="float" office:value="0.0398392737252902" calcext:value-type="float">
            <text:p>0.0398392737252902</text:p>
          </table:table-cell>
          <table:table-cell table:style-name="ce9" table:number-columns-repeated="16368"/>
        </table:table-row>
        <table:table-row table:style-name="ro1">
          <table:table-cell table:style-name="ce9" table:number-columns-repeated="2"/>
          <table:table-cell table:style-name="ce8" office:value-type="float" office:value="0.07576" calcext:value-type="float">
            <text:p>7.58E-02</text:p>
          </table:table-cell>
          <table:table-cell table:style-name="ce9" table:formula="of:=0.05*[.C65]" office:value-type="float" office:value="0.003788" calcext:value-type="float">
            <text:p>0.003788</text:p>
          </table:table-cell>
          <table:table-cell table:style-name="ce9" office:value-type="float" office:value="0.102" calcext:value-type="float">
            <text:p>0.102</text:p>
          </table:table-cell>
          <table:table-cell table:style-name="ce8" office:value-type="float" office:value="0.02046" calcext:value-type="float">
            <text:p>2.05E-02</text:p>
          </table:table-cell>
          <table:table-cell table:style-name="ce9" table:formula="of:=0.005*[.F65]" office:value-type="float" office:value="0.0001023" calcext:value-type="float">
            <text:p>0.0001023</text:p>
          </table:table-cell>
          <table:table-cell table:style-name="ce9" table:formula="of:=[.C65]/([.F65])" office:value-type="float" office:value="3.70283479960899" calcext:value-type="float">
            <text:p>3.70283479960899</text:p>
          </table:table-cell>
          <table:table-cell table:style-name="ce9" table:formula="of:=[.H65]*((0.000000004418)/(0.25))*100000000" office:value-type="float" office:value="6.54364965786901" calcext:value-type="float">
            <text:p>6.54364965786901</text:p>
          </table:table-cell>
          <table:table-cell table:style-name="ce9" table:formula="of:=([.F65])*[.C65]" office:value-type="float" office:value="0.0015500496" calcext:value-type="float">
            <text:p>0.0015500496</text:p>
          </table:table-cell>
          <table:table-cell table:style-name="ce9" table:formula="of:=40.92 + 52.82*[.I65] - 1.043*([.I65]^2) + 0.0258*[.I65]^3" office:value-type="float" office:value="349.12401862445" calcext:value-type="float">
            <text:p>349.12401862445</text:p>
          </table:table-cell>
          <table:table-cell table:style-name="ce9" table:formula="of:=[.K65] * 0.03" office:value-type="float" office:value="10.4737205587335" calcext:value-type="float">
            <text:p>10.4737205587335</text:p>
          </table:table-cell>
          <table:table-cell table:style-name="ce9" table:formula="of:=((9.81*(1/[.$R$33])*([.K65] - [.$R$33])*[.$R$30]^3*(1.2)^2*1044)/(0.000015*[.$R$34]))^(1/4)" office:value-type="float" office:value="114.202063300308" calcext:value-type="float">
            <text:p>114.202063300308</text:p>
          </table:table-cell>
          <table:table-cell table:style-name="ce9" table:formula="of:=2*PI()*[.$R$30]*[.$R$34]*([.K65] - [.$R$33])" office:value-type="float" office:value="1.52515765979441" calcext:value-type="float">
            <text:p>1.52515765979441</text:p>
          </table:table-cell>
          <table:table-cell table:style-name="ce9" table:formula="of:=2*PI()*0.25*[.$R$30]*[.$R$34]*([.K65] - [.$R$33])*[.M65]" office:value-type="float" office:value="43.5440379016977" calcext:value-type="float">
            <text:p>43.5440379016977</text:p>
          </table:table-cell>
          <table:table-cell table:style-name="ce9" table:formula="of:=([.J65])/(2*PI()*0.0000000567 * [.$R$29] *  [.$R$30]  *([.K65]^4 - [.$R$33]^4))" office:value-type="float" office:value="0.061991299211632" calcext:value-type="float">
            <text:p>0.061991299211632</text:p>
          </table:table-cell>
          <table:table-cell table:style-name="ce9" table:number-columns-repeated="16368"/>
        </table:table-row>
        <table:table-row table:style-name="ro1">
          <table:table-cell table:style-name="ce9" table:number-columns-repeated="2"/>
          <table:table-cell table:style-name="ce8" office:value-type="float" office:value="0.10488" calcext:value-type="float">
            <text:p>1.05E-01</text:p>
          </table:table-cell>
          <table:table-cell table:style-name="ce9" table:formula="of:=0.05*[.C66]" office:value-type="float" office:value="0.005244" calcext:value-type="float">
            <text:p>0.005244</text:p>
          </table:table-cell>
          <table:table-cell table:style-name="ce9" office:value-type="float" office:value="0.141" calcext:value-type="float">
            <text:p>0.141</text:p>
          </table:table-cell>
          <table:table-cell table:style-name="ce8" office:value-type="float" office:value="0.02741" calcext:value-type="float">
            <text:p>2.74E-02</text:p>
          </table:table-cell>
          <table:table-cell table:style-name="ce9" table:formula="of:=0.005*[.F66]" office:value-type="float" office:value="0.00013705" calcext:value-type="float">
            <text:p>0.00013705</text:p>
          </table:table-cell>
          <table:table-cell table:style-name="ce9" table:formula="of:=[.C66]/([.F66])" office:value-type="float" office:value="3.82634075155053" calcext:value-type="float">
            <text:p>3.82634075155053</text:p>
          </table:table-cell>
          <table:table-cell table:style-name="ce9" table:formula="of:=[.H66]*((0.000000004418)/(0.25))*100000000" office:value-type="float" office:value="6.7619093761401" calcext:value-type="float">
            <text:p>6.7619093761401</text:p>
          </table:table-cell>
          <table:table-cell table:style-name="ce9" table:formula="of:=([.F66])*[.C66]" office:value-type="float" office:value="0.0028747608" calcext:value-type="float">
            <text:p>0.0028747608</text:p>
          </table:table-cell>
          <table:table-cell table:style-name="ce9" table:formula="of:=40.92 + 52.82*[.I66] - 1.043*([.I66]^2) + 0.0258*[.I66]^3" office:value-type="float" office:value="358.371310225826" calcext:value-type="float">
            <text:p>358.371310225826</text:p>
          </table:table-cell>
          <table:table-cell table:style-name="ce9" table:formula="of:=[.K66] * 0.03" office:value-type="float" office:value="10.7511393067748" calcext:value-type="float">
            <text:p>10.7511393067748</text:p>
          </table:table-cell>
          <table:table-cell table:style-name="ce9" table:formula="of:=((9.81*(1/[.$R$33])*([.K66] - [.$R$33])*[.$R$30]^3*(1.2)^2*1044)/(0.000015*[.$R$34]))^(1/4)" office:value-type="float" office:value="118.640661031436" calcext:value-type="float">
            <text:p>118.640661031436</text:p>
          </table:table-cell>
          <table:table-cell table:style-name="ce9" table:formula="of:=2*PI()*[.$R$30]*[.$R$34]*([.K66] - [.$R$33])" office:value-type="float" office:value="1.7764507418626" calcext:value-type="float">
            <text:p>1.7764507418626</text:p>
          </table:table-cell>
          <table:table-cell table:style-name="ce9" table:formula="of:=2*PI()*0.25*[.$R$30]*[.$R$34]*([.K66] - [.$R$33])*[.M66]" office:value-type="float" office:value="52.6898225760908" calcext:value-type="float">
            <text:p>52.6898225760908</text:p>
          </table:table-cell>
          <table:table-cell table:style-name="ce9" table:formula="of:=([.J66])/(2*PI()*0.0000000567 * [.$R$29] *  [.$R$30]  *([.K66]^4 - [.$R$33]^4))" office:value-type="float" office:value="0.094334834562054" calcext:value-type="float">
            <text:p>0.094334834562054</text:p>
          </table:table-cell>
          <table:table-cell table:style-name="ce9" table:number-columns-repeated="16368"/>
        </table:table-row>
        <table:table-row table:style-name="ro1">
          <table:table-cell table:style-name="ce9" table:number-columns-repeated="2"/>
          <table:table-cell table:style-name="ce8" office:value-type="float" office:value="0.14745" calcext:value-type="float">
            <text:p>1.47E-01</text:p>
          </table:table-cell>
          <table:table-cell table:style-name="ce9" table:formula="of:=0.05*[.C67]" office:value-type="float" office:value="0.0073725" calcext:value-type="float">
            <text:p>0.0073725</text:p>
          </table:table-cell>
          <table:table-cell table:style-name="ce9" office:value-type="float" office:value="0.197" calcext:value-type="float">
            <text:p>0.197</text:p>
          </table:table-cell>
          <table:table-cell table:style-name="ce8" office:value-type="float" office:value="0.03655" calcext:value-type="float">
            <text:p>3.66E-02</text:p>
          </table:table-cell>
          <table:table-cell table:style-name="ce9" table:formula="of:=0.005*[.F67]" office:value-type="float" office:value="0.00018275" calcext:value-type="float">
            <text:p>0.00018275</text:p>
          </table:table-cell>
          <table:table-cell table:style-name="ce9" table:formula="of:=[.C67]/([.F67])" office:value-type="float" office:value="4.03419972640219" calcext:value-type="float">
            <text:p>4.03419972640219</text:p>
          </table:table-cell>
          <table:table-cell table:style-name="ce9" table:formula="of:=[.H67]*((0.000000004418)/(0.25))*100000000" office:value-type="float" office:value="7.12923775649795" calcext:value-type="float">
            <text:p>7.12923775649795</text:p>
          </table:table-cell>
          <table:table-cell table:style-name="ce9" table:formula="of:=([.F67])*[.C67]" office:value-type="float" office:value="0.0053892975" calcext:value-type="float">
            <text:p>0.0053892975</text:p>
          </table:table-cell>
          <table:table-cell table:style-name="ce9" table:formula="of:=40.92 + 52.82*[.I67] - 1.043*([.I67]^2) + 0.0258*[.I67]^3" office:value-type="float" office:value="373.823440142778" calcext:value-type="float">
            <text:p>373.823440142778</text:p>
          </table:table-cell>
          <table:table-cell table:style-name="ce9" table:formula="of:=[.K67] * 0.03" office:value-type="float" office:value="11.2147032042833" calcext:value-type="float">
            <text:p>11.2147032042833</text:p>
          </table:table-cell>
          <table:table-cell table:style-name="ce9" table:formula="of:=((9.81*(1/[.$R$33])*([.K67] - [.$R$33])*[.$R$30]^3*(1.2)^2*1044)/(0.000015*[.$R$34]))^(1/4)" office:value-type="float" office:value="125.103970484084" calcext:value-type="float">
            <text:p>125.103970484084</text:p>
          </table:table-cell>
          <table:table-cell table:style-name="ce9" table:formula="of:=2*PI()*[.$R$30]*[.$R$34]*([.K67] - [.$R$33])" office:value-type="float" office:value="2.196358918087" calcext:value-type="float">
            <text:p>2.196358918087</text:p>
          </table:table-cell>
          <table:table-cell table:style-name="ce9" table:formula="of:=2*PI()*0.25*[.$R$30]*[.$R$34]*([.K67] - [.$R$33])*[.M67]" office:value-type="float" office:value="68.693305315203" calcext:value-type="float">
            <text:p>68.693305315203</text:p>
          </table:table-cell>
          <table:table-cell table:style-name="ce9" table:formula="of:=([.J67])/(2*PI()*0.0000000567 * [.$R$29] *  [.$R$30]  *([.K67]^4 - [.$R$33]^4))" office:value-type="float" office:value="0.13271628427403" calcext:value-type="float">
            <text:p>0.13271628427403</text:p>
          </table:table-cell>
          <table:table-cell table:style-name="ce9" table:number-columns-repeated="16368"/>
        </table:table-row>
        <table:table-row table:style-name="ro1">
          <table:table-cell table:style-name="ce9" table:number-columns-repeated="2"/>
          <table:table-cell table:style-name="ce8" office:value-type="float" office:value="0.17875" calcext:value-type="float">
            <text:p>1.79E-01</text:p>
          </table:table-cell>
          <table:table-cell table:style-name="ce9" table:formula="of:=0.05*[.C68]" office:value-type="float" office:value="0.0089375" calcext:value-type="float">
            <text:p>0.0089375</text:p>
          </table:table-cell>
          <table:table-cell table:style-name="ce9" office:value-type="float" office:value="0.237" calcext:value-type="float">
            <text:p>0.237</text:p>
          </table:table-cell>
          <table:table-cell table:style-name="ce8" office:value-type="float" office:value="0.04223" calcext:value-type="float">
            <text:p>4.22E-02</text:p>
          </table:table-cell>
          <table:table-cell table:style-name="ce9" table:formula="of:=0.005*[.F68]" office:value-type="float" office:value="0.00021115" calcext:value-type="float">
            <text:p>0.00021115</text:p>
          </table:table-cell>
          <table:table-cell table:style-name="ce9" table:formula="of:=[.C68]/([.F68])" office:value-type="float" office:value="4.23277291025338" calcext:value-type="float">
            <text:p>4.23277291025338</text:p>
          </table:table-cell>
          <table:table-cell table:style-name="ce9" table:formula="of:=[.H68]*((0.000000004418)/(0.25))*100000000" office:value-type="float" office:value="7.48015628699976" calcext:value-type="float">
            <text:p>7.48015628699976</text:p>
          </table:table-cell>
          <table:table-cell table:style-name="ce9" table:formula="of:=([.F68])*[.C68]" office:value-type="float" office:value="0.0075486125" calcext:value-type="float">
            <text:p>0.0075486125</text:p>
          </table:table-cell>
          <table:table-cell table:style-name="ce9" table:formula="of:=40.92 + 52.82*[.I68] - 1.043*([.I68]^2) + 0.0258*[.I68]^3" office:value-type="float" office:value="388.461358082155" calcext:value-type="float">
            <text:p>388.461358082155</text:p>
          </table:table-cell>
          <table:table-cell table:style-name="ce9" table:formula="of:=[.K68] * 0.03" office:value-type="float" office:value="11.6538407424647" calcext:value-type="float">
            <text:p>11.6538407424647</text:p>
          </table:table-cell>
          <table:table-cell table:style-name="ce9" table:formula="of:=((9.81*(1/[.$R$33])*([.K68] - [.$R$33])*[.$R$30]^3*(1.2)^2*1044)/(0.000015*[.$R$34]))^(1/4)" office:value-type="float" office:value="130.41983984115" calcext:value-type="float">
            <text:p>130.41983984115</text:p>
          </table:table-cell>
          <table:table-cell table:style-name="ce9" table:formula="of:=2*PI()*[.$R$30]*[.$R$34]*([.K68] - [.$R$33])" office:value-type="float" office:value="2.59414106583501" calcext:value-type="float">
            <text:p>2.59414106583501</text:p>
          </table:table-cell>
          <table:table-cell table:style-name="ce9" table:formula="of:=2*PI()*0.25*[.$R$30]*[.$R$34]*([.K68] - [.$R$33])*[.M68]" office:value-type="float" office:value="84.581865582888" calcext:value-type="float">
            <text:p>84.581865582888</text:p>
          </table:table-cell>
          <table:table-cell table:style-name="ce9" table:formula="of:=([.J68])/(2*PI()*0.0000000567 * [.$R$29] *  [.$R$30]  *([.K68]^4 - [.$R$33]^4))" office:value-type="float" office:value="0.146747883843144" calcext:value-type="float">
            <text:p>0.146747883843144</text:p>
          </table:table-cell>
          <table:table-cell table:style-name="ce9" table:number-columns-repeated="16368"/>
        </table:table-row>
        <table:table-row table:style-name="ro1">
          <table:table-cell table:style-name="ce9" table:number-columns-repeated="2"/>
          <table:table-cell table:style-name="ce8" office:value-type="float" office:value="0.2235" calcext:value-type="float">
            <text:p>2.24E-01</text:p>
          </table:table-cell>
          <table:table-cell table:style-name="ce9" table:formula="of:=0.05*[.C69]" office:value-type="float" office:value="0.011175" calcext:value-type="float">
            <text:p>0.011175</text:p>
          </table:table-cell>
          <table:table-cell table:style-name="ce9" office:value-type="float" office:value="0.291" calcext:value-type="float">
            <text:p>0.291</text:p>
          </table:table-cell>
          <table:table-cell table:style-name="ce8" office:value-type="float" office:value="0.0494" calcext:value-type="float">
            <text:p>4.94E-02</text:p>
          </table:table-cell>
          <table:table-cell table:style-name="ce9" table:formula="of:=0.005*[.F69]" office:value-type="float" office:value="0.000247" calcext:value-type="float">
            <text:p>0.000247</text:p>
          </table:table-cell>
          <table:table-cell table:style-name="ce9" table:formula="of:=[.C69]/([.F69])" office:value-type="float" office:value="4.52429149797571" calcext:value-type="float">
            <text:p>4.52429149797571</text:p>
          </table:table-cell>
          <table:table-cell table:style-name="ce9" table:formula="of:=[.H69]*((0.000000004418)/(0.25))*100000000" office:value-type="float" office:value="7.99532793522267" calcext:value-type="float">
            <text:p>7.99532793522267</text:p>
          </table:table-cell>
          <table:table-cell table:style-name="ce9" table:formula="of:=([.C69])*[.C69]" office:value-type="float" office:value="0.04995225" calcext:value-type="float">
            <text:p>0.04995225</text:p>
          </table:table-cell>
          <table:table-cell table:style-name="ce9" table:formula="of:=40.92 + 52.82*[.I69] - 1.043*([.I69]^2) + 0.0258*[.I69]^3" office:value-type="float" office:value="409.745636161967" calcext:value-type="float">
            <text:p>409.745636161967</text:p>
          </table:table-cell>
          <table:table-cell table:style-name="ce9" table:formula="of:=[.K69] * 0.03" office:value-type="float" office:value="12.292369084859" calcext:value-type="float">
            <text:p>12.292369084859</text:p>
          </table:table-cell>
          <table:table-cell table:style-name="ce9" table:formula="of:=((9.81*(1/[.$R$33])*([.K69] - [.$R$33])*[.$R$30]^3*(1.2)^2*1044)/(0.000015*[.$R$34]))^(1/4)" office:value-type="float" office:value="137.150351319083" calcext:value-type="float">
            <text:p>137.150351319083</text:p>
          </table:table-cell>
          <table:table-cell table:style-name="ce9" table:formula="of:=2*PI()*[.$R$30]*[.$R$34]*([.K69] - [.$R$33])" office:value-type="float" office:value="3.17253656462913" calcext:value-type="float">
            <text:p>3.17253656462913</text:p>
          </table:table-cell>
          <table:table-cell table:style-name="ce9" table:formula="of:=2*PI()*0.25*[.$R$30]*[.$R$34]*([.K69] - [.$R$33])*[.M69]" office:value-type="float" office:value="108.77862610288" calcext:value-type="float">
            <text:p>108.77862610288</text:p>
          </table:table-cell>
          <table:table-cell table:style-name="ce9" table:formula="of:=([.J69])/(2*PI()*0.0000000567 * [.$R$29] *  [.$R$30]  *([.K69]^4 - [.$R$33]^4))" office:value-type="float" office:value="0.718442920857326" calcext:value-type="float">
            <text:p>0.718442920857326</text:p>
          </table:table-cell>
          <table:table-cell table:style-name="ce9" table:number-columns-repeated="16368"/>
        </table:table-row>
        <table:table-row table:style-name="ro1">
          <table:table-cell table:style-name="ce9" table:number-columns-repeated="2"/>
          <table:table-cell table:style-name="ce8" office:value-type="float" office:value="0.25433" calcext:value-type="float">
            <text:p>2.54E-01</text:p>
          </table:table-cell>
          <table:table-cell table:style-name="ce9" table:formula="of:=0.05*[.C70]" office:value-type="float" office:value="0.0127165" calcext:value-type="float">
            <text:p>0.0127165</text:p>
          </table:table-cell>
          <table:table-cell table:style-name="ce9" office:value-type="float" office:value="0.328" calcext:value-type="float">
            <text:p>0.328</text:p>
          </table:table-cell>
          <table:table-cell table:style-name="ce8" office:value-type="float" office:value="0.05369" calcext:value-type="float">
            <text:p>5.37E-02</text:p>
          </table:table-cell>
          <table:table-cell table:style-name="ce9" table:formula="of:=0.005*[.F70]" office:value-type="float" office:value="0.00026845" calcext:value-type="float">
            <text:p>0.00026845</text:p>
          </table:table-cell>
          <table:table-cell table:style-name="ce9" table:formula="of:=[.C70]/([.F70])" office:value-type="float" office:value="4.73700875395791" calcext:value-type="float">
            <text:p>4.73700875395791</text:p>
          </table:table-cell>
          <table:table-cell table:style-name="ce9" table:formula="of:=[.H70]*((0.000000004418)/(0.25))*100000000" office:value-type="float" office:value="8.37124186999441" calcext:value-type="float">
            <text:p>8.37124186999441</text:p>
          </table:table-cell>
          <table:table-cell table:style-name="ce9" table:formula="of:=([.F70])*[.C70]" office:value-type="float" office:value="0.0136549777" calcext:value-type="float">
            <text:p>0.0136549777</text:p>
          </table:table-cell>
          <table:table-cell table:style-name="ce9" table:formula="of:=40.92 + 52.82*[.I70] - 1.043*([.I70]^2) + 0.0258*[.I70]^3" office:value-type="float" office:value="425.133206685453" calcext:value-type="float">
            <text:p>425.133206685453</text:p>
          </table:table-cell>
          <table:table-cell table:style-name="ce9" table:formula="of:=[.K70] * 0.03" office:value-type="float" office:value="12.7539962005636" calcext:value-type="float">
            <text:p>12.7539962005636</text:p>
          </table:table-cell>
          <table:table-cell table:style-name="ce9" table:formula="of:=((9.81*(1/[.$R$33])*([.K70] - [.$R$33])*[.$R$30]^3*(1.2)^2*1044)/(0.000015*[.$R$34]))^(1/4)" office:value-type="float" office:value="141.461987047474" calcext:value-type="float">
            <text:p>141.461987047474</text:p>
          </table:table-cell>
          <table:table-cell table:style-name="ce9" table:formula="of:=2*PI()*[.$R$30]*[.$R$34]*([.K70] - [.$R$33])" office:value-type="float" office:value="3.59069035376813" calcext:value-type="float">
            <text:p>3.59069035376813</text:p>
          </table:table-cell>
          <table:table-cell table:style-name="ce9" table:formula="of:=2*PI()*0.25*[.$R$30]*[.$R$34]*([.K70] - [.$R$33])*[.M70]" office:value-type="float" office:value="126.986548079059" calcext:value-type="float">
            <text:p>126.986548079059</text:p>
          </table:table-cell>
          <table:table-cell table:style-name="ce9" table:formula="of:=([.J70])/(2*PI()*0.0000000567 * [.$R$29] *  [.$R$30]  *([.K70]^4 - [.$R$33]^4))" office:value-type="float" office:value="0.161621987725716" calcext:value-type="float">
            <text:p>0.161621987725716</text:p>
          </table:table-cell>
          <table:table-cell table:style-name="ce9" table:number-columns-repeated="16368"/>
        </table:table-row>
        <table:table-row table:style-name="ro1">
          <table:table-cell table:style-name="ce9" table:number-columns-repeated="2"/>
          <table:table-cell table:style-name="ce8" office:value-type="float" office:value="0.29982" calcext:value-type="float">
            <text:p>3.00E-01</text:p>
          </table:table-cell>
          <table:table-cell table:style-name="ce9" table:formula="of:=0.05*[.C71]" office:value-type="float" office:value="0.014991" calcext:value-type="float">
            <text:p>0.014991</text:p>
          </table:table-cell>
          <table:table-cell table:style-name="ce9" office:value-type="float" office:value="0.382" calcext:value-type="float">
            <text:p>0.382</text:p>
          </table:table-cell>
          <table:table-cell table:style-name="ce8" office:value-type="float" office:value="0.05953" calcext:value-type="float">
            <text:p>5.95E-02</text:p>
          </table:table-cell>
          <table:table-cell table:style-name="ce9" table:formula="of:=0.005*[.F71]" office:value-type="float" office:value="0.00029765" calcext:value-type="float">
            <text:p>0.00029765</text:p>
          </table:table-cell>
          <table:table-cell table:style-name="ce9" table:formula="of:=[.C71]/([.F71])" office:value-type="float" office:value="5.03645220897027" calcext:value-type="float">
            <text:p>5.03645220897027</text:p>
          </table:table-cell>
          <table:table-cell table:style-name="ce9" table:formula="of:=[.H71]*((0.000000004418)/(0.25))*100000000" office:value-type="float" office:value="8.90041834369226" calcext:value-type="float">
            <text:p>8.90041834369226</text:p>
          </table:table-cell>
          <table:table-cell table:style-name="ce9" table:formula="of:=([.F71])*[.C71]" office:value-type="float" office:value="0.0178482846" calcext:value-type="float">
            <text:p>0.0178482846</text:p>
          </table:table-cell>
          <table:table-cell table:style-name="ce9" table:formula="of:=40.92 + 52.82*[.I71] - 1.043*([.I71]^2) + 0.0258*[.I71]^3" office:value-type="float" office:value="446.607065137963" calcext:value-type="float">
            <text:p>446.607065137963</text:p>
          </table:table-cell>
          <table:table-cell table:style-name="ce9" table:formula="of:=[.K71] * 0.03" office:value-type="float" office:value="13.3982119541389" calcext:value-type="float">
            <text:p>13.3982119541389</text:p>
          </table:table-cell>
          <table:table-cell table:style-name="ce9" table:formula="of:=((9.81*(1/[.$R$33])*([.K71] - [.$R$33])*[.$R$30]^3*(1.2)^2*1044)/(0.000015*[.$R$34]))^(1/4)" office:value-type="float" office:value="146.889096072784" calcext:value-type="float">
            <text:p>146.889096072784</text:p>
          </table:table-cell>
          <table:table-cell table:style-name="ce9" table:formula="of:=2*PI()*[.$R$30]*[.$R$34]*([.K71] - [.$R$33])" office:value-type="float" office:value="4.1742376568103" calcext:value-type="float">
            <text:p>4.1742376568103</text:p>
          </table:table-cell>
          <table:table-cell table:style-name="ce9" table:formula="of:=2*PI()*0.25*[.$R$30]*[.$R$34]*([.K71] - [.$R$33])*[.M71]" office:value-type="float" office:value="153.287499050461" calcext:value-type="float">
            <text:p>153.287499050461</text:p>
          </table:table-cell>
          <table:table-cell table:style-name="ce9" table:formula="of:=([.J71])/(2*PI()*0.0000000567 * [.$R$29] *  [.$R$30]  *([.K71]^4 - [.$R$33]^4))" office:value-type="float" office:value="0.164868545243548" calcext:value-type="float">
            <text:p>0.164868545243548</text:p>
          </table:table-cell>
          <table:table-cell table:style-name="ce9" table:number-columns-repeated="16368"/>
        </table:table-row>
        <table:table-row table:style-name="ro1">
          <table:table-cell table:style-name="ce9" table:number-columns-repeated="2"/>
          <table:table-cell table:style-name="ce8" office:value-type="float" office:value="0.333" calcext:value-type="float">
            <text:p>3.33E-01</text:p>
          </table:table-cell>
          <table:table-cell table:style-name="ce9" table:formula="of:=0.05*[.C72]" office:value-type="float" office:value="0.01665" calcext:value-type="float">
            <text:p>0.01665</text:p>
          </table:table-cell>
          <table:table-cell table:style-name="ce9" office:value-type="float" office:value="0.421" calcext:value-type="float">
            <text:p>0.421</text:p>
          </table:table-cell>
          <table:table-cell table:style-name="ce8" office:value-type="float" office:value="0.06319" calcext:value-type="float">
            <text:p>6.32E-02</text:p>
          </table:table-cell>
          <table:table-cell table:style-name="ce9" table:formula="of:=0.005*[.F72]" office:value-type="float" office:value="0.00031595" calcext:value-type="float">
            <text:p>0.00031595</text:p>
          </table:table-cell>
          <table:table-cell table:style-name="ce9" table:formula="of:=[.C72]/([.F72])" office:value-type="float" office:value="5.26982117423643" calcext:value-type="float">
            <text:p>5.26982117423643</text:p>
          </table:table-cell>
          <table:table-cell table:style-name="ce9" table:formula="of:=[.H72]*((0.000000004418)/(0.25))*100000000" office:value-type="float" office:value="9.31282797911062" calcext:value-type="float">
            <text:p>9.31282797911062</text:p>
          </table:table-cell>
          <table:table-cell table:style-name="ce9" table:formula="of:=([.F72])*[.C72]" office:value-type="float" office:value="0.02104227" calcext:value-type="float">
            <text:p>0.02104227</text:p>
          </table:table-cell>
          <table:table-cell table:style-name="ce9" table:formula="of:=40.92 + 52.82*[.I72] - 1.043*([.I72]^2) + 0.0258*[.I72]^3" office:value-type="float" office:value="463.203875774476" calcext:value-type="float">
            <text:p>463.203875774476</text:p>
          </table:table-cell>
          <table:table-cell table:style-name="ce9" table:formula="of:=[.K72] * 0.03" office:value-type="float" office:value="13.8961162732343" calcext:value-type="float">
            <text:p>13.8961162732343</text:p>
          </table:table-cell>
          <table:table-cell table:style-name="ce9" table:formula="of:=((9.81*(1/[.$R$33])*([.K72] - [.$R$33])*[.$R$30]^3*(1.2)^2*1044)/(0.000015*[.$R$34]))^(1/4)" office:value-type="float" office:value="150.705506784275" calcext:value-type="float">
            <text:p>150.705506784275</text:p>
          </table:table-cell>
          <table:table-cell table:style-name="ce9" table:formula="of:=2*PI()*[.$R$30]*[.$R$34]*([.K72] - [.$R$33])" office:value-type="float" office:value="4.62525227569946" calcext:value-type="float">
            <text:p>4.62525227569946</text:p>
          </table:table-cell>
          <table:table-cell table:style-name="ce9" table:formula="of:=2*PI()*0.25*[.$R$30]*[.$R$34]*([.K72] - [.$R$33])*[.M72]" office:value-type="float" office:value="174.262747053602" calcext:value-type="float">
            <text:p>174.262747053602</text:p>
          </table:table-cell>
          <table:table-cell table:style-name="ce9" table:formula="of:=([.J72])/(2*PI()*0.0000000567 * [.$R$29] *  [.$R$30]  *([.K72]^4 - [.$R$33]^4))" office:value-type="float" office:value="0.162944699507977" calcext:value-type="float">
            <text:p>0.162944699507977</text:p>
          </table:table-cell>
          <table:table-cell table:style-name="ce9" table:number-columns-repeated="16368"/>
        </table:table-row>
        <table:table-row table:style-name="ro1">
          <table:table-cell table:style-name="ce9" table:number-columns-repeated="2"/>
          <table:table-cell table:style-name="ce8" office:value-type="float" office:value="0.4066" calcext:value-type="float">
            <text:p>4.07E-01</text:p>
          </table:table-cell>
          <table:table-cell table:style-name="ce9" table:formula="of:=0.05*[.C73]" office:value-type="float" office:value="0.02033" calcext:value-type="float">
            <text:p>0.02033</text:p>
          </table:table-cell>
          <table:table-cell table:style-name="ce9" office:value-type="float" office:value="0.505" calcext:value-type="float">
            <text:p>0.505</text:p>
          </table:table-cell>
          <table:table-cell table:style-name="ce8" office:value-type="float" office:value="0.07084" calcext:value-type="float">
            <text:p>7.08E-02</text:p>
          </table:table-cell>
          <table:table-cell table:style-name="ce9" table:formula="of:=0.005*[.F73]" office:value-type="float" office:value="0.0003542" calcext:value-type="float">
            <text:p>0.0003542</text:p>
          </table:table-cell>
          <table:table-cell table:style-name="ce9" table:formula="of:=[.C73]/([.F73])" office:value-type="float" office:value="5.73969508752117" calcext:value-type="float">
            <text:p>5.73969508752117</text:p>
          </table:table-cell>
          <table:table-cell table:style-name="ce9" table:formula="of:=[.H73]*((0.000000004418)/(0.25))*100000000" office:value-type="float" office:value="10.1431891586674" calcext:value-type="float">
            <text:p>10.1431891586674</text:p>
          </table:table-cell>
          <table:table-cell table:style-name="ce9" table:formula="of:=([.F73])*[.C73]" office:value-type="float" office:value="0.028803544" calcext:value-type="float">
            <text:p>0.028803544</text:p>
          </table:table-cell>
          <table:table-cell table:style-name="ce9" table:formula="of:=40.92 + 52.82*[.I73] - 1.043*([.I73]^2) + 0.0258*[.I73]^3" office:value-type="float" office:value="496.299170000067" calcext:value-type="float">
            <text:p>496.299170000067</text:p>
          </table:table-cell>
          <table:table-cell table:style-name="ce9" table:formula="of:=[.K73] * 0.03" office:value-type="float" office:value="14.888975100002" calcext:value-type="float">
            <text:p>14.888975100002</text:p>
          </table:table-cell>
          <table:table-cell table:style-name="ce9" table:formula="of:=((9.81*(1/[.$R$33])*([.K73] - [.$R$33])*[.$R$30]^3*(1.2)^2*1044)/(0.000015*[.$R$34]))^(1/4)" office:value-type="float" office:value="157.550817794865" calcext:value-type="float">
            <text:p>157.550817794865</text:p>
          </table:table-cell>
          <table:table-cell table:style-name="ce9" table:formula="of:=2*PI()*[.$R$30]*[.$R$34]*([.K73] - [.$R$33])" office:value-type="float" office:value="5.52460949794442" calcext:value-type="float">
            <text:p>5.52460949794442</text:p>
          </table:table-cell>
          <table:table-cell table:style-name="ce9" table:formula="of:=2*PI()*0.25*[.$R$30]*[.$R$34]*([.K73] - [.$R$33])*[.M73]" office:value-type="float" office:value="217.601686099606" calcext:value-type="float">
            <text:p>217.601686099606</text:p>
          </table:table-cell>
          <table:table-cell table:style-name="ce9" table:formula="of:=([.J73])/(2*PI()*0.0000000567 * [.$R$29] *  [.$R$30]  *([.K73]^4 - [.$R$33]^4))" office:value-type="float" office:value="0.161802303331027" calcext:value-type="float">
            <text:p>0.161802303331027</text:p>
          </table:table-cell>
          <table:table-cell table:style-name="ce9" table:number-columns-repeated="16368"/>
        </table:table-row>
        <table:table-row table:style-name="ro1">
          <table:table-cell table:style-name="ce10" office:value-type="float" office:value="0.001" calcext:value-type="float">
            <text:p>1.00E-03</text:p>
          </table:table-cell>
          <table:table-cell table:style-name="ce10" office:value-type="float" office:value="0.0001" calcext:value-type="float">
            <text:p>1.00E-04</text:p>
          </table:table-cell>
          <table:table-cell table:style-name="ce10" office:value-type="float" office:value="0.00991" calcext:value-type="float">
            <text:p>9.91E-03</text:p>
          </table:table-cell>
          <table:table-cell table:style-name="ce11" table:formula="of:=0.05*[.C74]" office:value-type="float" office:value="0.0004955" calcext:value-type="float">
            <text:p>0.0004955</text:p>
          </table:table-cell>
          <table:table-cell table:style-name="ce11" office:value-type="float" office:value="0.012" calcext:value-type="float">
            <text:p>0.012</text:p>
          </table:table-cell>
          <table:table-cell table:style-name="ce10" office:value-type="float" office:value="0.00277" calcext:value-type="float">
            <text:p>2.77E-03</text:p>
          </table:table-cell>
          <table:table-cell table:style-name="ce11" table:formula="of:=0.005*[.F74]" office:value-type="float" office:value="0.00001385" calcext:value-type="float">
            <text:p>0.00001385</text:p>
          </table:table-cell>
          <table:table-cell table:style-name="ce11" table:formula="of:=[.C74]/([.F74])" office:value-type="float" office:value="3.57761732851986" calcext:value-type="float">
            <text:p>3.57761732851986</text:p>
          </table:table-cell>
          <table:table-cell table:style-name="ce11" table:formula="of:=[.H74]*((0.000000004418)/(0.25))*100000000" office:value-type="float" office:value="6.32236534296029" calcext:value-type="float">
            <text:p>6.32236534296029</text:p>
          </table:table-cell>
          <table:table-cell table:style-name="ce11" table:formula="of:=([.F74])*[.C74]" office:value-type="float" office:value="0.0000274507" calcext:value-type="float">
            <text:p>0.0000274507</text:p>
          </table:table-cell>
          <table:table-cell table:style-name="ce11" table:formula="of:=40.92 + 52.82*[.I74] - 1.043*([.I74]^2) + 0.0258*[.I74]^3" office:value-type="float" office:value="339.696388101613" calcext:value-type="float">
            <text:p>339.696388101613</text:p>
          </table:table-cell>
          <table:table-cell table:style-name="ce11" table:formula="of:=[.K74] * 0.03" office:value-type="float" office:value="10.1908916430484" calcext:value-type="float">
            <text:p>10.1908916430484</text:p>
          </table:table-cell>
          <table:table-cell table:style-name="ce11" table:formula="of:=((9.81*(1/[.$R$33])*([.K74] - [.$R$33])*[.$R$30]^3*(1.2)^2*1044)/(0.000015*[.$R$34]))^(1/4)" office:value-type="float" office:value="109.070570026253" calcext:value-type="float">
            <text:p>109.070570026253</text:p>
          </table:table-cell>
          <table:table-cell table:style-name="ce11" table:formula="of:=2*PI()*[.$R$30]*[.$R$34]*([.K74] - [.$R$33])" office:value-type="float" office:value="1.26896390784963" calcext:value-type="float">
            <text:p>1.26896390784963</text:p>
          </table:table-cell>
          <table:table-cell table:style-name="ce11" table:formula="of:=2*PI()*0.25*[.$R$30]*[.$R$34]*([.K74] - [.$R$33])*[.M74]" office:value-type="float" office:value="34.6016541929751" calcext:value-type="float">
            <text:p>34.6016541929751</text:p>
          </table:table-cell>
          <table:table-cell table:style-name="ce11" table:formula="of:=([.J74])/(2*PI()*0.0000000567 * [.$R$29] *  [.$R$30]  *([.K74]^4 - [.$R$33]^4))" office:value-type="float" office:value="0.0013823581500157" calcext:value-type="float">
            <text:p>0.0013823581500157</text:p>
          </table:table-cell>
          <table:table-cell table:style-name="ce11" table:number-columns-repeated="16368"/>
        </table:table-row>
        <table:table-row table:style-name="ro1">
          <table:table-cell table:style-name="ce11" table:number-columns-repeated="2"/>
          <table:table-cell table:style-name="ce10" office:value-type="float" office:value="0.01118" calcext:value-type="float">
            <text:p>1.12E-02</text:p>
          </table:table-cell>
          <table:table-cell table:style-name="ce11" table:formula="of:=0.05*[.C75]" office:value-type="float" office:value="0.000559" calcext:value-type="float">
            <text:p>0.000559</text:p>
          </table:table-cell>
          <table:table-cell table:style-name="ce11" office:value-type="float" office:value="0.014" calcext:value-type="float">
            <text:p>0.014</text:p>
          </table:table-cell>
          <table:table-cell table:style-name="ce10" office:value-type="float" office:value="0.00311" calcext:value-type="float">
            <text:p>3.11E-03</text:p>
          </table:table-cell>
          <table:table-cell table:style-name="ce11" table:formula="of:=0.005*[.F75]" office:value-type="float" office:value="0.00001555" calcext:value-type="float">
            <text:p>0.00001555</text:p>
          </table:table-cell>
          <table:table-cell table:style-name="ce11" table:formula="of:=[.C75]/([.F75])" office:value-type="float" office:value="3.59485530546624" calcext:value-type="float">
            <text:p>3.59485530546624</text:p>
          </table:table-cell>
          <table:table-cell table:style-name="ce11" table:formula="of:=[.H75]*((0.000000004418)/(0.25))*100000000" office:value-type="float" office:value="6.35282829581994" calcext:value-type="float">
            <text:p>6.35282829581994</text:p>
          </table:table-cell>
          <table:table-cell table:style-name="ce11" table:formula="of:=([.F75])*[.C75]" office:value-type="float" office:value="0.0000347698" calcext:value-type="float">
            <text:p>0.0000347698</text:p>
          </table:table-cell>
          <table:table-cell table:style-name="ce11" table:formula="of:=40.92 + 52.82*[.I75] - 1.043*([.I75]^2) + 0.0258*[.I75]^3" office:value-type="float" office:value="340.997416962227" calcext:value-type="float">
            <text:p>340.997416962227</text:p>
          </table:table-cell>
          <table:table-cell table:style-name="ce11" table:formula="of:=[.K75] * 0.03" office:value-type="float" office:value="10.2299225088668" calcext:value-type="float">
            <text:p>10.2299225088668</text:p>
          </table:table-cell>
          <table:table-cell table:style-name="ce11" table:formula="of:=((9.81*(1/[.$R$33])*([.K75] - [.$R$33])*[.$R$30]^3*(1.2)^2*1044)/(0.000015*[.$R$34]))^(1/4)" office:value-type="float" office:value="109.822474995696" calcext:value-type="float">
            <text:p>109.822474995696</text:p>
          </table:table-cell>
          <table:table-cell table:style-name="ce11" table:formula="of:=2*PI()*[.$R$30]*[.$R$34]*([.K75] - [.$R$33])" office:value-type="float" office:value="1.30431907629642" calcext:value-type="float">
            <text:p>1.30431907629642</text:p>
          </table:table-cell>
          <table:table-cell table:style-name="ce11" table:formula="of:=2*PI()*0.25*[.$R$30]*[.$R$34]*([.K75] - [.$R$33])*[.M75]" office:value-type="float" office:value="35.8108872857432" calcext:value-type="float">
            <text:p>35.8108872857432</text:p>
          </table:table-cell>
          <table:table-cell table:style-name="ce11" table:formula="of:=([.J75])/(2*PI()*0.0000000567 * [.$R$29] *  [.$R$30]  *([.K75]^4 - [.$R$33]^4))" office:value-type="float" office:value="0.00169252714831948" calcext:value-type="float">
            <text:p>0.00169252714831948</text:p>
          </table:table-cell>
          <table:table-cell table:style-name="ce11" table:number-columns-repeated="16368"/>
        </table:table-row>
        <table:table-row table:style-name="ro1">
          <table:table-cell table:style-name="ce11" table:number-columns-repeated="2"/>
          <table:table-cell table:style-name="ce10" office:value-type="float" office:value="0.015" calcext:value-type="float">
            <text:p>1.50E-02</text:p>
          </table:table-cell>
          <table:table-cell table:style-name="ce11" table:formula="of:=0.05*[.C76]" office:value-type="float" office:value="0.00075" calcext:value-type="float">
            <text:p>0.00075</text:p>
          </table:table-cell>
          <table:table-cell table:style-name="ce11" office:value-type="float" office:value="0.02" calcext:value-type="float">
            <text:p>0.02</text:p>
          </table:table-cell>
          <table:table-cell table:style-name="ce10" office:value-type="float" office:value="0.00416" calcext:value-type="float">
            <text:p>4.16E-03</text:p>
          </table:table-cell>
          <table:table-cell table:style-name="ce11" table:formula="of:=0.005*[.F76]" office:value-type="float" office:value="0.0000208" calcext:value-type="float">
            <text:p>0.0000208</text:p>
          </table:table-cell>
          <table:table-cell table:style-name="ce11" table:formula="of:=[.C76]/([.F76])" office:value-type="float" office:value="3.60576923076923" calcext:value-type="float">
            <text:p>3.60576923076923</text:p>
          </table:table-cell>
          <table:table-cell table:style-name="ce11" table:formula="of:=[.H76]*((0.000000004418)/(0.25))*100000000" office:value-type="float" office:value="6.37211538461539" calcext:value-type="float">
            <text:p>6.37211538461539</text:p>
          </table:table-cell>
          <table:table-cell table:style-name="ce11" table:formula="of:=([.F76])*[.C76]" office:value-type="float" office:value="0.0000624" calcext:value-type="float">
            <text:p>0.0000624</text:p>
          </table:table-cell>
          <table:table-cell table:style-name="ce11" table:formula="of:=40.92 + 52.82*[.I76] - 1.043*([.I76]^2) + 0.0258*[.I76]^3" office:value-type="float" office:value="341.82061149908" calcext:value-type="float">
            <text:p>341.82061149908</text:p>
          </table:table-cell>
          <table:table-cell table:style-name="ce11" table:formula="of:=[.K76] * 0.03" office:value-type="float" office:value="10.2546183449724" calcext:value-type="float">
            <text:p>10.2546183449724</text:p>
          </table:table-cell>
          <table:table-cell table:style-name="ce11" table:formula="of:=((9.81*(1/[.$R$33])*([.K76] - [.$R$33])*[.$R$30]^3*(1.2)^2*1044)/(0.000015*[.$R$34]))^(1/4)" office:value-type="float" office:value="110.290362489941" calcext:value-type="float">
            <text:p>110.290362489941</text:p>
          </table:table-cell>
          <table:table-cell table:style-name="ce11" table:formula="of:=2*PI()*[.$R$30]*[.$R$34]*([.K76] - [.$R$33])" office:value-type="float" office:value="1.3266892038132" calcext:value-type="float">
            <text:p>1.3266892038132</text:p>
          </table:table-cell>
          <table:table-cell table:style-name="ce11" table:formula="of:=2*PI()*0.25*[.$R$30]*[.$R$34]*([.K76] - [.$R$33])*[.M76]" office:value-type="float" office:value="36.5802583000123" calcext:value-type="float">
            <text:p>36.5802583000123</text:p>
          </table:table-cell>
          <table:table-cell table:style-name="ce11" table:formula="of:=([.J76])/(2*PI()*0.0000000567 * [.$R$29] *  [.$R$30]  *([.K76]^4 - [.$R$33]^4))" office:value-type="float" office:value="0.00297415173395469" calcext:value-type="float">
            <text:p>0.00297415173395469</text:p>
          </table:table-cell>
          <table:table-cell table:style-name="ce11" table:number-columns-repeated="16368"/>
        </table:table-row>
        <table:table-row table:style-name="ro1">
          <table:table-cell table:style-name="ce11" table:number-columns-repeated="2"/>
          <table:table-cell table:style-name="ce10" office:value-type="float" office:value="0.07018" calcext:value-type="float">
            <text:p>7.02E-02</text:p>
          </table:table-cell>
          <table:table-cell table:style-name="ce11" table:formula="of:=0.05*[.C77]" office:value-type="float" office:value="0.003509" calcext:value-type="float">
            <text:p>0.003509</text:p>
          </table:table-cell>
          <table:table-cell table:style-name="ce11" office:value-type="float" office:value="0.103" calcext:value-type="float">
            <text:p>0.103</text:p>
          </table:table-cell>
          <table:table-cell table:style-name="ce10" office:value-type="float" office:value="0.01837" calcext:value-type="float">
            <text:p>1.84E-02</text:p>
          </table:table-cell>
          <table:table-cell table:style-name="ce11" table:formula="of:=0.005*[.F77]" office:value-type="float" office:value="0.00009185" calcext:value-type="float">
            <text:p>0.00009185</text:p>
          </table:table-cell>
          <table:table-cell table:style-name="ce11" table:formula="of:=[.C77]/([.F77])" office:value-type="float" office:value="3.82035928143713" calcext:value-type="float">
            <text:p>3.82035928143713</text:p>
          </table:table-cell>
          <table:table-cell table:style-name="ce11" table:formula="of:=[.H77]*((0.000000004418)/(0.25))*100000000" office:value-type="float" office:value="6.75133892215569" calcext:value-type="float">
            <text:p>6.75133892215569</text:p>
          </table:table-cell>
          <table:table-cell table:style-name="ce11" table:formula="of:=([.F77])*[.C77]" office:value-type="float" office:value="0.0012892066" calcext:value-type="float">
            <text:p>0.0012892066</text:p>
          </table:table-cell>
          <table:table-cell table:style-name="ce11" table:formula="of:=40.92 + 52.82*[.I77] - 1.043*([.I77]^2) + 0.0258*[.I77]^3" office:value-type="float" office:value="357.924611875907" calcext:value-type="float">
            <text:p>357.924611875907</text:p>
          </table:table-cell>
          <table:table-cell table:style-name="ce11" table:formula="of:=[.K77] * 0.03" office:value-type="float" office:value="10.7377383562772" calcext:value-type="float">
            <text:p>10.7377383562772</text:p>
          </table:table-cell>
          <table:table-cell table:style-name="ce11" table:formula="of:=((9.81*(1/[.$R$33])*([.K77] - [.$R$33])*[.$R$30]^3*(1.2)^2*1044)/(0.000015*[.$R$34]))^(1/4)" office:value-type="float" office:value="118.437464349069" calcext:value-type="float">
            <text:p>118.437464349069</text:p>
          </table:table-cell>
          <table:table-cell table:style-name="ce11" table:formula="of:=2*PI()*[.$R$30]*[.$R$34]*([.K77] - [.$R$33])" office:value-type="float" office:value="1.76431181406139" calcext:value-type="float">
            <text:p>1.76431181406139</text:p>
          </table:table-cell>
          <table:table-cell table:style-name="ce11" table:formula="of:=2*PI()*0.25*[.$R$30]*[.$R$34]*([.K77] - [.$R$33])*[.M77]" office:value-type="float" office:value="52.2401543946345" calcext:value-type="float">
            <text:p>52.2401543946345</text:p>
          </table:table-cell>
          <table:table-cell table:style-name="ce11" table:formula="of:=([.J77])/(2*PI()*0.0000000567 * [.$R$29] *  [.$R$30]  *([.K77]^4 - [.$R$33]^4))" office:value-type="float" office:value="0.0426891635993852" calcext:value-type="float">
            <text:p>0.0426891635993852</text:p>
          </table:table-cell>
          <table:table-cell table:style-name="ce11" table:number-columns-repeated="16368"/>
        </table:table-row>
        <table:table-row table:style-name="ro1">
          <table:table-cell table:style-name="ce11" table:number-columns-repeated="2"/>
          <table:table-cell table:style-name="ce10" office:value-type="float" office:value="0.09495" calcext:value-type="float">
            <text:p>9.50E-02</text:p>
          </table:table-cell>
          <table:table-cell table:style-name="ce11" table:formula="of:=0.05*[.C78]" office:value-type="float" office:value="0.0047475" calcext:value-type="float">
            <text:p>0.0047475</text:p>
          </table:table-cell>
          <table:table-cell table:style-name="ce11" office:value-type="float" office:value="0.14" calcext:value-type="float">
            <text:p>0.14</text:p>
          </table:table-cell>
          <table:table-cell table:style-name="ce10" office:value-type="float" office:value="0.02406" calcext:value-type="float">
            <text:p>2.41E-02</text:p>
          </table:table-cell>
          <table:table-cell table:style-name="ce11" table:formula="of:=0.005*[.F78]" office:value-type="float" office:value="0.0001203" calcext:value-type="float">
            <text:p>0.0001203</text:p>
          </table:table-cell>
          <table:table-cell table:style-name="ce11" table:formula="of:=[.C78]/([.F78])" office:value-type="float" office:value="3.94638403990025" calcext:value-type="float">
            <text:p>3.94638403990025</text:p>
          </table:table-cell>
          <table:table-cell table:style-name="ce11" table:formula="of:=[.H78]*((0.000000004418)/(0.25))*100000000" office:value-type="float" office:value="6.97404987531172" calcext:value-type="float">
            <text:p>6.97404987531172</text:p>
          </table:table-cell>
          <table:table-cell table:style-name="ce11" table:formula="of:=([.F78])*[.C78]" office:value-type="float" office:value="0.002284497" calcext:value-type="float">
            <text:p>0.002284497</text:p>
          </table:table-cell>
          <table:table-cell table:style-name="ce11" table:formula="of:=40.92 + 52.82*[.I78] - 1.043*([.I78]^2) + 0.0258*[.I78]^3" office:value-type="float" office:value="367.311881728338" calcext:value-type="float">
            <text:p>367.311881728338</text:p>
          </table:table-cell>
          <table:table-cell table:style-name="ce11" table:formula="of:=[.K78] * 0.03" office:value-type="float" office:value="11.0193564518501" calcext:value-type="float">
            <text:p>11.0193564518501</text:p>
          </table:table-cell>
          <table:table-cell table:style-name="ce11" table:formula="of:=((9.81*(1/[.$R$33])*([.K78] - [.$R$33])*[.$R$30]^3*(1.2)^2*1044)/(0.000015*[.$R$34]))^(1/4)" office:value-type="float" office:value="122.504297747818" calcext:value-type="float">
            <text:p>122.504297747818</text:p>
          </table:table-cell>
          <table:table-cell table:style-name="ce11" table:formula="of:=2*PI()*[.$R$30]*[.$R$34]*([.K78] - [.$R$33])" office:value-type="float" office:value="2.01940877381036" calcext:value-type="float">
            <text:p>2.01940877381036</text:p>
          </table:table-cell>
          <table:table-cell table:style-name="ce11" table:formula="of:=2*PI()*0.25*[.$R$30]*[.$R$34]*([.K78] - [.$R$33])*[.M78]" office:value-type="float" office:value="61.846563425355" calcext:value-type="float">
            <text:p>61.846563425355</text:p>
          </table:table-cell>
          <table:table-cell table:style-name="ce11" table:formula="of:=([.J78])/(2*PI()*0.0000000567 * [.$R$29] *  [.$R$30]  *([.K78]^4 - [.$R$33]^4))" office:value-type="float" office:value="0.0631414898874292" calcext:value-type="float">
            <text:p>0.0631414898874292</text:p>
          </table:table-cell>
          <table:table-cell table:style-name="ce11" table:number-columns-repeated="16368"/>
        </table:table-row>
        <table:table-row table:style-name="ro1">
          <table:table-cell table:style-name="ce11" table:number-columns-repeated="2"/>
          <table:table-cell table:style-name="ce10" office:value-type="float" office:value="0.13817" calcext:value-type="float">
            <text:p>1.38E-01</text:p>
          </table:table-cell>
          <table:table-cell table:style-name="ce11" table:formula="of:=0.05*[.C79]" office:value-type="float" office:value="0.0069085" calcext:value-type="float">
            <text:p>0.0069085</text:p>
          </table:table-cell>
          <table:table-cell table:style-name="ce11" office:value-type="float" office:value="0.2" calcext:value-type="float">
            <text:p>0.2</text:p>
          </table:table-cell>
          <table:table-cell table:style-name="ce10" office:value-type="float" office:value="0.03191" calcext:value-type="float">
            <text:p>3.19E-02</text:p>
          </table:table-cell>
          <table:table-cell table:style-name="ce11" table:formula="of:=0.005*[.F79]" office:value-type="float" office:value="0.00015955" calcext:value-type="float">
            <text:p>0.00015955</text:p>
          </table:table-cell>
          <table:table-cell table:style-name="ce11" table:formula="of:=[.C79]/([.F79])" office:value-type="float" office:value="4.32999059855845" calcext:value-type="float">
            <text:p>4.32999059855845</text:p>
          </table:table-cell>
          <table:table-cell table:style-name="ce11" table:formula="of:=[.H79]*((0.000000004418)/(0.25))*100000000" office:value-type="float" office:value="7.65195938577249" calcext:value-type="float">
            <text:p>7.65195938577249</text:p>
          </table:table-cell>
          <table:table-cell table:style-name="ce11" table:formula="of:=([.F79])*[.C79]" office:value-type="float" office:value="0.0044090047" calcext:value-type="float">
            <text:p>0.0044090047</text:p>
          </table:table-cell>
          <table:table-cell table:style-name="ce11" table:formula="of:=40.92 + 52.82*[.I79] - 1.043*([.I79]^2) + 0.0258*[.I79]^3" office:value-type="float" office:value="395.585718983534" calcext:value-type="float">
            <text:p>395.585718983534</text:p>
          </table:table-cell>
          <table:table-cell table:style-name="ce11" table:formula="of:=[.K79] * 0.03" office:value-type="float" office:value="11.867571569506" calcext:value-type="float">
            <text:p>11.867571569506</text:p>
          </table:table-cell>
          <table:table-cell table:style-name="ce11" table:formula="of:=((9.81*(1/[.$R$33])*([.K79] - [.$R$33])*[.$R$30]^3*(1.2)^2*1044)/(0.000015*[.$R$34]))^(1/4)" office:value-type="float" office:value="132.787895209452" calcext:value-type="float">
            <text:p>132.787895209452</text:p>
          </table:table-cell>
          <table:table-cell table:style-name="ce11" table:formula="of:=2*PI()*[.$R$30]*[.$R$34]*([.K79] - [.$R$33])" office:value-type="float" office:value="2.78774398070441" calcext:value-type="float">
            <text:p>2.78774398070441</text:p>
          </table:table-cell>
          <table:table-cell table:style-name="ce11" table:formula="of:=2*PI()*0.25*[.$R$30]*[.$R$34]*([.K79] - [.$R$33])*[.M79]" office:value-type="float" office:value="92.5446638951395" calcext:value-type="float">
            <text:p>92.5446638951395</text:p>
          </table:table-cell>
          <table:table-cell table:style-name="ce11" table:formula="of:=([.J79])/(2*PI()*0.0000000567 * [.$R$29] *  [.$R$30]  *([.K79]^4 - [.$R$33]^4))" office:value-type="float" office:value="0.0771154866270324" calcext:value-type="float">
            <text:p>0.0771154866270324</text:p>
          </table:table-cell>
          <table:table-cell table:style-name="ce11" table:number-columns-repeated="16368"/>
        </table:table-row>
        <table:table-row table:style-name="ro1">
          <table:table-cell table:style-name="ce11" table:number-columns-repeated="2"/>
          <table:table-cell table:style-name="ce10" office:value-type="float" office:value="0.1773" calcext:value-type="float">
            <text:p>1.77E-01</text:p>
          </table:table-cell>
          <table:table-cell table:style-name="ce11" table:formula="of:=0.05*[.C80]" office:value-type="float" office:value="0.008865" calcext:value-type="float">
            <text:p>0.008865</text:p>
          </table:table-cell>
          <table:table-cell table:style-name="ce11" office:value-type="float" office:value="0.252" calcext:value-type="float">
            <text:p>0.252</text:p>
          </table:table-cell>
          <table:table-cell table:style-name="ce10" office:value-type="float" office:value="0.03811" calcext:value-type="float">
            <text:p>3.81E-02</text:p>
          </table:table-cell>
          <table:table-cell table:style-name="ce11" table:formula="of:=0.005*[.F80]" office:value-type="float" office:value="0.00019055" calcext:value-type="float">
            <text:p>0.00019055</text:p>
          </table:table-cell>
          <table:table-cell table:style-name="ce11" table:formula="of:=[.C80]/([.F80])" office:value-type="float" office:value="4.65232222513776" calcext:value-type="float">
            <text:p>4.65232222513776</text:p>
          </table:table-cell>
          <table:table-cell table:style-name="ce11" table:formula="of:=[.H80]*((0.000000004418)/(0.25))*100000000" office:value-type="float" office:value="8.22158383626345" calcext:value-type="float">
            <text:p>8.22158383626345</text:p>
          </table:table-cell>
          <table:table-cell table:style-name="ce11" table:formula="of:=([.F80])*[.C80]" office:value-type="float" office:value="0.006756903" calcext:value-type="float">
            <text:p>0.006756903</text:p>
          </table:table-cell>
          <table:table-cell table:style-name="ce11" table:formula="of:=40.92 + 52.82*[.I80] - 1.043*([.I80]^2) + 0.0258*[.I80]^3" office:value-type="float" office:value="419.020977233474" calcext:value-type="float">
            <text:p>419.020977233474</text:p>
          </table:table-cell>
          <table:table-cell table:style-name="ce11" table:formula="of:=[.K80] * 0.03" office:value-type="float" office:value="12.5706293170042" calcext:value-type="float">
            <text:p>12.5706293170042</text:p>
          </table:table-cell>
          <table:table-cell table:style-name="ce11" table:formula="of:=((9.81*(1/[.$R$33])*([.K80] - [.$R$33])*[.$R$30]^3*(1.2)^2*1044)/(0.000015*[.$R$34]))^(1/4)" office:value-type="float" office:value="139.796877512638" calcext:value-type="float">
            <text:p>139.796877512638</text:p>
          </table:table-cell>
          <table:table-cell table:style-name="ce11" table:formula="of:=2*PI()*[.$R$30]*[.$R$34]*([.K80] - [.$R$33])" office:value-type="float" office:value="3.42459188477778" calcext:value-type="float">
            <text:p>3.42459188477778</text:p>
          </table:table-cell>
          <table:table-cell table:style-name="ce11" table:formula="of:=2*PI()*0.25*[.$R$30]*[.$R$34]*([.K80] - [.$R$33])*[.M80]" office:value-type="float" office:value="119.686813061763" calcext:value-type="float">
            <text:p>119.686813061763</text:p>
          </table:table-cell>
          <table:table-cell table:style-name="ce11" table:formula="of:=([.J80])/(2*PI()*0.0000000567 * [.$R$29] *  [.$R$30]  *([.K80]^4 - [.$R$33]^4))" office:value-type="float" office:value="0.0862435147234691" calcext:value-type="float">
            <text:p>0.0862435147234691</text:p>
          </table:table-cell>
          <table:table-cell table:style-name="ce11" table:number-columns-repeated="16368"/>
        </table:table-row>
        <table:table-row table:style-name="ro1">
          <table:table-cell table:style-name="ce11" table:number-columns-repeated="2"/>
          <table:table-cell table:style-name="ce10" office:value-type="float" office:value="0.22545" calcext:value-type="float">
            <text:p>2.25E-01</text:p>
          </table:table-cell>
          <table:table-cell table:style-name="ce11" table:formula="of:=0.05*[.C81]" office:value-type="float" office:value="0.0112725" calcext:value-type="float">
            <text:p>0.0112725</text:p>
          </table:table-cell>
          <table:table-cell table:style-name="ce11" office:value-type="float" office:value="0.314" calcext:value-type="float">
            <text:p>0.314</text:p>
          </table:table-cell>
          <table:table-cell table:style-name="ce10" office:value-type="float" office:value="0.04453" calcext:value-type="float">
            <text:p>4.45E-02</text:p>
          </table:table-cell>
          <table:table-cell table:style-name="ce11" table:formula="of:=0.005*[.F81]" office:value-type="float" office:value="0.00022265" calcext:value-type="float">
            <text:p>0.00022265</text:p>
          </table:table-cell>
          <table:table-cell table:style-name="ce11" table:formula="of:=[.C81]/([.F81])" office:value-type="float" office:value="5.06287895800584" calcext:value-type="float">
            <text:p>5.06287895800584</text:p>
          </table:table-cell>
          <table:table-cell table:style-name="ce11" table:formula="of:=[.H81]*((0.000000004418)/(0.25))*100000000" office:value-type="float" office:value="8.94711969458792" calcext:value-type="float">
            <text:p>8.94711969458792</text:p>
          </table:table-cell>
          <table:table-cell table:style-name="ce11" table:formula="of:=([.F81])*[.C81]" office:value-type="float" office:value="0.0100392885" calcext:value-type="float">
            <text:p>0.0100392885</text:p>
          </table:table-cell>
          <table:table-cell table:style-name="ce11" table:formula="of:=40.92 + 52.82*[.I81] - 1.043*([.I81]^2) + 0.0258*[.I81]^3" office:value-type="float" office:value="448.492336872559" calcext:value-type="float">
            <text:p>448.492336872559</text:p>
          </table:table-cell>
          <table:table-cell table:style-name="ce11" table:formula="of:=[.K81] * 0.03" office:value-type="float" office:value="13.4547701061768" calcext:value-type="float">
            <text:p>13.4547701061768</text:p>
          </table:table-cell>
          <table:table-cell table:style-name="ce11" table:formula="of:=((9.81*(1/[.$R$33])*([.K81] - [.$R$33])*[.$R$30]^3*(1.2)^2*1044)/(0.000015*[.$R$34]))^(1/4)" office:value-type="float" office:value="147.337741383349" calcext:value-type="float">
            <text:p>147.337741383349</text:p>
          </table:table-cell>
          <table:table-cell table:style-name="ce11" table:formula="of:=2*PI()*[.$R$30]*[.$R$34]*([.K81] - [.$R$33])" office:value-type="float" office:value="4.22546949475215" calcext:value-type="float">
            <text:p>4.22546949475215</text:p>
          </table:table-cell>
          <table:table-cell table:style-name="ce11" table:formula="of:=2*PI()*0.25*[.$R$30]*[.$R$34]*([.K81] - [.$R$33])*[.M81]" office:value-type="float" office:value="155.642782910255" calcext:value-type="float">
            <text:p>155.642782910255</text:p>
          </table:table-cell>
          <table:table-cell table:style-name="ce11" table:formula="of:=([.J81])/(2*PI()*0.0000000567 * [.$R$29] *  [.$R$30]  *([.K81]^4 - [.$R$33]^4))" office:value-type="float" office:value="0.090840535740469" calcext:value-type="float">
            <text:p>0.090840535740469</text:p>
          </table:table-cell>
          <table:table-cell table:style-name="ce11" table:number-columns-repeated="16368"/>
        </table:table-row>
        <table:table-row table:style-name="ro1">
          <table:table-cell table:style-name="ce11" table:number-columns-repeated="2"/>
          <table:table-cell table:style-name="ce10" office:value-type="float" office:value="0.27214" calcext:value-type="float">
            <text:p>2.72E-01</text:p>
          </table:table-cell>
          <table:table-cell table:style-name="ce11" table:formula="of:=0.05*[.C82]" office:value-type="float" office:value="0.013607" calcext:value-type="float">
            <text:p>0.013607</text:p>
          </table:table-cell>
          <table:table-cell table:style-name="ce11" office:value-type="float" office:value="0.372" calcext:value-type="float">
            <text:p>0.372</text:p>
          </table:table-cell>
          <table:table-cell table:style-name="ce10" office:value-type="float" office:value="0.05035" calcext:value-type="float">
            <text:p>5.04E-02</text:p>
          </table:table-cell>
          <table:table-cell table:style-name="ce11" table:formula="of:=0.005*[.F82]" office:value-type="float" office:value="0.00025175" calcext:value-type="float">
            <text:p>0.00025175</text:p>
          </table:table-cell>
          <table:table-cell table:style-name="ce11" table:formula="of:=[.C82]/([.F82])" office:value-type="float" office:value="5.40496524329692" calcext:value-type="float">
            <text:p>5.40496524329692</text:p>
          </table:table-cell>
          <table:table-cell table:style-name="ce11" table:formula="of:=[.H82]*((0.000000004418)/(0.25))*100000000" office:value-type="float" office:value="9.55165457795432" calcext:value-type="float">
            <text:p>9.55165457795432</text:p>
          </table:table-cell>
          <table:table-cell table:style-name="ce11" table:formula="of:=([.F82])*[.C82]" office:value-type="float" office:value="0.013702249" calcext:value-type="float">
            <text:p>0.013702249</text:p>
          </table:table-cell>
          <table:table-cell table:style-name="ce11" table:formula="of:=40.92 + 52.82*[.I82] - 1.043*([.I82]^2) + 0.0258*[.I82]^3" office:value-type="float" office:value="472.76428889448" calcext:value-type="float">
            <text:p>472.76428889448</text:p>
          </table:table-cell>
          <table:table-cell table:style-name="ce11" table:formula="of:=[.K82] * 0.03" office:value-type="float" office:value="14.1829286668344" calcext:value-type="float">
            <text:p>14.1829286668344</text:p>
          </table:table-cell>
          <table:table-cell table:style-name="ce11" table:formula="of:=((9.81*(1/[.$R$33])*([.K82] - [.$R$33])*[.$R$30]^3*(1.2)^2*1044)/(0.000015*[.$R$34]))^(1/4)" office:value-type="float" office:value="152.77863154477" calcext:value-type="float">
            <text:p>152.77863154477</text:p>
          </table:table-cell>
          <table:table-cell table:style-name="ce11" table:formula="of:=2*PI()*[.$R$30]*[.$R$34]*([.K82] - [.$R$33])" office:value-type="float" office:value="4.88505436503919" calcext:value-type="float">
            <text:p>4.88505436503919</text:p>
          </table:table-cell>
          <table:table-cell table:style-name="ce11" table:formula="of:=2*PI()*0.25*[.$R$30]*[.$R$34]*([.K82] - [.$R$33])*[.M82]" office:value-type="float" office:value="186.582980228123" calcext:value-type="float">
            <text:p>186.582980228123</text:p>
          </table:table-cell>
          <table:table-cell table:style-name="ce11" table:formula="of:=([.J82])/(2*PI()*0.0000000567 * [.$R$29] *  [.$R$30]  *([.K82]^4 - [.$R$33]^4))" office:value-type="float" office:value="0.0963389434707142" calcext:value-type="float">
            <text:p>0.0963389434707142</text:p>
          </table:table-cell>
          <table:table-cell table:style-name="ce11" table:number-columns-repeated="16368"/>
        </table:table-row>
        <table:table-row table:style-name="ro1">
          <table:table-cell table:style-name="ce11" table:number-columns-repeated="2"/>
          <table:table-cell table:style-name="ce10" office:value-type="float" office:value="0.30453" calcext:value-type="float">
            <text:p>3.05E-01</text:p>
          </table:table-cell>
          <table:table-cell table:style-name="ce11" table:formula="of:=0.05*[.C83]" office:value-type="float" office:value="0.0152265" calcext:value-type="float">
            <text:p>0.0152265</text:p>
          </table:table-cell>
          <table:table-cell table:style-name="ce11" office:value-type="float" office:value="0.412" calcext:value-type="float">
            <text:p>0.412</text:p>
          </table:table-cell>
          <table:table-cell table:style-name="ce10" office:value-type="float" office:value="0.05401" calcext:value-type="float">
            <text:p>5.40E-02</text:p>
          </table:table-cell>
          <table:table-cell table:style-name="ce11" table:formula="of:=0.005*[.F83]" office:value-type="float" office:value="0.00027005" calcext:value-type="float">
            <text:p>0.00027005</text:p>
          </table:table-cell>
          <table:table-cell table:style-name="ce11" table:formula="of:=[.C83]/([.F83])" office:value-type="float" office:value="5.63840029624144" calcext:value-type="float">
            <text:p>5.63840029624144</text:p>
          </table:table-cell>
          <table:table-cell table:style-name="ce11" table:formula="of:=[.H83]*((0.000000004418)/(0.25))*100000000" office:value-type="float" office:value="9.96418100351787" calcext:value-type="float">
            <text:p>9.96418100351787</text:p>
          </table:table-cell>
          <table:table-cell table:style-name="ce11" table:formula="of:=([.F83])*[.C83]" office:value-type="float" office:value="0.0164476653" calcext:value-type="float">
            <text:p>0.0164476653</text:p>
          </table:table-cell>
          <table:table-cell table:style-name="ce11" table:formula="of:=40.92 + 52.82*[.I83] - 1.043*([.I83]^2) + 0.0258*[.I83]^3" office:value-type="float" office:value="489.197639526863" calcext:value-type="float">
            <text:p>489.197639526863</text:p>
          </table:table-cell>
          <table:table-cell table:style-name="ce11" table:formula="of:=[.K83] * 0.03" office:value-type="float" office:value="14.6759291858059" calcext:value-type="float">
            <text:p>14.6759291858059</text:p>
          </table:table-cell>
          <table:table-cell table:style-name="ce11" table:formula="of:=((9.81*(1/[.$R$33])*([.K83] - [.$R$33])*[.$R$30]^3*(1.2)^2*1044)/(0.000015*[.$R$34]))^(1/4)" office:value-type="float" office:value="156.156549800716" calcext:value-type="float">
            <text:p>156.156549800716</text:p>
          </table:table-cell>
          <table:table-cell table:style-name="ce11" table:formula="of:=2*PI()*[.$R$30]*[.$R$34]*([.K83] - [.$R$33])" office:value-type="float" office:value="5.33162699485702" calcext:value-type="float">
            <text:p>5.33162699485702</text:p>
          </table:table-cell>
          <table:table-cell table:style-name="ce11" table:formula="of:=2*PI()*0.25*[.$R$30]*[.$R$34]*([.K83] - [.$R$33])*[.M83]" office:value-type="float" office:value="208.142119085308" calcext:value-type="float">
            <text:p>208.142119085308</text:p>
          </table:table-cell>
          <table:table-cell table:style-name="ce11" table:formula="of:=([.J83])/(2*PI()*0.0000000567 * [.$R$29] *  [.$R$30]  *([.K83]^4 - [.$R$33]^4))" office:value-type="float" office:value="0.0986866061697794" calcext:value-type="float">
            <text:p>0.0986866061697794</text:p>
          </table:table-cell>
          <table:table-cell table:style-name="ce11" table:number-columns-repeated="16368"/>
        </table:table-row>
        <table:table-row table:style-name="ro1">
          <table:table-cell table:style-name="ce11" table:number-columns-repeated="2"/>
          <table:table-cell table:style-name="ce10" office:value-type="float" office:value="0.3362" calcext:value-type="float">
            <text:p>3.36E-01</text:p>
          </table:table-cell>
          <table:table-cell table:style-name="ce11" table:formula="of:=0.05*[.C84]" office:value-type="float" office:value="0.01681" calcext:value-type="float">
            <text:p>0.01681</text:p>
          </table:table-cell>
          <table:table-cell table:style-name="ce11" office:value-type="float" office:value="0.452" calcext:value-type="float">
            <text:p>0.452</text:p>
          </table:table-cell>
          <table:table-cell table:style-name="ce10" office:value-type="float" office:value="0.05748" calcext:value-type="float">
            <text:p>5.75E-02</text:p>
          </table:table-cell>
          <table:table-cell table:style-name="ce11" table:formula="of:=0.005*[.F84]" office:value-type="float" office:value="0.0002874" calcext:value-type="float">
            <text:p>0.0002874</text:p>
          </table:table-cell>
          <table:table-cell table:style-name="ce11" table:formula="of:=[.C84]/([.F84])" office:value-type="float" office:value="5.84899095337509" calcext:value-type="float">
            <text:p>5.84899095337509</text:p>
          </table:table-cell>
          <table:table-cell table:style-name="ce11" table:formula="of:=[.H84]*((0.000000004418)/(0.25))*100000000" office:value-type="float" office:value="10.3363368128045" calcext:value-type="float">
            <text:p>10.3363368128045</text:p>
          </table:table-cell>
          <table:table-cell table:style-name="ce11" table:formula="of:=([.F84])*[.C84]" office:value-type="float" office:value="0.019324776" calcext:value-type="float">
            <text:p>0.019324776</text:p>
          </table:table-cell>
          <table:table-cell table:style-name="ce11" table:formula="of:=40.92 + 52.82*[.I84] - 1.043*([.I84]^2) + 0.0258*[.I84]^3" office:value-type="float" office:value="503.943123147761" calcext:value-type="float">
            <text:p>503.943123147761</text:p>
          </table:table-cell>
          <table:table-cell table:style-name="ce11" table:formula="of:=[.K84] * 0.03" office:value-type="float" office:value="15.1182936944328" calcext:value-type="float">
            <text:p>15.1182936944328</text:p>
          </table:table-cell>
          <table:table-cell table:style-name="ce11" table:formula="of:=((9.81*(1/[.$R$33])*([.K84] - [.$R$33])*[.$R$30]^3*(1.2)^2*1044)/(0.000015*[.$R$34]))^(1/4)" office:value-type="float" office:value="159.011342164213" calcext:value-type="float">
            <text:p>159.011342164213</text:p>
          </table:table-cell>
          <table:table-cell table:style-name="ce11" table:formula="of:=2*PI()*[.$R$30]*[.$R$34]*([.K84] - [.$R$33])" office:value-type="float" office:value="5.73233221595442" calcext:value-type="float">
            <text:p>5.73233221595442</text:p>
          </table:table-cell>
          <table:table-cell table:style-name="ce11" table:formula="of:=2*PI()*0.25*[.$R$30]*[.$R$34]*([.K84] - [.$R$33])*[.M84]" office:value-type="float" office:value="227.876459847518" calcext:value-type="float">
            <text:p>227.876459847518</text:p>
          </table:table-cell>
          <table:table-cell table:style-name="ce11" table:formula="of:=([.J84])/(2*PI()*0.0000000567 * [.$R$29] *  [.$R$30]  *([.K84]^4 - [.$R$33]^4))" office:value-type="float" office:value="0.101287158264013" calcext:value-type="float">
            <text:p>0.101287158264013</text:p>
          </table:table-cell>
          <table:table-cell table:style-name="ce11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4:19:34.6000847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1T10:56:02.427335588</meta:creation-date>
    <dc:date>2025-03-18T16:13:18.213807804</dc:date>
    <meta:editing-duration>PT2H19M37S</meta:editing-duration>
    <meta:editing-cycles>9</meta:editing-cycles>
    <meta:generator>LibreOffice/25.2.1.2$Linux_X86_64 LibreOffice_project/520$Build-2</meta:generator>
    <meta:document-statistic meta:table-count="1" meta:cell-count="1200" meta:object-count="0"/>
  </office:meta>
</office:document-meta>
</file>